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d143d"/>
    </style:style>
    <style:style style:name="P2" style:family="paragraph" style:parent-style-name="Standard">
      <style:paragraph-properties fo:text-align="justify" style:justify-single-word="false"/>
      <style:text-properties officeooo:paragraph-rsid="00621319"/>
    </style:style>
    <style:style style:name="P3" style:family="paragraph" style:parent-style-name="Standard">
      <style:paragraph-properties fo:text-align="justify" style:justify-single-word="false"/>
      <style:text-properties style:font-name="Liberation Serif" officeooo:paragraph-rsid="000d143d"/>
    </style:style>
    <style:style style:name="P4" style:family="paragraph" style:parent-style-name="Text_20_body">
      <style:paragraph-properties fo:text-align="justify" style:justify-single-word="false"/>
      <style:text-properties officeooo:paragraph-rsid="000d143d"/>
    </style:style>
    <style:style style:name="P5" style:family="paragraph" style:parent-style-name="Text_20_body">
      <style:text-properties style:font-name="Liberation Serif"/>
    </style:style>
    <style:style style:name="T1" style:family="text">
      <style:text-properties fo:color="#000000" loext:opacity="100%" style:font-name="Times New Roman" fo:font-size="12pt" fo:font-weight="bold" officeooo:rsid="001a1344" style:font-name-asian="Times New Roman" style:font-size-asian="12pt" style:font-weight-asian="bold" style:font-name-complex="Times New Roman" style:font-size-complex="12pt" style:font-weight-complex="bold"/>
    </style:style>
    <style:style style:name="T2" style:family="text">
      <style:text-properties fo:color="#000000" loext:opacity="100%" style:font-name="Times New Roman" fo:font-size="12pt" fo:font-weight="normal" officeooo:rsid="001a1344" style:font-name-asian="Times New Roman" style:font-size-asian="12pt" style:font-weight-asian="normal" style:font-name-complex="Times New Roman" style:font-size-complex="12pt" style:font-weight-complex="normal"/>
    </style:style>
    <style:style style:name="T3" style:family="text">
      <style:text-properties fo:color="#000000" loext:opacity="100%" style:font-name="Times New Roman" fo:font-size="12pt" fo:font-weight="normal" officeooo:rsid="00386c54" style:font-name-asian="Times New Roman" style:font-size-asian="12pt" style:font-weight-asian="normal" style:font-name-complex="Times New Roman" style:font-size-complex="12pt" style:font-weight-complex="normal"/>
    </style:style>
    <style:style style:name="T4" style:family="text">
      <style:text-properties fo:color="#000000" loext:opacity="100%" style:font-name="Times New Roman" fo:font-size="12pt" fo:font-style="normal" fo:font-weight="normal" officeooo:rsid="00386c54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" style:family="text">
      <style:text-properties fo:color="#000000" loext:opacity="100%" fo:font-size="12pt" fo:font-weight="bold" officeooo:rsid="001a1344" style:font-name-asian="Times New Roman" style:font-size-asian="12pt" style:font-weight-asian="bold" style:font-name-complex="Times New Roman" style:font-size-complex="12pt" style:font-weight-complex="bold"/>
    </style:style>
    <style:style style:name="T6" style:family="text">
      <style:text-properties fo:color="#000000" loext:opacity="100%" fo:font-size="12pt" fo:font-weight="normal" officeooo:rsid="001a1344" style:font-name-asian="Times New Roman" style:font-size-asian="12pt" style:font-weight-asian="normal" style:font-name-complex="Times New Roman" style:font-size-complex="12pt" style:font-weight-complex="normal"/>
    </style:style>
    <style:style style:name="T7" style:family="text">
      <style:text-properties fo:color="#000000" loext:opacity="100%" fo:font-size="12pt" fo:font-weight="normal" officeooo:rsid="00386c54" style:font-name-asian="Times New Roman" style:font-size-asian="12pt" style:font-weight-asian="normal" style:font-name-complex="Times New Roman" style:font-size-complex="12pt" style:font-weight-complex="normal"/>
    </style:style>
    <style:style style:name="T8" style:family="text">
      <style:text-properties fo:color="#000000" loext:opacity="100%" fo:font-size="12pt" fo:font-style="normal" fo:font-weight="normal" officeooo:rsid="00386c54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9" style:family="text">
      <style:text-properties fo:color="#000000" loext:opacity="100%" style:font-name="Liberation Serif" fo:font-size="12pt" fo:font-weight="bold" officeooo:rsid="001a1344" style:font-name-asian="Times New Roman" style:font-size-asian="12pt" style:font-weight-asian="bold" style:font-name-complex="Times New Roman" style:font-size-complex="12pt" style:font-weight-complex="bold"/>
    </style:style>
    <style:style style:name="T10" style:family="text">
      <style:text-properties fo:color="#000000" loext:opacity="100%" style:font-name="Liberation Serif" fo:font-size="12pt" fo:font-weight="normal" officeooo:rsid="001a1344" style:font-name-asian="Times New Roman" style:font-size-asian="12pt" style:font-weight-asian="normal" style:font-name-complex="Times New Roman" style:font-size-complex="12pt" style:font-weight-complex="normal"/>
    </style:style>
    <style:style style:name="T11" style:family="text">
      <style:text-properties fo:color="#000000" loext:opacity="100%" style:font-name="Liberation Serif" fo:font-size="12pt" fo:font-weight="normal" officeooo:rsid="00386c54" style:font-name-asian="Times New Roman" style:font-size-asian="12pt" style:font-weight-asian="normal" style:font-name-complex="Times New Roman" style:font-size-complex="12pt" style:font-weight-complex="normal"/>
    </style:style>
    <style:style style:name="T12" style:family="text">
      <style:text-properties fo:color="#000000" loext:opacity="100%" style:font-name="Liberation Serif" fo:font-size="12pt" fo:font-style="normal" fo:font-weight="normal" officeooo:rsid="00386c54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3" style:family="text">
      <style:text-properties officeooo:rsid="0068f912"/>
    </style:style>
    <style:style style:name="T14" style:family="text">
      <style:text-properties style:font-name="Liberation Serif"/>
    </style:style>
    <style:style style:name="T15" style:family="text">
      <style:text-properties style:font-name="Liberation Serif" officeooo:rsid="0068f9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9">References:</text:span><text:span text:style-name="T10"><text:line-break/><text:line-break/>Aaltonen, J., Seikkula, J., &amp; Lehtinen, K. (2011). The comprehensive open-dialogue approach in Western Lapland: II. Long-term stability of acute psychosis outcomes in advanced community care. </text:span><text:span text:style-name="Emphasis"><text:span text:style-name="T10">Psychosis, 3</text:span></text:span><text:span text:style-name="T10">(3), 192–204.</text:span></text:p>
      <text:p text:style-name="Text_20_body"><text:span text:style-name="T14">Abdurrahman Wahid Foundation. (2023). </text:span><text:span text:style-name="Emphasis"><text:span text:style-name="T14">Building inclusive education through religious-based institutions in Indonesia</text:span></text:span><text:span text:style-name="T14">. Jakarta.</text:span></text:p>
      <text:p text:style-name="Text_20_body"><text:span text:style-name="T14">Ader, R., Felten, D. L., &amp; Cohen, N. (1995). </text:span><text:span text:style-name="Emphasis"><text:span text:style-name="T14">Psychoneuroimmunology</text:span></text:span><text:span text:style-name="T14"> (2nd ed.). Academic Press.</text:span></text:p>
      <text:p text:style-name="Text_20_body"><text:span text:style-name="T14">AEN (Asociación Española de Neuropsiquiatría). (2018). </text:span><text:span text:style-name="Emphasis"><text:span text:style-name="T14">Propuestas para la atención a la salud mental en España</text:span></text:span><text:span text:style-name="T14">. </text:span><text:a xlink:type="simple" xlink:href="https://aen.es/" office:target-frame-name="_new" xlink:show="replace" text:style-name="Internet_20_link" text:visited-style-name="Visited_20_Internet_20_Link"><text:span text:style-name="T14">https://aen.es</text:span></text:a></text:p>
      <text:p text:style-name="Text_20_body"><text:span text:style-name="T14">Agencia Española de Seguridad Alimentaria y Nutrición. (2022). </text:span><text:span text:style-name="Emphasis"><text:span text:style-name="T14">Informe de consumo alimentario en España 2022</text:span></text:span><text:span text:style-name="T14">.</text:span></text:p>
      <text:p text:style-name="Text_20_body"><text:span text:style-name="T14">Aked, J., Marks, N., Cordon, C., &amp; Thompson, S. (2008). </text:span><text:span text:style-name="Emphasis"><text:span text:style-name="T14">Five ways to wellbeing: The evidence</text:span></text:span><text:span text:style-name="T14">. New Economics Foundation.</text:span></text:p>
      <text:p text:style-name="Text_20_body"><text:span text:style-name="T14">Amnesty International. (2021). </text:span><text:span text:style-name="Emphasis"><text:span text:style-name="T14">Mental health and human rights: A global review</text:span></text:span><text:span text:style-name="T14">.</text:span></text:p>
      <text:p text:style-name="Text_20_body"><text:span text:style-name="T14">Amnesty International. (2022). </text:span><text:span text:style-name="Emphasis"><text:span text:style-name="T14">Criminalizing dissent: A growing global threat</text:span></text:span><text:span text:style-name="T14">. </text:span><text:a xlink:type="simple" xlink:href="https://www.amnesty.org/" office:target-frame-name="_new" xlink:show="replace" text:style-name="Internet_20_link" text:visited-style-name="Visited_20_Internet_20_Link"><text:span text:style-name="T14">https://www.amnesty.org</text:span></text:a></text:p>
      <text:p text:style-name="Text_20_body"><text:span text:style-name="T14">Amnesty International. (2023). </text:span><text:span text:style-name="Emphasis"><text:span text:style-name="T14">Reprisals against human rights defenders in Europe: Annual review</text:span></text:span><text:span text:style-name="T14">.</text:span></text:p>
      <text:p text:style-name="Text_20_body"><text:span text:style-name="T14">Anderson, B. (2000). </text:span><text:span text:style-name="Emphasis"><text:span text:style-name="T14">Doing the dirty work? The global politics of domestic labour</text:span></text:span><text:span text:style-name="T14">. Zed Books.</text:span></text:p>
      <text:p text:style-name="Text_20_body"><text:span text:style-name="T14">Aranda, K. (2015). </text:span><text:span text:style-name="Emphasis"><text:span text:style-name="T14">Emotions, ethics and feminist theory</text:span></text:span><text:span text:style-name="T14">. Palgrave Macmillan.</text:span></text:p>
      <text:p text:style-name="Text_20_body"><text:span text:style-name="T14">Arango, C., Díaz-Caneja, C. M., McGorry, P. D., Rapoport, J., Sommer, I. E., Vorstman, J. A., ... &amp; Carpenter, W. (2021). Preventive strategies for mental health. </text:span><text:span text:style-name="Emphasis"><text:span text:style-name="T14">The Lancet Psychiatry, 8</text:span></text:span><text:span text:style-name="T14">(7), 591–604.</text:span></text:p>
      <text:p text:style-name="Text_20_body"><text:span text:style-name="T14">Arjona, A., Perales, A., &amp; Moreno, D. (2021). Crítica a la coerción psiquiátrica desde la perspectiva de los derechos humanos. </text:span><text:span text:style-name="Emphasis"><text:span text:style-name="T14">Revista de Bioética y Derecho, 53</text:span></text:span><text:span text:style-name="T14">, 45–60.</text:span></text:p>
      <text:p text:style-name="Text_20_body"><text:span text:style-name="T14">Arstein-Kerslake, A., &amp; Flynn, E. (2016). The right to legal agency: Domination, disability and the protections of Article 12 of the Convention on the Rights of Persons with Disabilities. </text:span><text:span text:style-name="Emphasis"><text:span text:style-name="T14">International Journal of Law in Context, 12</text:span></text:span><text:span text:style-name="T14">(1), 22–38.</text:span></text:p>
      <text:p text:style-name="Text_20_body"><text:span text:style-name="T14">Baer, H. A. (1997). </text:span><text:span text:style-name="Emphasis"><text:span text:style-name="T14">Biomedicine and alternative healing systems in America: Issues of class, race, ethnicity, and gender</text:span></text:span><text:span text:style-name="T14">. University of Wisconsin Press.</text:span></text:p>
      <text:p text:style-name="Text_20_body"><text:span text:style-name="T14">Baer, H. A., Singer, M., &amp; Susser, I. (2013). </text:span><text:span text:style-name="Emphasis"><text:span text:style-name="T14">Medical anthropology and the world system: Critical perspectives</text:span></text:span><text:span text:style-name="T14">. Praeger.</text:span></text:p>
      <text:p text:style-name="Text_20_body"><text:span text:style-name="T14">Bak, J., Zoffmann, V., Sestoft, D., Almvik, R., &amp; Brandt-Christensen, M. (2021). Mechanical restraint—Which interventions prevent episodes of mechanical restraint? A systematic review. </text:span><text:span text:style-name="Emphasis"><text:span text:style-name="T14">Perspectives in Psychiatric Care, 57</text:span></text:span><text:span text:style-name="T14">(1), 211–220.</text:span></text:p>
      <text:p text:style-name="Text_20_body"><text:span text:style-name="T14">Bakhtin, M. M. (1981). </text:span><text:span text:style-name="Emphasis"><text:span text:style-name="T14">The dialogic imagination: Four essays</text:span></text:span><text:span text:style-name="T14">. University of Texas Press.</text:span></text:p>
      <text:p text:style-name="Text_20_body"><text:span text:style-name="T14">Ban, T. A. (2007). Fifty years chlorpromazine: A historical perspective. </text:span><text:span text:style-name="Emphasis"><text:span text:style-name="T14">Neuropsychiatric Disease and Treatment, 3</text:span></text:span><text:span text:style-name="T14">(4), 495–500.</text:span></text:p>
      <text:p text:style-name="Text_20_body"><text:soft-page-break/><text:span text:style-name="T14">Barbui, C., Papola, D., &amp; Saraceno, B. (2020). Forty years without restraint in Italy. </text:span><text:span text:style-name="Emphasis"><text:span text:style-name="T14">British Journal of Psychiatry, 216</text:span></text:span><text:span text:style-name="T14">(1), 47–48.</text:span></text:p>
      <text:p text:style-name="Text_20_body"><text:span text:style-name="T14">Baril, A., &amp; Trevenen, K. (2014). Exploring ableism and cisnormativity in the conceptualization of identity and sexual health. </text:span><text:span text:style-name="Emphasis"><text:span text:style-name="T14">Canadian Journal of Human Sexuality, 23</text:span></text:span><text:span text:style-name="T14">(1), 44–56.</text:span></text:p>
      <text:p text:style-name="Text_20_body"><text:span text:style-name="T14">Barstow, A. L. (1994). </text:span><text:span text:style-name="Emphasis"><text:span text:style-name="T14">Witchcraze: A new history of the European witch hunts</text:span></text:span><text:span text:style-name="T14">. HarperCollins.</text:span></text:p>
      <text:p text:style-name="Text_20_body"><text:span text:style-name="T14">Bartling, S., &amp; Friesike, S. (2014). </text:span><text:span text:style-name="Emphasis"><text:span text:style-name="T14">Opening science: The evolving guide on how the internet is changing research, collaboration and scholarly publishing</text:span></text:span><text:span text:style-name="T14">. Springer Open.</text:span></text:p>
      <text:p text:style-name="Text_20_body"><text:span text:style-name="T14">Basaglia, F. (1968/2013). </text:span><text:span text:style-name="Emphasis"><text:span text:style-name="T14">L’istituzione negata</text:span></text:span><text:span text:style-name="T14">. Torino: Einaudi.</text:span></text:p>
      <text:p text:style-name="Text_20_body"><text:span text:style-name="T14">Basaglia, F. (1980). </text:span><text:span text:style-name="Emphasis"><text:span text:style-name="T14">Conferenze brasiliane</text:span></text:span><text:span text:style-name="T14">. Torino: Einaudi.</text:span></text:p>
      <text:p text:style-name="Text_20_body"><text:span text:style-name="T14">Basaglia Ongaro, F. (1979). </text:span><text:span text:style-name="Emphasis"><text:span text:style-name="T14">Le donne e la pazzia</text:span></text:span><text:span text:style-name="T14">. Torino: Einaudi.</text:span></text:p>
      <text:p text:style-name="P4"><text:span text:style-name="T10">Basaglia, F. (1987). </text:span><text:span text:style-name="Emphasis"><text:span text:style-name="T10">La maggioranza deviante</text:span></text:span><text:span text:style-name="T10">. Einaudi.</text:span></text:p>
      <text:p text:style-name="Text_20_body"><text:span text:style-name="T14">Basaglia, F. (1987). </text:span><text:span text:style-name="Emphasis"><text:span text:style-name="T14">Psychiatry inside out: Selected writings of Franco Basaglia</text:span></text:span><text:span text:style-name="T14">. Columbia University Press.</text:span></text:p>
      <text:p text:style-name="Text_20_body"><text:span text:style-name="T14">Baum, F., &amp; Fisher, M. (2014). Why behavioural health promotion endures despite its failure to reduce health inequities. </text:span><text:span text:style-name="Emphasis"><text:span text:style-name="T14">Sociology of Health &amp; Illness, 36</text:span></text:span><text:span text:style-name="T14">(2), 213–225.</text:span></text:p>
      <text:p text:style-name="Text_20_body"><text:span text:style-name="T14">Bauman, Z. (2000). </text:span><text:span text:style-name="Emphasis"><text:span text:style-name="T14">Liquid modernity</text:span></text:span><text:span text:style-name="T14">. Polity Press.</text:span></text:p>
      <text:p text:style-name="Text_20_body"><text:span text:style-name="T14">Beauchamp, T. L., &amp; Childress, J. F. (2019). </text:span><text:span text:style-name="Emphasis"><text:span text:style-name="T14">Principles of biomedical ethics</text:span></text:span><text:span text:style-name="T14"> (8th ed.). Oxford University Press.</text:span></text:p>
      <text:p text:style-name="Text_20_body"><text:span text:style-name="T14">Beaulieu, A. (2010). Researching with and in new media. In N. K. Denzin &amp; Y. S. Lincoln (Eds.), </text:span><text:span text:style-name="Emphasis"><text:span text:style-name="T14">The SAGE handbook of qualitative research</text:span></text:span><text:span text:style-name="T14"> (4th ed., pp. 873–890). Sage.</text:span></text:p>
      <text:p text:style-name="Text_20_body"><text:span text:style-name="T14">Behar, R. (1996). </text:span><text:span text:style-name="Emphasis"><text:span text:style-name="T14">The vulnerable observer: Anthropology that breaks your heart</text:span></text:span><text:span text:style-name="T14">. Beacon Press.</text:span></text:p>
      <text:p text:style-name="Text_20_body"><text:span text:style-name="T14">Bentall, R. P. (2003). </text:span><text:span text:style-name="Emphasis"><text:span text:style-name="T14">Madness explained: Psychosis and human nature</text:span></text:span><text:span text:style-name="T14">. Penguin Books.</text:span></text:p>
      <text:p text:style-name="Text_20_body"><text:span text:style-name="T14">Berenstain, N. (2016). Epistemic exploitation. </text:span><text:span text:style-name="Emphasis"><text:span text:style-name="T14">Ergo, 3</text:span></text:span><text:span text:style-name="T14">(22), 569–590.</text:span></text:p>
      <text:p text:style-name="Text_20_body"><text:span text:style-name="T14">Beresford, P. (2016). </text:span><text:span text:style-name="Emphasis"><text:span text:style-name="T14">All our welfare: Towards participatory social policy</text:span></text:span><text:span text:style-name="T14">. Policy Press.</text:span></text:p>
      <text:p text:style-name="Text_20_body"><text:span text:style-name="T14">Beresford, P. (2019). </text:span><text:span text:style-name="Emphasis"><text:span text:style-name="T14">Public participation in health and social care: Exploring the co-production of knowledge</text:span></text:span><text:span text:style-name="T14">. Palgrave Macmillan.</text:span></text:p>
      <text:p text:style-name="Text_20_body"><text:span text:style-name="T14">Berger, R. (2015). Now I see it, now I don’t: Researcher’s position and reflexivity in qualitative research. </text:span><text:span text:style-name="Emphasis"><text:span text:style-name="T14">Qualitative Research, 15</text:span></text:span><text:span text:style-name="T14">(2), 219–234. </text:span><text:a xlink:type="simple" xlink:href="https://doi.org/10.1177/1468794112468475" office:target-frame-name="_new" xlink:show="replace" text:style-name="Internet_20_link" text:visited-style-name="Visited_20_Internet_20_Link"><text:span text:style-name="T14">https://doi.org/10.1177/1468794112468475</text:span></text:a></text:p>
      <text:p text:style-name="Text_20_body"><text:span text:style-name="T14">Bergström, T., Seikkula, J., &amp; Holma, J. (2022). Building therapeutic relationships through dialogical practices: Lessons from Open Dialogue. </text:span><text:span text:style-name="Emphasis"><text:span text:style-name="T14">Psychotherapy Research, 32</text:span></text:span><text:span text:style-name="T14">(4), 457–468. </text:span><text:a xlink:type="simple" xlink:href="https://doi.org/10.1080/10503307.2021.1953442" office:target-frame-name="_new" xlink:show="replace" text:style-name="Internet_20_link" text:visited-style-name="Visited_20_Internet_20_Link"><text:span text:style-name="T14">https://doi.org/10.1080/10503307.2021.1953442</text:span></text:a></text:p>
      <text:p text:style-name="Text_20_body"><text:span text:style-name="T14">Bergström, T., Seikkula, J., Alakare, B., Mäki, P., Köngäs-Saviaro, P., Taskila, J. J., &amp; Aaltonen, J. (2018). The family-oriented Open Dialogue approach in the treatment of first-episode psychosis: Nineteen-year outcomes. </text:span><text:span text:style-name="Emphasis"><text:span text:style-name="T14">Psychiatry Research, 270</text:span></text:span><text:span text:style-name="T14">, 168–175.</text:span></text:p>
      <text:p text:style-name="Text_20_body"><text:span text:style-name="T14">Bergström, T., Seikkula, J., et al. (2018). The family-oriented Open Dialogue approach in the treatment of first-episode psychosis. </text:span><text:span text:style-name="Emphasis"><text:span text:style-name="T14">Psychosis, 10</text:span></text:span><text:span text:style-name="T14">(4), 334–345.</text:span></text:p>
      <text:p text:style-name="Text_20_body"><text:soft-page-break/><text:span text:style-name="T14">Berlin, A. (2005). The Sabbath in ancient Israel. In J. H. Charlesworth (Ed.), </text:span><text:span text:style-name="Emphasis"><text:span text:style-name="T14">Religious traditions of the world</text:span></text:span><text:span text:style-name="T14">. Fortress Press.</text:span></text:p>
      <text:p text:style-name="Text_20_body"><text:span text:style-name="T14">Berlin, A. (2005). </text:span><text:span text:style-name="Emphasis"><text:span text:style-name="T14">The Jewish study Bible</text:span></text:span><text:span text:style-name="T14">. Oxford University Press.</text:span></text:p>
      <text:p text:style-name="Text_20_body"><text:span text:style-name="T14">Berry, H. L., Bowen, K., &amp; Kjellstrom, T. (2010). Climate change and mental health: A causal pathways framework. </text:span><text:span text:style-name="Emphasis"><text:span text:style-name="T14">International Journal of Public Health, 55</text:span></text:span><text:span text:style-name="T14">(2), 123–132.</text:span></text:p>
      <text:p text:style-name="Text_20_body"><text:span text:style-name="T14">Bhattacharya, K. (2016). The vulnerable academic: Personal narratives and the emotional labour of doing qualitative research. </text:span><text:span text:style-name="Emphasis"><text:span text:style-name="T14">The Qualitative Report, 21</text:span></text:span><text:span text:style-name="T14">(3), 685–704.</text:span></text:p>
      <text:p text:style-name="Text_20_body"><text:span text:style-name="T14">Biehl, J. (2005). </text:span><text:span text:style-name="Emphasis"><text:span text:style-name="T14">Vita: Life in a zone of social abandonment</text:span></text:span><text:span text:style-name="T14">. University of California Press.</text:span></text:p>
      <text:p text:style-name="Text_20_body"><text:span text:style-name="T14">Biehl, J., &amp; Petryna, A. (2013). </text:span><text:span text:style-name="Emphasis"><text:span text:style-name="T14">When people come first: Critical studies in global health</text:span></text:span><text:span text:style-name="T14">. Princeton University Press.</text:span></text:p>
      <text:p text:style-name="Text_20_body"><text:span text:style-name="T14">Birkeland, T., et al. (2024). Abolition of coercion in mental health services: A European survey of feasibility. </text:span><text:span text:style-name="Emphasis"><text:span text:style-name="T14">European Psychiatry</text:span></text:span><text:span text:style-name="T14">. https://doi.org/10.1016/j.eurpsy.2024.01.012</text:span></text:p>
      <text:p text:style-name="Text_20_body"><text:span text:style-name="T14">Bloch, S., &amp; Reddaway, P. (1984). </text:span><text:span text:style-name="Emphasis"><text:span text:style-name="T14">Russia's political hospitals: The abuse of psychiatry in the Soviet Union</text:span></text:span><text:span text:style-name="T14">.</text:span></text:p>
      <text:p text:style-name="Text_20_body"><text:span text:style-name="T14">Bloom, S. L., &amp; Farragher, B. (2013). </text:span><text:span text:style-name="Emphasis"><text:span text:style-name="T14">Restoring sanctuary: A new operating system for trauma-informed systems of care</text:span></text:span><text:span text:style-name="T14">. Oxford University Press.</text:span></text:p>
      <text:p text:style-name="Text_20_body"><text:span text:style-name="T14">Blue Zones. (2023). </text:span><text:span text:style-name="Emphasis"><text:span text:style-name="T14">Blue Zones Design Guide: Transforming cities for longevity and well-being</text:span></text:span><text:span text:style-name="T14">. Blue Zones Project.</text:span></text:p>
      <text:p text:style-name="Text_20_body"><text:span text:style-name="T14">BOE. (2002). Ley General de Sanidad. </text:span><text:span text:style-name="Emphasis"><text:span text:style-name="T14">Boletín Oficial del Estado, 67</text:span></text:span><text:span text:style-name="T14">, 26096–26109.</text:span></text:p>
      <text:p text:style-name="Text_20_body"><text:span text:style-name="T14">BOE. (2003). Ley 41/2002, de 14 de noviembre, básica reguladora de la autonomía del paciente y derechos y obligaciones en materia de información y documentación clínica. </text:span><text:span text:style-name="Emphasis"><text:span text:style-name="T14">Boletín Oficial del Estado, 274</text:span></text:span><text:span text:style-name="T14">, 40126–40132.</text:span></text:p>
      <text:p text:style-name="Text_20_body"><text:span text:style-name="T14">Bola, J. R., Kao, D., &amp; Soydan, H. (2011). Antipsychotic medication for early episode schizophrenia. </text:span><text:span text:style-name="Emphasis"><text:span text:style-name="T14">Cochrane Database of Systematic Reviews, 2011</text:span></text:span><text:span text:style-name="T14">(6), CD006374.</text:span></text:p>
      <text:p text:style-name="Text_20_body"><text:span text:style-name="T14">Bond, T. (2020). </text:span><text:span text:style-name="Emphasis"><text:span text:style-name="T14">Safeguarding and protecting adults: Legal context and implications for professional practice</text:span></text:span><text:span text:style-name="T14">. Routledge.</text:span></text:p>
      <text:p text:style-name="P4"><text:span text:style-name="T10">Bonney, R., Shirk, J. L., Phillips, T. B., Wiggins, A., Ballard, H. L., Miller-Rushing, A. J., &amp; Parrish, J. K. (2014). Next steps for citizen science. </text:span><text:span text:style-name="Emphasis"><text:span text:style-name="T10">Science, 343</text:span></text:span><text:span text:style-name="T10">(6178), 1436–1437.</text:span></text:p>
      <text:p text:style-name="Text_20_body"><text:span text:style-name="T14">Bordin, E. S. (1979). The generalizability of the psychoanalytic concept of the working alliance. </text:span><text:span text:style-name="Emphasis"><text:span text:style-name="T14">Psychotherapy: Theory, Research &amp; Practice, 16</text:span></text:span><text:span text:style-name="T14">(3), 252–260.</text:span></text:p>
      <text:p text:style-name="Text_20_body"><text:span text:style-name="T14">Bowers, L., Nijman, H., Simpson, A., Jones, J., &amp; Warren, J. (2014). Staff and service user injuries before and after changes to the ward safety environment. </text:span><text:span text:style-name="Emphasis"><text:span text:style-name="T14">Journal of Psychiatric and Mental Health Nursing, 21</text:span></text:span><text:span text:style-name="T14">(3), 199–211.</text:span></text:p>
      <text:p text:style-name="Text_20_body"><text:span text:style-name="T14">Boyd, D., &amp; Lassiter, L. E. (2021). </text:span><text:span text:style-name="Emphasis"><text:span text:style-name="T14">Collaborative ethnography: The dialogic turn in anthropological practice</text:span></text:span><text:span text:style-name="T14"> (2nd ed.). Routledge.</text:span></text:p>
      <text:p text:style-name="Text_20_body"><text:span text:style-name="T14">Boyle, M. (2022). </text:span><text:span text:style-name="Emphasis"><text:span text:style-name="T14">Contextualising madness: A critical approach to understanding mental distress</text:span></text:span><text:span text:style-name="T14"> (2nd ed.). PCCS Books.</text:span></text:p>
      <text:p text:style-name="Text_20_body"><text:soft-page-break/><text:span text:style-name="T14">Boyle, M., Johnstone, L., &amp; the Abandoning Schizophrenia Team. (2013). </text:span><text:span text:style-name="Emphasis"><text:span text:style-name="T14">The personal consequences of a diagnosis of schizophrenia: A report from the Inquiry into the ‘Schizophrenia’ Label</text:span></text:span><text:span text:style-name="T14">. PCCS Books.</text:span></text:p>
      <text:p text:style-name="Text_20_body"><text:span text:style-name="T14">Bracken, P., Thomas, P., Timimi, S., Asen, E., Behr, G., Beuster, C., ... &amp; Yeomans, D. (2012). Psychiatry beyond the current paradigm. </text:span><text:span text:style-name="Emphasis"><text:span text:style-name="T14">The British Journal of Psychiatry, 201</text:span></text:span><text:span text:style-name="T14">(6), 430–434. </text:span><text:a xlink:type="simple" xlink:href="https://doi.org/10.1192/bjp.bp.112.109447" office:target-frame-name="_new" xlink:show="replace" text:style-name="Internet_20_link" text:visited-style-name="Visited_20_Internet_20_Link"><text:span text:style-name="T14">https://doi.org/10.1192/bjp.bp.112.109447</text:span></text:a></text:p>
      <text:p text:style-name="Text_20_body"><text:span text:style-name="T14">Breggin, P. R. (1991). </text:span><text:span text:style-name="Emphasis"><text:span text:style-name="T14">Toxic psychiatry</text:span></text:span><text:span text:style-name="T14">. St. Martin's Press.</text:span></text:p>
      <text:p text:style-name="Text_20_body"><text:span text:style-name="T14">Brueggemann, W. (2014). </text:span><text:span text:style-name="Emphasis"><text:span text:style-name="T14">Sabbath as resistance: Saying no to the culture of now</text:span></text:span><text:span text:style-name="T14">. Westminster John Knox Press.</text:span></text:p>
      <text:p text:style-name="Text_20_body"><text:span text:style-name="T14">Burstow, B. (2003). Toward a radical understanding of trauma and trauma work. </text:span><text:span text:style-name="Emphasis"><text:span text:style-name="T14">Violence Against Women, 9</text:span></text:span><text:span text:style-name="T14">(11), 1293–1317.</text:span></text:p>
      <text:p text:style-name="Text_20_body"><text:span text:style-name="T14">Burstow, B. (2015). </text:span><text:span text:style-name="Emphasis"><text:span text:style-name="T14">Psychiatry and the business of madness: An ethical and epistemological accounting</text:span></text:span><text:span text:style-name="T14">. Palgrave Macmillan.</text:span></text:p>
      <text:p text:style-name="P5">Busfield, J. (2011). Mental illness, psychiatry and the social: A sociological critique. Palgrave Macmillan.</text:p>
      <text:p text:style-name="Text_20_body"><text:span text:style-name="T14">Busfield, J. (2011). Mental illness, psychiatry and the politics of neoliberalism. </text:span><text:span text:style-name="Emphasis"><text:span text:style-name="T14">Soundings, 48</text:span></text:span><text:span text:style-name="T14">(1), 129–142.</text:span></text:p>
      <text:p text:style-name="Text_20_body"><text:span text:style-name="T14">Busfield, J. (2021). </text:span><text:span text:style-name="Emphasis"><text:span text:style-name="T14">Mental illness, psychiatry and the social: A sociological perspective</text:span></text:span><text:span text:style-name="T14">. Palgrave Macmillan.</text:span></text:p>
      <text:p text:style-name="Text_20_body"><text:span text:style-name="T14">Buus, N., Bikic, A., Jacobsen, E., Müller-Nielsen, K., Aagaard, J., &amp; Rossen, C. B. (2017). Adapting and implementing Open Dialogue in the Scandinavian countries: A scoping review. </text:span><text:span text:style-name="Emphasis"><text:span text:style-name="T14">International Journal of Mental Health Systems, 11</text:span></text:span><text:span text:style-name="T14">(1), 33. </text:span><text:a xlink:type="simple" xlink:href="https://doi.org/10.1186/s13033-017-0110-3" office:target-frame-name="_new" xlink:show="replace" text:style-name="Internet_20_link" text:visited-style-name="Visited_20_Internet_20_Link"><text:span text:style-name="T14">https://doi.org/10.1186/s13033-017-0110-3</text:span></text:a></text:p>
      <text:p text:style-name="Text_20_body"><text:span text:style-name="T14">Buus, N., Jørgensen, K., Odgaard, A., &amp; Sørensen, P. (2021). A systematic review and meta-analysis of the Open Dialogue approach: Outcomes, context, and implementation challenges. </text:span><text:span text:style-name="Emphasis"><text:span text:style-name="T14">Psychiatric Services, 72</text:span></text:span><text:span text:style-name="T14">(6), 591–602.</text:span></text:p>
      <text:p text:style-name="Text_20_body"><text:span text:style-name="T14">Campbell, C., &amp; Burgess, R. (2012). The role of communities in advancing the goals of the Movement for Global Mental Health. </text:span><text:span text:style-name="Emphasis"><text:span text:style-name="T14">Transcultural Psychiatry, 49</text:span></text:span><text:span text:style-name="T14">(3–4), 379–395. </text:span><text:a xlink:type="simple" xlink:href="https://doi.org/10.1177/1363461512454643" office:target-frame-name="_new" xlink:show="replace" text:style-name="Internet_20_link" text:visited-style-name="Visited_20_Internet_20_Link"><text:span text:style-name="T14">https://doi.org/10.1177/1363461512454643</text:span></text:a></text:p>
      <text:p text:style-name="Text_20_body"><text:span text:style-name="T14">Campbell, C., &amp; Cornish, F. (2010). Towards a ‘fourth generation’ of approaches to HIV/AIDS management: Creating contexts for effective community mobilisation. </text:span><text:span text:style-name="Emphasis"><text:span text:style-name="T14">AIDS Care, 22</text:span></text:span><text:span text:style-name="T14">(S2), 1569–1579.</text:span></text:p>
      <text:p text:style-name="Text_20_body"><text:span text:style-name="T14">Carsten, J. (2004). </text:span><text:span text:style-name="Emphasis"><text:span text:style-name="T14">After kinship</text:span></text:span><text:span text:style-name="T14">. Cambridge University Press.</text:span></text:p>
      <text:p text:style-name="Text_20_body"><text:span text:style-name="T14">Case, A., &amp; Deaton, A. (2020). </text:span><text:span text:style-name="Emphasis"><text:span text:style-name="T14">Deaths of despair and the future of capitalism</text:span></text:span><text:span text:style-name="T14">. Princeton University Press.</text:span></text:p>
      <text:p text:style-name="Text_20_body"><text:span text:style-name="T14">CatSalut. (2022). </text:span><text:span text:style-name="Emphasis"><text:span text:style-name="T14">Informe del Programa de millora de la prescripció en salut mental</text:span></text:span><text:span text:style-name="T14">. Generalitat de Catalunya.</text:span></text:p>
      <text:p text:style-name="Text_20_body"><text:soft-page-break/><text:span text:style-name="T14">Cañibano, C., Otamendi, F. J., &amp; Andújar, I. (2019). From publish-or-perish to societal impact: Organizational changes in evaluation criteria in Spanish universities. </text:span><text:span text:style-name="Emphasis"><text:span text:style-name="T14">Science and Public Policy, 46</text:span></text:span><text:span text:style-name="T14">(1), 111–123.</text:span></text:p>
      <text:p text:style-name="Text_20_body"><text:span text:style-name="T14">Celsus. (1935). </text:span><text:span text:style-name="Emphasis"><text:span text:style-name="T14">De Medicina</text:span></text:span><text:span text:style-name="T14"> (W. G. Spencer, Trans.). Harvard University Press. (Original work ca. 30 CE)</text:span></text:p>
      <text:p text:style-name="P4"><text:span text:style-name="T10">Chamberlain, K. (2000). Methodolatry and qualitative health research. </text:span><text:span text:style-name="Emphasis"><text:span text:style-name="T10">Journal of Health Psychology, 5</text:span></text:span><text:span text:style-name="T10">(3), 285–296.</text:span></text:p>
      <text:p text:style-name="Text_20_body"><text:span text:style-name="T14">Chomsky, N. (2017). </text:span><text:span text:style-name="Emphasis"><text:span text:style-name="T14">Requiem for the American dream</text:span></text:span><text:span text:style-name="T14">. Seven Stories Press.</text:span></text:p>
      <text:p text:style-name="Text_20_body"><text:span text:style-name="T14">Cianconi, P., Betrò, S., &amp; Janiri, L. (2020). The impact of climate change on mental health: A systematic descriptive review. </text:span><text:span text:style-name="Emphasis"><text:span text:style-name="T14">Frontiers in Psychiatry, 11</text:span></text:span><text:span text:style-name="T14">, 74.</text:span></text:p>
      <text:p text:style-name="Text_20_body"><text:span text:style-name="T14">Clegg, J. W. (2016). How and why critical realism should be used to explain human behavior. </text:span><text:span text:style-name="Emphasis"><text:span text:style-name="T14">Journal for the Theory of Social Behaviour, 46</text:span></text:span><text:span text:style-name="T14">(2), 120–143.</text:span></text:p>
      <text:p text:style-name="Text_20_body"><text:span text:style-name="T14">Clements, R. E. (1996). </text:span><text:span text:style-name="Emphasis"><text:span text:style-name="T14">God and temple</text:span></text:span><text:span text:style-name="T14">. Fortress Press.</text:span></text:p>
      <text:p text:style-name="Text_20_body"><text:span text:style-name="T14">Cohen, D. (1985). </text:span><text:span text:style-name="Emphasis"><text:span text:style-name="T14">Coercion as cure: A critical history of psychiatry</text:span></text:span><text:span text:style-name="T14">. Rutgers University Press.</text:span></text:p>
      <text:p text:style-name="Text_20_body"><text:span text:style-name="T14">Collins, P. H. (2000). </text:span><text:span text:style-name="Emphasis"><text:span text:style-name="T14">Black feminist thought: Knowledge, consciousness, and the politics of empowerment</text:span></text:span><text:span text:style-name="T14">. Routledge.</text:span></text:p>
      <text:p text:style-name="Text_20_body"><text:span text:style-name="T14">Comité sobre los Derechos de las Personas con Discapacidad (CRPD). (2019). </text:span><text:span text:style-name="Emphasis"><text:span text:style-name="T14">Observaciones finales sobre el segundo y tercer informe periódico combinado de España</text:span></text:span><text:span text:style-name="T14">. Naciones Unidas.</text:span></text:p>
      <text:p text:style-name="Text_20_body"><text:span text:style-name="T14">Conrad, P. (2007). </text:span><text:span text:style-name="Emphasis"><text:span text:style-name="T14">The medicalization of society</text:span></text:span><text:span text:style-name="T14">. Johns Hopkins University Press.</text:span></text:p>
      <text:p text:style-name="Text_20_body"><text:span text:style-name="T14">Cornwall, A., &amp; Jewkes, R. (1995). What is participatory research? </text:span><text:span text:style-name="Emphasis"><text:span text:style-name="T14">Social Science &amp; Medicine, 41</text:span></text:span><text:span text:style-name="T14">(12), 1667–1676.</text:span></text:p>
      <text:p text:style-name="Text_20_body"><text:span text:style-name="T14">Cosgrove, L., Shaughnessy, A. F., &amp; Gøtzsche, P. C. (2020). Biomedical epistemology and the evidence-based medicine movement: How ideology restricts methodological advancements. </text:span><text:span text:style-name="Emphasis"><text:span text:style-name="T14">Journal of Evaluation in Clinical Practice, 26</text:span></text:span><text:span text:style-name="T14">(1), 209–214.</text:span></text:p>
      <text:p text:style-name="Text_20_body"><text:span text:style-name="T14">Cosgrove, L., Shaughnessy, A. F., &amp; Krimsky, S. (2020). Conflicted relationships between physicians and the pharmaceutical industry: What does the literature say? </text:span><text:span text:style-name="Emphasis"><text:span text:style-name="T14">Journal of Law, Medicine &amp; Ethics, 48</text:span></text:span><text:span text:style-name="T14">(3), 371–381.</text:span></text:p>
      <text:p text:style-name="Text_20_body"><text:span text:style-name="T14">Cosgrove, L., &amp; Krimsky, S. (2012). A comparison of DSM-IV and DSM-5 panel members’ financial associations with industry: A pernicious problem persists. </text:span><text:span text:style-name="Emphasis"><text:span text:style-name="T14">PLoS Medicine, 9</text:span></text:span><text:span text:style-name="T14">(3), e1001190.</text:span></text:p>
      <text:p text:style-name="Text_20_body"><text:span text:style-name="T14">Cosgrove, L., &amp; Whitaker, R. (2015). </text:span><text:span text:style-name="Emphasis"><text:span text:style-name="T14">Psychiatry under the influence: Institutional corruption, social injury, and prescriptions for reform</text:span></text:span><text:span text:style-name="T14">. Palgrave Macmillan.</text:span></text:p>
      <text:p text:style-name="Text_20_body"><text:span text:style-name="T14">Cosgrove, L., Mills, C., &amp; Karter, J. M. (2020). The politics of diagnostic manuals: Psychiatry, power, and practice. </text:span><text:span text:style-name="Emphasis"><text:span text:style-name="T14">Sage Open, 10</text:span></text:span><text:span text:style-name="T14">(1), 2158244020902082.</text:span></text:p>
      <text:p text:style-name="Text_20_body"><text:span text:style-name="T14">Cosgrove, L., Mills, C., Karter, J. M., Mehta, A., &amp; Kalathil, J. (2020). A critical review of the Lancet Commission on global mental health and sustainable development. </text:span><text:span text:style-name="Emphasis"><text:span text:style-name="T14">Psychiatry Research, 284</text:span></text:span><text:span text:style-name="T14">, 112675. </text:span><text:a xlink:type="simple" xlink:href="https://doi.org/10.1016/j.psychres.2019.112675" office:target-frame-name="_new" xlink:show="replace" text:style-name="Internet_20_link" text:visited-style-name="Visited_20_Internet_20_Link"><text:span text:style-name="T14">https://doi.org/10.1016/j.psychres.2019.112675</text:span></text:a></text:p>
      <text:p text:style-name="Text_20_body"><text:soft-page-break/><text:span text:style-name="T14">Cosgrove, L., Krimsky, S., &amp; Wheeler, E. E. (2020). Toward a person-centered mental health care paradigm: Critical perspectives on alternatives to the biomedical model. </text:span><text:span text:style-name="Emphasis"><text:span text:style-name="T14">Community Mental Health Journal, 56</text:span></text:span><text:span text:style-name="T14">(5), 902–910.</text:span></text:p>
      <text:p text:style-name="Text_20_body"><text:span text:style-name="T14">Cosgrove, L., et al. (2020). Toward a person-centered mental health care paradigm. </text:span><text:span text:style-name="Emphasis"><text:span text:style-name="T14">Community Mental Health Journal, 56</text:span></text:span><text:span text:style-name="T14">(5), 902–910.</text:span></text:p>
      <text:p text:style-name="Text_20_body"><text:span text:style-name="T14">Costello, A., Abbas, M., Allen, A., Ball, S., Bell, S., et al. (2009). Managing the health effects of climate change. </text:span><text:span text:style-name="Emphasis"><text:span text:style-name="T14">The Lancet, 373</text:span></text:span><text:span text:style-name="T14">(9676), 1693–1733.</text:span></text:p>
      <text:p text:style-name="Text_20_body"><text:span text:style-name="T14">Council of Europe. (1997). </text:span><text:span text:style-name="Emphasis"><text:span text:style-name="T14">Convention for the Protection of Human Rights and Dignity of the Human Being with regard to the Application of Biology and Medicine (Oviedo Convention)</text:span></text:span><text:span text:style-name="T14">.</text:span></text:p>
      <text:p text:style-name="Text_20_body"><text:span text:style-name="T14">Council of Europe Commissioner for Human Rights. (2018). </text:span><text:span text:style-name="Emphasis"><text:span text:style-name="T14">Human rights and mental health: Hearing the voices of service users</text:span></text:span><text:span text:style-name="T14">. Strasbourg: Council of Europe.</text:span></text:p>
      <text:p text:style-name="Text_20_body"><text:span text:style-name="T14">Council of Europe. (2022). </text:span><text:span text:style-name="Emphasis"><text:span text:style-name="T14">Good practices for reducing and preventing coercion in mental health services</text:span></text:span><text:span text:style-name="T14">. Council of Europe.</text:span></text:p>
      <text:p text:style-name="Text_20_body"><text:span text:style-name="T14">Council of Europe. (2023). </text:span><text:span text:style-name="Emphasis"><text:span text:style-name="T14">Compendium of good practices to promote voluntary measures in mental health services</text:span></text:span><text:span text:style-name="T14">. Directorate General Human Rights and Rule of Law. </text:span><text:a xlink:type="simple" xlink:href="https://www.coe.int/" office:target-frame-name="_new" xlink:show="replace" text:style-name="Internet_20_link" text:visited-style-name="Visited_20_Internet_20_Link"><text:span text:style-name="T14">https://www.coe.int</text:span></text:a></text:p>
      <text:p text:style-name="Text_20_body"><text:span text:style-name="T14">Council of Europe. (2023). </text:span><text:span text:style-name="Emphasis"><text:span text:style-name="T14">Recommendation CM/Rec(2023)1 on trauma-informed care in mental health services</text:span></text:span><text:span text:style-name="T14">. Strasbourg: Council of Europe.</text:span></text:p>
      <text:p text:style-name="P4"><text:span text:style-name="T10">Cramer, K. M., Parris, D. L., &amp; White, S. W. (2021). Mental health in academia: A collective call to action. </text:span><text:span text:style-name="Emphasis"><text:span text:style-name="T10">Psychology Research and Behavior Management, 14</text:span></text:span><text:span text:style-name="T10">, 1091–1102.</text:span></text:p>
      <text:p text:style-name="Text_20_body"><text:span text:style-name="T14">Cresswell, M., &amp; Spandler, H. (2013). The engaged academic: Academic intellectuals and the psychiatric survivor movement. </text:span><text:span text:style-name="Emphasis"><text:span text:style-name="T14">Social Movement Studies, 12</text:span></text:span><text:span text:style-name="T14">(2), 138–154.</text:span></text:p>
      <text:p text:style-name="Text_20_body"><text:span text:style-name="T14">Cryan, J. F., et al. (2019). Microbiota–gut–brain axis and stress-related disorders. </text:span><text:span text:style-name="Emphasis"><text:span text:style-name="T14">Nature Reviews Neuroscience, 20</text:span></text:span><text:span text:style-name="T14">(2), 69–81.</text:span></text:p>
      <text:p text:style-name="Text_20_body"><text:span text:style-name="T14">Cénat, J. M., Dalexis, R. D., Guerrier, M., Birangui, J. P., &amp; Brousselle, A. (2022). Systemic racism and mental health of Black youth in Europe: A scoping review. </text:span><text:span text:style-name="Emphasis"><text:span text:style-name="T14">The Lancet Psychiatry, 9</text:span></text:span><text:span text:style-name="T14">(4), 306–320.</text:span></text:p>
      <text:p text:style-name="Text_20_body"><text:span text:style-name="T14">Dain, N. (2012). </text:span><text:span text:style-name="Emphasis"><text:span text:style-name="T14">Madness and the myth of mental illness: New approaches to psychiatry</text:span></text:span><text:span text:style-name="T14">. University of Chicago Press.</text:span></text:p>
      <text:p text:style-name="Text_20_body"><text:span text:style-name="T14">Das, V. (2007). </text:span><text:span text:style-name="Emphasis"><text:span text:style-name="T14">Life and words: Violence and the descent into the ordinary</text:span></text:span><text:span text:style-name="T14">. University of California Press.</text:span></text:p>
      <text:p text:style-name="Text_20_body"><text:span text:style-name="T14">Das, V., &amp; Das, A. (2006). Pharmaceuticals in urban ecologies: The register of the local. </text:span><text:span text:style-name="Emphasis"><text:span text:style-name="T14">Ethnography, 7</text:span></text:span><text:span text:style-name="T14">(3), 267–284. </text:span><text:a xlink:type="simple" xlink:href="https://doi.org/10.1177/1466138106066658" office:target-frame-name="_new" xlink:show="replace" text:style-name="Internet_20_link" text:visited-style-name="Visited_20_Internet_20_Link"><text:span text:style-name="T14">https://doi.org/10.1177/1466138106066658</text:span></text:a></text:p>
      <text:p text:style-name="Text_20_body"><text:span text:style-name="T14">Daston, L., &amp; Park, K. (2001). </text:span><text:span text:style-name="Emphasis"><text:span text:style-name="T14">Wonders and the order of nature, 1150–1750</text:span></text:span><text:span text:style-name="T14">. Zone Books.</text:span></text:p>
      <text:p text:style-name="Text_20_body"><text:span text:style-name="T14">Davidson, L., &amp; Roe, D. (2007). Recovery from versus recovery in serious mental illness: One strategy for lessening the confusion. </text:span><text:span text:style-name="Emphasis"><text:span text:style-name="T14">Psychiatric Rehabilitation Journal, 31</text:span></text:span><text:span text:style-name="T14">(1), 85–88.</text:span></text:p>
      <text:p text:style-name="Text_20_body"><text:span text:style-name="T14">Davidson, L., Tondora, J., O'Connell, M. J., Kirk, T., Rockholz, P., &amp; Evans, A. C. (2009). </text:span><text:span text:style-name="Emphasis"><text:span text:style-name="T14">A practical guide to recovery-oriented practice: Tools for transforming mental health care</text:span></text:span><text:span text:style-name="T14">. Oxford University Press.</text:span></text:p>
      <text:p text:style-name="Text_20_body"><text:soft-page-break/><text:span text:style-name="T14">Davies, J. (2017). </text:span><text:span text:style-name="Emphasis"><text:span text:style-name="T14">Cracked: Why psychiatry is doing more harm than good</text:span></text:span><text:span text:style-name="T14">. Icon Books.</text:span></text:p>
      <text:p text:style-name="Text_20_body"><text:span text:style-name="T14">Davies, J. (2022). </text:span><text:span text:style-name="Emphasis"><text:span text:style-name="T14">Sedated: How modern capitalism created our mental health crisis</text:span></text:span><text:span text:style-name="T14">. Atlantic Books.</text:span></text:p>
      <text:p text:style-name="Text_20_body"><text:span text:style-name="T14">Davies, T., et al. (2021). One Health and education: Exploring intersectoral and interdisciplinary engagement in higher education. </text:span><text:span text:style-name="Emphasis"><text:span text:style-name="T14">Frontiers in Public Health, 9</text:span></text:span><text:span text:style-name="T14">, 662266.</text:span></text:p>
      <text:p text:style-name="Text_20_body"><text:span text:style-name="T14">Dawson, S., Lawn, S., Simpson, A., &amp; Muir-Cochrane, E. (2022). Consumer perspectives on mental health services: Redefining relationships and redefining care. </text:span><text:span text:style-name="Emphasis"><text:span text:style-name="T14">Health Expectations, 25</text:span></text:span><text:span text:style-name="T14">(2), 484–492. </text:span><text:a xlink:type="simple" xlink:href="https://doi.org/10.1111/hex.13401" office:target-frame-name="_new" xlink:show="replace" text:style-name="Internet_20_link" text:visited-style-name="Visited_20_Internet_20_Link"><text:span text:style-name="T14">https://doi.org/10.1111/hex.13401</text:span></text:a></text:p>
      <text:p text:style-name="Text_20_body"><text:span text:style-name="T14">de Girolamo, G., Mezzina, R., &amp; Veltro, F. (2021). The HOPEnDialogue project: International collaboration for the evaluation of Open Dialogue. </text:span><text:span text:style-name="Emphasis"><text:span text:style-name="T14">Epidemiology and Psychiatric Sciences, 30</text:span></text:span><text:span text:style-name="T14">, e15. </text:span><text:a xlink:type="simple" xlink:href="https://doi.org/10.1017/S2045796021000083" office:target-frame-name="_new" xlink:show="replace" text:style-name="Internet_20_link" text:visited-style-name="Visited_20_Internet_20_Link"><text:span text:style-name="T14">https://doi.org/10.1017/S2045796021000083</text:span></text:a></text:p>
      <text:p text:style-name="Text_20_body"><text:span text:style-name="T14">De Hert, M., et al. (2011). Cardiovascular disease and diabetes in people with severe mental illness. </text:span><text:span text:style-name="Emphasis"><text:span text:style-name="T14">World Psychiatry, 10</text:span></text:span><text:span text:style-name="T14">(1), 52–77.</text:span></text:p>
      <text:p text:style-name="Text_20_body"><text:span text:style-name="T14">de la Bellacasa, M. P. (2011). Matters of care in technoscience: Assembling neglected things. </text:span><text:span text:style-name="Emphasis"><text:span text:style-name="T14">Social Studies of Science, 41</text:span></text:span><text:span text:style-name="T14">(1), 85–106. </text:span><text:a xlink:type="simple" xlink:href="https://doi.org/10.1177/0306312710380301" office:target-frame-name="_new" xlink:show="replace" text:style-name="Internet_20_link" text:visited-style-name="Visited_20_Internet_20_Link"><text:span text:style-name="T14">https://doi.org/10.1177/0306312710380301</text:span></text:a></text:p>
      <text:p text:style-name="Text_20_body"><text:span text:style-name="T14">De Vaus, D. (2013). </text:span><text:span text:style-name="Emphasis"><text:span text:style-name="T14">Surveys in social research</text:span></text:span><text:span text:style-name="T14"> (6th ed.). Routledge.</text:span></text:p>
      <text:p text:style-name="Text_20_body"><text:span text:style-name="T14">Degener, T. (2016). Disability in a human rights context. </text:span><text:span text:style-name="Emphasis"><text:span text:style-name="T14">Laws, 5</text:span></text:span><text:span text:style-name="T14">(3), 35.</text:span></text:p>
      <text:p text:style-name="Text_20_body"><text:span text:style-name="T14">Del Giudice, R. (2018). </text:span><text:span text:style-name="Emphasis"><text:span text:style-name="T14">Franco Basaglia: Il dottore dei matti</text:span></text:span><text:span text:style-name="T14">. Elèuthera.</text:span></text:p>
      <text:p text:style-name="Text_20_body"><text:span text:style-name="T14">Dell’Acqua, G., &amp; Warner, R. (2003). Community mental health in Italy: A journey into a utopia. </text:span><text:span text:style-name="Emphasis"><text:span text:style-name="T14">International Journal of Mental Health, 32</text:span></text:span><text:span text:style-name="T14">(2), 24–39.</text:span></text:p>
      <text:p text:style-name="Text_20_body"><text:span text:style-name="T14">Denzin, N. K., &amp; Giardina, M. D. (2007). </text:span><text:span text:style-name="Emphasis"><text:span text:style-name="T14">Ethical futures in qualitative research: Decolonizing the politics of knowledge</text:span></text:span><text:span text:style-name="T14">. Routledge.</text:span></text:p>
      <text:p text:style-name="Text_20_body"><text:span text:style-name="T14">Departament de Salut. (2022). </text:span><text:span text:style-name="Emphasis"><text:span text:style-name="T14">Pla Integral de Salut Mental i Addiccions 2022–2026</text:span></text:span><text:span text:style-name="T14">. Generalitat de Catalunya.</text:span></text:p>
      <text:p text:style-name="Text_20_body"><text:span text:style-name="T14">Desjarlais, R. R. (1997). </text:span><text:span text:style-name="Emphasis"><text:span text:style-name="T14">Shelter blues: Sanity and selfhood among the homeless</text:span></text:span><text:span text:style-name="T14">. University of Pennsylvania Press.</text:span></text:p>
      <text:p text:style-name="Text_20_body"><text:span text:style-name="T14">Destoumieux-Garzón, D., Mavingui, P., Boetsch, G., et al. (2018). The One Health concept: 10 years old and a long road ahead. </text:span><text:span text:style-name="Emphasis"><text:span text:style-name="T14">Frontiers in Veterinary Science, 5</text:span></text:span><text:span text:style-name="T14">, 14.</text:span></text:p>
      <text:p text:style-name="Text_20_body"><text:span text:style-name="T14">Doran, G. T. (1981). There’s a S.M.A.R.T. way to write management’s goals and objectives. </text:span><text:span text:style-name="Emphasis"><text:span text:style-name="T14">Management Review, 70</text:span></text:span><text:span text:style-name="T14">(11), 35–36.</text:span></text:p>
      <text:p text:style-name="Text_20_body"><text:span text:style-name="T14">Drew, N., Funk, M., Tang, S., Lamichhane, J., Chávez, E., Katontoka, S., ... &amp; Pathare, S. (2011). Human rights violations of people with mental and psychosocial disabilities: An unresolved global crisis. </text:span><text:span text:style-name="Emphasis"><text:span text:style-name="T14">The Lancet, 378</text:span></text:span><text:span text:style-name="T14">(9803), 1664–1675.</text:span></text:p>
      <text:p text:style-name="Text_20_body"><text:span text:style-name="T14">Dvoskin, J. A., &amp; Skeem, J. L. (2009). Psychiatric advance directives: Making the case for voluntary commitment. </text:span><text:span text:style-name="Emphasis"><text:span text:style-name="T14">Psychiatric Services, 60</text:span></text:span><text:span text:style-name="T14">(1), 1–3.</text:span></text:p>
      <text:p text:style-name="Text_20_body"><text:span text:style-name="T14">Edwards, M. A., &amp; Roy, S. (2017). Academic research in the 21st century: Maintaining scientific integrity in a climate of perverse incentives and hypercompetition. </text:span><text:span text:style-name="Emphasis"><text:span text:style-name="T14">Environmental Engineering Science, 34</text:span></text:span><text:span text:style-name="T14">(1), 51–61.</text:span></text:p>
      <text:p text:style-name="Text_20_body"><text:soft-page-break/><text:span text:style-name="T14">Ehrlich, S. (2021). Shackled minds: The politics and poetics of pasung in Indonesia. </text:span><text:span text:style-name="Emphasis"><text:span text:style-name="T14">Medical Anthropology Quarterly, 35</text:span></text:span><text:span text:style-name="T14">(1), 5–23.</text:span></text:p>
      <text:p text:style-name="Text_20_body"><text:span text:style-name="T14">Ellis, C. (2007). Telling secrets, revealing lives: Relational ethics in research with intimate others. </text:span><text:span text:style-name="Emphasis"><text:span text:style-name="T14">Qualitative Inquiry, 13</text:span></text:span><text:span text:style-name="T14">(1), 3–29.</text:span></text:p>
      <text:p text:style-name="Text_20_body"><text:span text:style-name="T14">Ellis, C., Adams, T. E., &amp; Bochner, A. P. (2011). Autoethnography: An overview. </text:span><text:span text:style-name="Emphasis"><text:span text:style-name="T14">Forum: Qualitative Social Research, 12</text:span></text:span><text:span text:style-name="T14">(1), Art. 10.</text:span></text:p>
      <text:p text:style-name="P3"><text:span text:style-name="T6"/></text:p>
      <text:p text:style-name="P4"><text:span text:style-name="T10">Elwyn, G., Frosch, D., Thomson, R., Joseph-Williams, N., Lloyd, A., Kinnersley, P., ... &amp; Barry, M. (2012). Shared decision making: A model for clinical practice. </text:span><text:span text:style-name="Emphasis"><text:span text:style-name="T10">Journal of General Internal Medicine, 27</text:span></text:span><text:span text:style-name="T10">(10), 1361–1367.</text:span></text:p>
      <text:p text:style-name="Text_20_body"><text:span text:style-name="T14">Estroff, S. E. (1981). </text:span><text:span text:style-name="Emphasis"><text:span text:style-name="T14">Making it crazy: An ethnography of psychiatric clients in an American community</text:span></text:span><text:span text:style-name="T14">. University of California Press.</text:span></text:p>
      <text:p text:style-name="Text_20_body"><text:span text:style-name="T14">European Commission. (2020). </text:span><text:span text:style-name="Emphasis"><text:span text:style-name="T14">Open science policy platform final report</text:span></text:span><text:span text:style-name="T14">. Publications Office of the European Union. </text:span><text:a xlink:type="simple" xlink:href="https://data.europa.eu/doi/10.2777/00139" office:target-frame-name="_new" xlink:show="replace" text:style-name="Internet_20_link" text:visited-style-name="Visited_20_Internet_20_Link"><text:span text:style-name="T14">https://data.europa.eu/doi/10.2777/00139</text:span></text:a></text:p>
      <text:p text:style-name="Text_20_body"><text:span text:style-name="T14">European Commission. (2020). </text:span><text:span text:style-name="Emphasis"><text:span text:style-name="T14">Horizon Europe Strategic Plan 2021–2024</text:span></text:span><text:span text:style-name="T14">.</text:span></text:p>
      <text:p text:style-name="Text_20_body"><text:span text:style-name="T14">European Commission. (2020). </text:span><text:span text:style-name="Emphasis"><text:span text:style-name="T14">Open science: Towards a shared research knowledge system</text:span></text:span><text:span text:style-name="T14">. Directorate-General for Research and Innovation. </text:span><text:a xlink:type="simple" xlink:href="https://research-and-innovation.ec.europa.eu/" office:target-frame-name="_new" xlink:show="replace" text:style-name="Internet_20_link" text:visited-style-name="Visited_20_Internet_20_Link"><text:span text:style-name="T14">https://research-and-innovation.ec.europa.eu</text:span></text:a></text:p>
      <text:p text:style-name="Text_20_body"><text:span text:style-name="T14">European Commission. (2020). </text:span><text:span text:style-name="Emphasis"><text:span text:style-name="T14">The European Green Deal</text:span></text:span><text:span text:style-name="T14">. Brussels.</text:span></text:p>
      <text:p text:style-name="Text_20_body"><text:span text:style-name="T14">European Commission. (2021). </text:span><text:span text:style-name="Emphasis"><text:span text:style-name="T14">EU Strategy on the Rights of the Child</text:span></text:span><text:span text:style-name="T14">. Brussels.</text:span></text:p>
      <text:p text:style-name="Text_20_body"><text:span text:style-name="T14">European Commission. (2022). </text:span><text:span text:style-name="Emphasis"><text:span text:style-name="T14">EU4Health Work Programme</text:span></text:span><text:span text:style-name="T14">.</text:span></text:p>
      <text:p text:style-name="Text_20_body"><text:span text:style-name="T14">European Commission. (2023). </text:span><text:span text:style-name="Emphasis"><text:span text:style-name="T14">Mental health in Europe: A societal priority</text:span></text:span><text:span text:style-name="T14">.</text:span></text:p>
      <text:p text:style-name="Text_20_body"><text:span text:style-name="T14">Evans, T. M., Bira, L., Gastelum, J. B., Weiss, L. T., &amp; Vanderford, N. L. (2018). Evidence for a mental health crisis in graduate education. </text:span><text:span text:style-name="Emphasis"><text:span text:style-name="T14">Nature Biotechnology, 36</text:span></text:span><text:span text:style-name="T14">(3), 282–284.</text:span></text:p>
      <text:p text:style-name="Text_20_body"><text:span text:style-name="T14">Fakhoury, W., &amp; Priebe, S. (2007). Deinstitutionalization and reinstitutionalization: Major changes in the provision of mental healthcare. </text:span><text:span text:style-name="Emphasis"><text:span text:style-name="T14">Psychiatry, 6</text:span></text:span><text:span text:style-name="T14">(8), 313–316.</text:span></text:p>
      <text:p text:style-name="Text_20_body"><text:span text:style-name="T14">Fals-Borda, O. (1991). </text:span><text:span text:style-name="Emphasis"><text:span text:style-name="T14">Action and knowledge: Breaking the monopoly with participatory action-research</text:span></text:span><text:span text:style-name="T14">. Apex Press.</text:span></text:p>
      <text:p text:style-name="Text_20_body"><text:span text:style-name="T14">Fanon, F. (1963). </text:span><text:span text:style-name="Emphasis"><text:span text:style-name="T14">The wretched of the earth</text:span></text:span><text:span text:style-name="T14">. Grove Press. (Original work published 1961)</text:span></text:p>
      <text:p text:style-name="Text_20_body"><text:span text:style-name="T14">Farmer, P. (2004). An anthropology of structural violence. </text:span><text:span text:style-name="Emphasis"><text:span text:style-name="T14">Current Anthropology, 45</text:span></text:span><text:span text:style-name="T14">(3), 305–325.</text:span></text:p>
      <text:p text:style-name="Text_20_body"><text:span text:style-name="T14">Farmer, P. (2005). </text:span><text:span text:style-name="Emphasis"><text:span text:style-name="T14">Pathologies of power: Health, human rights, and the new war on the poor</text:span></text:span><text:span text:style-name="T14">. University of California Press.</text:span></text:p>
      <text:p text:style-name="Text_20_body"><text:span text:style-name="T14">Fassin, D. (2011). </text:span><text:span text:style-name="Emphasis"><text:span text:style-name="T14">Humanitarian reason: A moral history of the present</text:span></text:span><text:span text:style-name="T14">. University of California Press.</text:span></text:p>
      <text:p text:style-name="Text_20_body"><text:span text:style-name="T14">Fassin, D. (2013). </text:span><text:span text:style-name="Emphasis"><text:span text:style-name="T14">Enforcing order: An ethnography of urban policing</text:span></text:span><text:span text:style-name="T14">. Polity Press.</text:span></text:p>
      <text:p text:style-name="Text_20_body"><text:span text:style-name="T14">Fassin, D. (2017). </text:span><text:span text:style-name="Emphasis"><text:span text:style-name="T14">Life: A critical user's manual</text:span></text:span><text:span text:style-name="T14">. Polity Press.</text:span></text:p>
      <text:p text:style-name="Text_20_body"><text:soft-page-break/><text:span text:style-name="T14">Faulkner, A. (2017). Survivor research and Mad Studies: The role and value of experiential knowledge in mental health research. </text:span><text:span text:style-name="Emphasis"><text:span text:style-name="T14">Disability &amp; Society, 32</text:span></text:span><text:span text:style-name="T14">(4), 500–520.</text:span></text:p>
      <text:p text:style-name="Text_20_body"><text:span text:style-name="T14">Fecher, B., &amp; Friesike, S. (2014). Open science: One term, five schools of thought. In S. Bartling &amp; S. Friesike (Eds.), </text:span><text:span text:style-name="Emphasis"><text:span text:style-name="T14">Opening science</text:span></text:span><text:span text:style-name="T14"> (pp. 17–47). Springer. </text:span><text:a xlink:type="simple" xlink:href="https://doi.org/10.1007/978-3-319-00026-8_2" office:target-frame-name="_new" xlink:show="replace" text:style-name="Internet_20_link" text:visited-style-name="Visited_20_Internet_20_Link"><text:span text:style-name="T14">https://doi.org/10.1007/978-3-319-00026-8_2</text:span></text:a></text:p>
      <text:p text:style-name="Text_20_body"><text:span text:style-name="T14">Federici, S. (2004). </text:span><text:span text:style-name="Emphasis"><text:span text:style-name="T14">Caliban and the witch: Women, the body and primitive accumulation</text:span></text:span><text:span text:style-name="T14">. Autonomedia.</text:span></text:p>
      <text:p text:style-name="Text_20_body"><text:span text:style-name="T14">Fernando, S. (2014). </text:span><text:span text:style-name="Emphasis"><text:span text:style-name="T14">Mental health worldwide: Culture, globalization and development</text:span></text:span><text:span text:style-name="T14">. Palgrave Macmillan.</text:span></text:p>
      <text:p text:style-name="Text_20_body"><text:span text:style-name="T14">Fernando, S. (2017). </text:span><text:span text:style-name="Emphasis"><text:span text:style-name="T14">Institutional racism in psychiatry and clinical psychology: Race matters in mental health</text:span></text:span><text:span text:style-name="T14">. Palgrave Macmillan.</text:span></text:p>
      <text:p text:style-name="Text_20_body"><text:span text:style-name="T14">Fernando, S., Kalathil, J., Thomas, P., &amp; Wallcraft, J. (2014). </text:span><text:span text:style-name="Emphasis"><text:span text:style-name="T14">Inquiry into the ‘Schizophrenia’ Label: Final report</text:span></text:span><text:span text:style-name="T14">. PCCS Books.</text:span></text:p>
      <text:p text:style-name="Text_20_body"><text:span text:style-name="T14">Fernández, J. (2021). Evaluating coercion in Spanish psychiatric units: A qualitative approach. </text:span><text:span text:style-name="Emphasis"><text:span text:style-name="T14">Revista Española de Salud Pública, 95</text:span></text:span><text:span text:style-name="T14">(4), e202104041.</text:span></text:p>
      <text:p text:style-name="Text_20_body"><text:span text:style-name="T14">Financial Times. (2024, December 23). How a small Italian city became a model for mental health care. </text:span><text:span text:style-name="Emphasis"><text:span text:style-name="T14">Financial Times</text:span></text:span><text:span text:style-name="T14">.</text:span></text:p>
      <text:p text:style-name="Text_20_body"><text:span text:style-name="T14">Fink, A. (2013). </text:span><text:span text:style-name="Emphasis"><text:span text:style-name="T14">How to conduct surveys: A step-by-step guide</text:span></text:span><text:span text:style-name="T14"> (5th ed.). SAGE Publications.</text:span></text:p>
      <text:p text:style-name="Text_20_body"><text:span text:style-name="T14">Fistein, E., &amp; Quilligan, S. (2012). </text:span><text:span text:style-name="Emphasis"><text:span text:style-name="T14">Mental health law: A practical guide</text:span></text:span><text:span text:style-name="T14">. Sweet &amp; Maxwell.</text:span></text:p>
      <text:p text:style-name="Text_20_body"><text:span text:style-name="T14">Flick, U. (2018). </text:span><text:span text:style-name="Emphasis"><text:span text:style-name="T14">An introduction to qualitative research</text:span></text:span><text:span text:style-name="T14"> (6th ed.). SAGE Publications.</text:span></text:p>
      <text:p text:style-name="Text_20_body"><text:span text:style-name="T14">Flynn, M., Hollander, D., &amp; Rose, D. (2021). Whistleblowers in healthcare: The risks, costs and impacts of speaking out. </text:span><text:span text:style-name="Emphasis"><text:span text:style-name="T14">BMJ Leader, 5</text:span></text:span><text:span text:style-name="T14">(4), 235–240.</text:span></text:p>
      <text:p text:style-name="Text_20_body"><text:span text:style-name="T14">Flynn, S. (2021). </text:span><text:span text:style-name="Emphasis"><text:span text:style-name="T14">White coat, black hat: Adventures on the dark side of medicine</text:span></text:span><text:span text:style-name="T14">. Beacon Press.</text:span></text:p>
      <text:p text:style-name="Text_20_body"><text:span text:style-name="T14">Flückiger, C., Del Re, A. C., Wampold, B. E., &amp; Horvath, A. O. (2018). The alliance in adult psychotherapy: A meta-analytic synthesis. </text:span><text:span text:style-name="Emphasis"><text:span text:style-name="T14">Psychotherapy, 55</text:span></text:span><text:span text:style-name="T14">(4), 316–340.</text:span></text:p>
      <text:p text:style-name="Text_20_body"><text:span text:style-name="T14">Foot, J. (2015). </text:span><text:span text:style-name="Emphasis"><text:span text:style-name="T14">The man WHO closed the asylums: Franco Basaglia and the revolution in mental health care</text:span></text:span><text:span text:style-name="T14">. Verso.</text:span></text:p>
      <text:p text:style-name="Text_20_body"><text:span text:style-name="T14">FOSTREN. (2021). </text:span><text:span text:style-name="Emphasis"><text:span text:style-name="T14">Fostering and strengthening approaches to reducing coercion in European mental health services – CA19133</text:span></text:span><text:span text:style-name="T14">. </text:span><text:a xlink:type="simple" xlink:href="https://fostren.eu/" office:target-frame-name="_new" xlink:show="replace" text:style-name="Internet_20_link" text:visited-style-name="Visited_20_Internet_20_Link"><text:span text:style-name="T14">https://fostren.eu</text:span></text:a></text:p>
      <text:p text:style-name="Text_20_body"><text:span text:style-name="T14">Foucault, M. (1963/2003). </text:span><text:span text:style-name="Emphasis"><text:span text:style-name="T14">Madness and civilization: A history of insanity in the age of reason</text:span></text:span><text:span text:style-name="T14"> (R. Howard, Trans.). Vintage.</text:span></text:p>
      <text:p text:style-name="Text_20_body"><text:span text:style-name="T14">Foucault, M. (1963/2003). </text:span><text:span text:style-name="Emphasis"><text:span text:style-name="T14">The birth of the clinic: An archaeology of medical perception</text:span></text:span><text:span text:style-name="T14"> (A. M. Sheridan, Trans.). Routledge.</text:span></text:p>
      <text:p text:style-name="Text_20_body"><text:span text:style-name="T14">Foucault, M. (1961/2006). </text:span><text:span text:style-name="Emphasis"><text:span text:style-name="T14">History of madness</text:span></text:span><text:span text:style-name="T14"> (J. Murphy &amp; J. Khalfa, Trans.). Routledge.</text:span></text:p>
      <text:p text:style-name="Text_20_body"><text:span text:style-name="T14">Foucault, M. (1977). </text:span><text:span text:style-name="Emphasis"><text:span text:style-name="T14">Discipline and punish: The birth of the prison</text:span></text:span><text:span text:style-name="T14"> (A. Sheridan, Trans.). Pantheon Books.</text:span></text:p>
      <text:p text:style-name="P3"><text:span text:style-name="T6"/></text:p>
      <text:p text:style-name="P4"><text:soft-page-break/><text:span text:style-name="T10">Frances, A. (2013). </text:span><text:span text:style-name="Emphasis"><text:span text:style-name="T10">Saving normal: An insider’s revolt against out-of-control psychiatric diagnosis, DSM-5, big pharma, and the medicalization of ordinary life</text:span></text:span><text:span text:style-name="T10">. HarperCollins.</text:span></text:p>
      <text:p text:style-name="Text_20_body"><text:span text:style-name="T14">Freeman, A. M., Tribe, R. H., Stott, J. C., &amp; Pilling, S. (2019). Open Dialogue: A review of the evidence. </text:span><text:span text:style-name="Emphasis"><text:span text:style-name="T14">Psychiatric Services, 70</text:span></text:span><text:span text:style-name="T14">(1), 46–59. </text:span><text:a xlink:type="simple" xlink:href="https://doi.org/10.1176/appi.ps.201800236" office:target-frame-name="_new" xlink:show="replace" text:style-name="Internet_20_link" text:visited-style-name="Visited_20_Internet_20_Link"><text:span text:style-name="T14">https://doi.org/10.1176/appi.ps.201800236</text:span></text:a></text:p>
      <text:p text:style-name="Text_20_body"><text:span text:style-name="T14">Freire, P. (2005). </text:span><text:span text:style-name="Emphasis"><text:span text:style-name="T14">Pedagogy of the oppressed</text:span></text:span><text:span text:style-name="T14"> (30th anniversary ed., M. B. Ramos, Trans.). Continuum. (Original work published 1970)</text:span></text:p>
      <text:p text:style-name="Text_20_body"><text:span text:style-name="T14">Freyd, J. J. (2018). </text:span><text:span text:style-name="Emphasis"><text:span text:style-name="T14">Blind to betrayal: Why we fool ourselves we aren't being fooled</text:span></text:span><text:span text:style-name="T14">. Wiley.</text:span></text:p>
      <text:p text:style-name="Text_20_body"><text:span text:style-name="T14">Fricker, M. (2007). </text:span><text:span text:style-name="Emphasis"><text:span text:style-name="T14">Epistemic injustice: Power and the ethics of knowing</text:span></text:span><text:span text:style-name="T14">. Oxford University Press.</text:span></text:p>
      <text:p text:style-name="Text_20_body"><text:span text:style-name="T14">Frumkin, H., Jakubowski, B., &amp; Jackson, R. (2017). </text:span><text:span text:style-name="Emphasis"><text:span text:style-name="T14">Environmental health: From global to local</text:span></text:span><text:span text:style-name="T14"> (3rd ed.). Jossey-Bass.</text:span></text:p>
      <text:p text:style-name="Text_20_body"><text:span text:style-name="T14">Garcia, A. (2010). </text:span><text:span text:style-name="Emphasis"><text:span text:style-name="T14">The pastoral clinic: Addiction and dispossession along the Rio Grande</text:span></text:span><text:span text:style-name="T14">. University of California Press.</text:span></text:p>
      <text:p text:style-name="Text_20_body"><text:span text:style-name="T14">García de Vinuesa, J. (2014). </text:span><text:span text:style-name="Emphasis"><text:span text:style-name="T14">Manual de trabajo social sanitario</text:span></text:span><text:span text:style-name="T14">. Díaz de Santos.</text:span></text:p>
      <text:p text:style-name="P5">García Torrents, E. (2023). Assessment of autonomous medication management as a viable supported decision-making system. Poster presented at WPA Congress.</text:p>
      <text:p text:style-name="P5">García Torrents, H. (2023a, September 29). Alternatives to coercion in in-patient mental health. Short Oral 07: Human Rights/Gender. World Congress of Psychiatry 2023, Vienna.</text:p>
      <text:p text:style-name="Text_20_body"><text:span text:style-name="T14">García Torrents, H. (2023b). </text:span><text:span text:style-name="Emphasis"><text:span text:style-name="T14">Expert systems and collaborative medication management in mental health: Toward non-coercive, technology-assisted recovery</text:span></text:span><text:span text:style-name="T14"> [Unpublished manuscript].</text:span></text:p>
      <text:p text:style-name="Text_20_body"><text:span text:style-name="T14">García-Campayo, J., Pérez-Echeverría, M. J., &amp; Laborda-Serrano, A. (2015). Uso excesivo de benzodiacepinas en España: consecuencias y alternativas. </text:span><text:span text:style-name="Emphasis"><text:span text:style-name="T14">Revista de la Asociación Española de Neuropsiquiatría, 35</text:span></text:span><text:span text:style-name="T14">(129), 15–30.</text:span></text:p>
      <text:p text:style-name="Text_20_body"><text:span text:style-name="T14">Geller, M. (2010). </text:span><text:span text:style-name="Emphasis"><text:span text:style-name="T14">Ancient Babylonian medicine: Theory and practice</text:span></text:span><text:span text:style-name="T14">. Wiley-Blackwell.</text:span></text:p>
      <text:p text:style-name="Text_20_body"><text:span text:style-name="T14">Geller, M. (2010). </text:span><text:span text:style-name="Emphasis"><text:span text:style-name="T14">Healing magic and evil demons: Canonical Udug-hul incantations</text:span></text:span><text:span text:style-name="T14">. Brill.</text:span></text:p>
      <text:p text:style-name="Text_20_body"><text:span text:style-name="T14">Gibbons, M., Limoges, C., Nowotny, H., Schwartzman, S., Scott, P., &amp; Trow, M. (1994). </text:span><text:span text:style-name="Emphasis"><text:span text:style-name="T14">The new production of knowledge: The dynamics of science and research in contemporary societies</text:span></text:span><text:span text:style-name="T14">. SAGE.</text:span></text:p>
      <text:p text:style-name="Text_20_body"><text:span text:style-name="T14">Gill, R., &amp; Donaghue, N. (2016). Resilience, apps and reluctant individualism: Technologies of self in the neoliberal academy. </text:span><text:span text:style-name="Emphasis"><text:span text:style-name="T14">Women's Studies International Forum, 54</text:span></text:span><text:span text:style-name="T14">, 91–99. </text:span><text:a xlink:type="simple" xlink:href="https://doi.org/10.1016/j.wsif.2015.06.016" office:target-frame-name="_new" xlink:show="replace" text:style-name="Internet_20_link" text:visited-style-name="Visited_20_Internet_20_Link"><text:span text:style-name="T14">https://doi.org/10.1016/j.wsif.2015.06.016</text:span></text:a></text:p>
      <text:p text:style-name="Text_20_body"><text:span text:style-name="T14">Gillard, S., Edwards, C., Gibson, S., Owen, K., &amp; Wright, C. (2013). Introducing peer worker roles into UK mental health service teams: A qualitative analysis of the organisational benefits and challenges. </text:span><text:span text:style-name="Emphasis"><text:span text:style-name="T14">BMC Health Services Research, 13</text:span></text:span><text:span text:style-name="T14">, 188.</text:span></text:p>
      <text:p text:style-name="Text_20_body"><text:span text:style-name="T14">Ginsburg, F. D., &amp; Rapp, R. (2013). Entangled ethnography: Imagining a future for young adults with learning disabilities. </text:span><text:span text:style-name="Emphasis"><text:span text:style-name="T14">Social Science &amp; Medicine, 99</text:span></text:span><text:span text:style-name="T14">, 204–210. </text:span><text:a xlink:type="simple" xlink:href="https://doi.org/10.1016/j.socscimed.2013.05.036" office:target-frame-name="_new" xlink:show="replace" text:style-name="Internet_20_link" text:visited-style-name="Visited_20_Internet_20_Link"><text:span text:style-name="T14">https://doi.org/10.1016/j.socscimed.2013.05.036</text:span></text:a></text:p>
      <text:p text:style-name="Text_20_body"><text:span text:style-name="T14">Gobo, G. (2008). </text:span><text:span text:style-name="Emphasis"><text:span text:style-name="T14">Doing ethnography</text:span></text:span><text:span text:style-name="T14">. SAGE Publications.</text:span></text:p>
      <text:p text:style-name="Text_20_body"><text:soft-page-break/><text:span text:style-name="T14">Goffman, E. (1961). </text:span><text:span text:style-name="Emphasis"><text:span text:style-name="T14">Asylums: Essays on the social situation of mental patients and other inmates</text:span></text:span><text:span text:style-name="T14">. Anchor Books.</text:span></text:p>
      <text:p text:style-name="Text_20_body"><text:span text:style-name="T14">Gonzalez, A., &amp; Romero, M. (2020). Contenciones mecánicas: entre la ley y la práctica. </text:span><text:span text:style-name="Emphasis"><text:span text:style-name="T14">Revista Española de Salud Pública, 94</text:span></text:span><text:span text:style-name="T14">, e1–e12.</text:span></text:p>
      <text:p text:style-name="Text_20_body"><text:span text:style-name="T14">González, A., &amp; Romero, M. (2020). Contenciones mecánicas: entre la ley y la práctica. </text:span><text:span text:style-name="Emphasis"><text:span text:style-name="T14">Revista Española de Salud Pública, 94</text:span></text:span><text:span text:style-name="T14">, e1–e12.</text:span></text:p>
      <text:p text:style-name="Text_20_body"><text:span text:style-name="T14">González, C., Saavedra, J., &amp; Laviana, M. (2020). Violencia institucional y salud mental en España: Revisión sistemática. </text:span><text:span text:style-name="Emphasis"><text:span text:style-name="T14">Salud Colectiva, 16</text:span></text:span><text:span text:style-name="T14">, e2456. </text:span><text:a xlink:type="simple" xlink:href="https://doi.org/10.18294/sc.2020.2456" office:target-frame-name="_new" xlink:show="replace" text:style-name="Internet_20_link" text:visited-style-name="Visited_20_Internet_20_Link"><text:span text:style-name="T14">https://doi.org/10.18294/sc.2020.2456</text:span></text:a></text:p>
      <text:p text:style-name="Text_20_body"><text:span text:style-name="T14">González-Hernández, M., Mayoral-Cleries, F., Romero-Moreno, R., &amp; Araya, R. (2020). Coercive practices in mental health services in Spain: Legal framework and patients’ experiences. </text:span><text:span text:style-name="Emphasis"><text:span text:style-name="T14">Health and Human Rights Journal, 22</text:span></text:span><text:span text:style-name="T14">(1), 141–151.</text:span></text:p>
      <text:p text:style-name="Text_20_body"><text:span text:style-name="T14">Good, B. J. (1994). </text:span><text:span text:style-name="Emphasis"><text:span text:style-name="T14">Medicine, rationality, and experience: An anthropological perspective</text:span></text:span><text:span text:style-name="T14">. Cambridge University Press.</text:span></text:p>
      <text:p text:style-name="Text_20_body"><text:span text:style-name="T14">Good, B. J., DelVecchio Good, M.-J., Grayman, J., &amp; Lakoma, M. (2010). A dialogue on “pasung”: Restraint and confinement of people with mental illness in Indonesia. </text:span><text:span text:style-name="Emphasis"><text:span text:style-name="T14">Culture, Medicine, and Psychiatry, 34</text:span></text:span><text:span text:style-name="T14">(1), 100–106. </text:span><text:a xlink:type="simple" xlink:href="https://doi.org/10.1007/s11013-009-9162-0" office:target-frame-name="_new" xlink:show="replace" text:style-name="Internet_20_link" text:visited-style-name="Visited_20_Internet_20_Link"><text:span text:style-name="T14">https://doi.org/10.1007/s11013-009-9162-0</text:span></text:a></text:p>
      <text:p text:style-name="Text_20_body"><text:span text:style-name="T14">Good, B. J., Subandi, M. A., &amp; DelVecchio Good, M. J. (2007). The subject of mental illness in Indonesia: An ethnographic and historical account. </text:span><text:span text:style-name="Emphasis"><text:span text:style-name="T14">Culture, Medicine and Psychiatry, 31</text:span></text:span><text:span text:style-name="T14">(4), 407–446.</text:span></text:p>
      <text:p text:style-name="Text_20_body"><text:span text:style-name="T14">Good, B., DelVecchio Good, M. J., &amp; Becker, A. (1994). The culture of medicine and racial, ethnic, and class disparities in healthcare. In C. Bird, P. Conrad, &amp; A. Fremont (Eds.), </text:span><text:span text:style-name="Emphasis"><text:span text:style-name="T14">Handbook of medical sociology</text:span></text:span><text:span text:style-name="T14"> (5th ed.). Prentice Hall.</text:span></text:p>
      <text:p text:style-name="Text_20_body"><text:span text:style-name="T14">Gooding, P. (2015). Navigating the ‘flashing amber lights’ of the right to liberty and security of person in mental health law: The Convention on the Rights of Persons with Disabilities and the ECHR. </text:span><text:span text:style-name="Emphasis"><text:span text:style-name="T14">European Journal of International Law, 24</text:span></text:span><text:span text:style-name="T14">(4), 745–768.</text:span></text:p>
      <text:p text:style-name="Text_20_body"><text:span text:style-name="T14">Gooding, P. (2020). </text:span><text:span text:style-name="Emphasis"><text:span text:style-name="T14">A new era for mental health law and policy: Supported decision-making and the Convention on the Rights of Persons with Disabilities</text:span></text:span><text:span text:style-name="T14">. Cambridge University Press.</text:span></text:p>
      <text:p text:style-name="Text_20_body"><text:span text:style-name="T14">Goodmark, L. (2018). </text:span><text:span text:style-name="Emphasis"><text:span text:style-name="T14">Decriminalizing domestic violence: A balanced policy approach to intimate partner violence</text:span></text:span><text:span text:style-name="T14">. University of California Press.</text:span></text:p>
      <text:p text:style-name="Text_20_body"><text:span text:style-name="T14">Goudge, J., Gilson, L., Russell, S., Gumede, T., Tollman, S., &amp; Mills, A. (2016). Affordability, availability and acceptability barriers to health care for the chronically poor: Longitudinal case study. </text:span><text:span text:style-name="Emphasis"><text:span text:style-name="T14">BMC Health Services Research, 16</text:span></text:span><text:span text:style-name="T14">, 1–11.</text:span></text:p>
      <text:p text:style-name="Text_20_body"><text:span text:style-name="T14">Grant, E. (2001). </text:span><text:span text:style-name="Emphasis"><text:span text:style-name="T14">God and reason in the Middle Ages</text:span></text:span><text:span text:style-name="T14">. Cambridge University Press.</text:span></text:p>
      <text:p text:style-name="Text_20_body"><text:span text:style-name="T14">Gutas, D. (1998). </text:span><text:span text:style-name="Emphasis"><text:span text:style-name="T14">Greek thought, Arabic culture: The Graeco-Arabic translation movement in Baghdad and early Abbasid society</text:span></text:span><text:span text:style-name="T14">. Routledge.</text:span></text:p>
      <text:p text:style-name="Text_20_body"><text:span text:style-name="T14">Guthrie, S., Lichten, C., van Belle, J., Ball, S., Knack, A., &amp; Hofman, J. (2017). </text:span><text:span text:style-name="Emphasis"><text:span text:style-name="T14">Understanding mental health in the research environment: A rapid evidence assessment</text:span></text:span><text:span text:style-name="T14">. RAND Europe.</text:span></text:p>
      <text:p text:style-name="Text_20_body"><text:span text:style-name="T14">Gutiérrez, Á., &amp; González, C. (2022). Restraints and seclusion in mental health wards: A breach of human rights. </text:span><text:span text:style-name="Emphasis"><text:span text:style-name="T14">Journal of Human Rights in Mental Health, 18</text:span></text:span><text:span text:style-name="T14">(2), 83–94.</text:span></text:p>
      <text:p text:style-name="Text_20_body"><text:soft-page-break/><text:span text:style-name="T14">Gómez Pellón, E. (2023). El poder psiquiátrico y sus dispositivos: Medicalización, tutela y castigo. </text:span><text:span text:style-name="Emphasis"><text:span text:style-name="T14">Revista de Antropología Social, 32</text:span></text:span><text:span text:style-name="T14">(1), 115–139.</text:span></text:p>
      <text:p text:style-name="Text_20_body"><text:span text:style-name="T14">Gøtzsche, P. C. (2015). </text:span><text:span text:style-name="Emphasis"><text:span text:style-name="T14">Deadly psychiatry and organised denial</text:span></text:span><text:span text:style-name="T14">. People’s Press.</text:span></text:p>
      <text:p text:style-name="P4"><text:span text:style-name="T10">Haklay, M. (2015). </text:span><text:span text:style-name="Emphasis"><text:span text:style-name="T10">Citizen science and policy: A European perspective</text:span></text:span><text:span text:style-name="T10">. Woodrow Wilson International Center for Scholars.</text:span></text:p>
      <text:p text:style-name="Text_20_body"><text:span text:style-name="T14">Haraway, D. (1988). Situated knowledges: The science question in feminism and the privilege of partial perspective. </text:span><text:span text:style-name="Emphasis"><text:span text:style-name="T14">Feminist Studies, 14</text:span></text:span><text:span text:style-name="T14">(3), 575–599. </text:span><text:a xlink:type="simple" xlink:href="https://doi.org/10.2307/3178066" office:target-frame-name="_new" xlink:show="replace" text:style-name="Internet_20_link" text:visited-style-name="Visited_20_Internet_20_Link"><text:span text:style-name="T14">https://doi.org/10.2307/3178066</text:span></text:a></text:p>
      <text:p text:style-name="Text_20_body"><text:span text:style-name="T14">Harding, S. (1991). </text:span><text:span text:style-name="Emphasis"><text:span text:style-name="T14">Whose science? Whose knowledge? Thinking from women's lives</text:span></text:span><text:span text:style-name="T14">. Cornell University Press.</text:span></text:p>
      <text:p text:style-name="Text_20_body"><text:span text:style-name="T14">Harper, I. (2011). </text:span><text:span text:style-name="Emphasis"><text:span text:style-name="T14">Development and public health in the Himalaya: Reflections on healing in contemporary Nepal</text:span></text:span><text:span text:style-name="T14">. Routledge.</text:span></text:p>
      <text:p text:style-name="Text_20_body"><text:span text:style-name="T14">Harris, M. (2001). </text:span><text:span text:style-name="Emphasis"><text:span text:style-name="T14">Cultural materialism: The struggle for a science of culture</text:span></text:span><text:span text:style-name="T14"> (Updated ed.). AltaMira Press.</text:span></text:p>
      <text:p text:style-name="Text_20_body"><text:span text:style-name="T14">Harrowell, E., Davies, T., &amp; Disney, T. (2018). Making space for failure in geographic research. </text:span><text:span text:style-name="Emphasis"><text:span text:style-name="T14">The Professional Geographer, 70</text:span></text:span><text:span text:style-name="T14">(2), 230–238.</text:span></text:p>
      <text:p text:style-name="Text_20_body"><text:span text:style-name="T14">Healy, D. (2002). </text:span><text:span text:style-name="Emphasis"><text:span text:style-name="T14">The creation of psychopharmacology</text:span></text:span><text:span text:style-name="T14">. Harvard University Press.</text:span></text:p>
      <text:p text:style-name="Text_20_body"><text:span text:style-name="T14">Healy, D. (2012). </text:span><text:span text:style-name="Emphasis"><text:span text:style-name="T14">Pharmageddon</text:span></text:span><text:span text:style-name="T14">. University of California Press.</text:span></text:p>
      <text:p text:style-name="Text_20_body"><text:span text:style-name="T14">Henning, G., García-Campayo, J., Aguilera, A., &amp; Martínez-Catena, A. (2023). Dialogical psychiatry and ethical awareness in Spain: A national survey on the challenges of implementing Open Dialogue. </text:span><text:span text:style-name="Emphasis"><text:span text:style-name="T14">Frontiers in Psychology, 14</text:span></text:span><text:span text:style-name="T14">, 1166919. </text:span><text:a xlink:type="simple" xlink:href="https://doi.org/10.3389/fpsyg.2023.1166919" office:target-frame-name="_new" xlink:show="replace" text:style-name="Internet_20_link" text:visited-style-name="Visited_20_Internet_20_Link"><text:span text:style-name="T14">https://doi.org/10.3389/fpsyg.2023.1166919</text:span></text:a></text:p>
      <text:p text:style-name="Text_20_body"><text:span text:style-name="T14">Herman, J. L. (1992). </text:span><text:span text:style-name="Emphasis"><text:span text:style-name="T14">Trauma and recovery: The aftermath of violence—from domestic abuse to political terror</text:span></text:span><text:span text:style-name="T14">. Basic Books.</text:span></text:p>
      <text:p text:style-name="Text_20_body"><text:span text:style-name="T14">Heschel, A. J. (2005). </text:span><text:span text:style-name="Emphasis"><text:span text:style-name="T14">The Sabbath</text:span></text:span><text:span text:style-name="T14">. Farrar, Straus and Giroux.</text:span></text:p>
      <text:p text:style-name="Text_20_body"><text:span text:style-name="T14">Hess, D. J. (2007). </text:span><text:span text:style-name="Emphasis"><text:span text:style-name="T14">Alternative pathways in science and industry: Activism, innovation, and the environment in an era of globalization</text:span></text:span><text:span text:style-name="T14">. MIT Press.</text:span></text:p>
      <text:p text:style-name="Text_20_body"><text:span text:style-name="T14">Ho, B. C., et al. (2011). Long-term antipsychotic treatment and brain volumes: A longitudinal study of first-episode schizophrenia. </text:span><text:span text:style-name="Emphasis"><text:span text:style-name="T14">Archives of General Psychiatry, 68</text:span></text:span><text:span text:style-name="T14">(2), 128–137.</text:span></text:p>
      <text:p text:style-name="Text_20_body"><text:span text:style-name="T14">Hollis, C., Falconer, C. J., Martin, J. L., et al. (2021). Annual Research Review: Digital health interventions for children and young people with mental health problems—a systematic and meta‐review. </text:span><text:span text:style-name="Emphasis"><text:span text:style-name="T14">Journal of Child Psychology and Psychiatry, 62</text:span></text:span><text:span text:style-name="T14">(5), 1–23.</text:span></text:p>
      <text:p text:style-name="Text_20_body"><text:span text:style-name="T14">Holmes, S. M., &amp; Ponte, M. (2006). En-case-ing the patient: Creating diseased bodies and hierarchies of the deserving. </text:span><text:span text:style-name="Emphasis"><text:span text:style-name="T14">Health, 10</text:span></text:span><text:span text:style-name="T14">(2), 197–217.</text:span></text:p>
      <text:p text:style-name="Text_20_body"><text:span text:style-name="T14">Holmes, S. M., &amp; et al. (2006). Oaxacans like to work bent over: The naturalization of social suffering among berry farm workers. </text:span><text:span text:style-name="Emphasis"><text:span text:style-name="T14">International Migration, 44</text:span></text:span><text:span text:style-name="T14">(3), 39–68.</text:span></text:p>
      <text:p text:style-name="Text_20_body"><text:span text:style-name="T14">Honneth, A. (2012). </text:span><text:span text:style-name="Emphasis"><text:span text:style-name="T14">The I in we: Studies in the theory of recognition</text:span></text:span><text:span text:style-name="T14"> (J. Ganahl, Trans.). Polity Press.</text:span></text:p>
      <text:p text:style-name="Text_20_body"><text:span text:style-name="T14">hooks, b. (1994). </text:span><text:span text:style-name="Emphasis"><text:span text:style-name="T14">Teaching to transgress: Education as the practice of freedom</text:span></text:span><text:span text:style-name="T14">. Routledge.</text:span></text:p>
      <text:p text:style-name="Text_20_body"><text:soft-page-break/><text:span text:style-name="T14">Hopper, K. (2007). Rethinking social recovery in schizophrenia: What a capabilities approach might offer. </text:span><text:span text:style-name="Emphasis"><text:span text:style-name="T14">Social Science &amp; Medicine, 65</text:span></text:span><text:span text:style-name="T14">(5), 868–879.</text:span></text:p>
      <text:p text:style-name="Text_20_body"><text:span text:style-name="T14">Hopper, K., Bassuk, E., &amp; Olivet, J. (2010). Shelter from the storm: Trauma-informed care in homelessness services settings. </text:span><text:span text:style-name="Emphasis"><text:span text:style-name="T14">The Open Health Services and Policy Journal, 3</text:span></text:span><text:span text:style-name="T14">(2), 80–100.</text:span></text:p>
      <text:p text:style-name="Text_20_body"><text:span text:style-name="T14">Hopper, K., et al. (2007). </text:span><text:span text:style-name="Emphasis"><text:span text:style-name="T14">Recovery from schizophrenia: An international perspective</text:span></text:span><text:span text:style-name="T14">. Oxford University Press.</text:span></text:p>
      <text:p text:style-name="Text_20_body"><text:span text:style-name="T14">Horst, H. A., &amp; Miller, D. (2012). </text:span><text:span text:style-name="Emphasis"><text:span text:style-name="T14">Digital anthropology</text:span></text:span><text:span text:style-name="T14">. Berg.</text:span></text:p>
      <text:p text:style-name="Text_20_body"><text:span text:style-name="T14">Horton, R. (2021). Offline: COVID-19 is not a pandemic. </text:span><text:span text:style-name="Emphasis"><text:span text:style-name="T14">The Lancet, 396</text:span></text:span><text:span text:style-name="T14">(10255), 874.</text:span></text:p>
      <text:p text:style-name="Text_20_body"><text:span text:style-name="T14">Horton, R., Araujo, E. C., Bhorat, H., Bhutta, Z. A., Bruzzone, R., &amp; Moyo, N. (2014). Final report of the Commission on Global Health and the Law. </text:span><text:span text:style-name="Emphasis"><text:span text:style-name="T14">The Lancet, 383</text:span></text:span><text:span text:style-name="T14">(9912), 1080–1082. </text:span><text:a xlink:type="simple" xlink:href="https://doi.org/10.1016/S0140-6736(14)60589-3" office:target-frame-name="_new" xlink:show="replace" text:style-name="Internet_20_link" text:visited-style-name="Visited_20_Internet_20_Link"><text:span text:style-name="T14">https://doi.org/10.1016/S0140-6736(14)60589-3</text:span></text:a></text:p>
      <text:p text:style-name="Text_20_body"><text:span text:style-name="T14">Horton, R., Lo, S., &amp; Aiyar, A. (2014). Medical education: The future is global. </text:span><text:span text:style-name="Emphasis"><text:span text:style-name="T14">The Lancet, 383</text:span></text:span><text:span text:style-name="T14">(9916), 1139.</text:span></text:p>
      <text:p text:style-name="Text_20_body"><text:span text:style-name="T14">Horton, R., Lo, S., &amp; Frenk, J. (2014). From public to planetary health: A manifesto. </text:span><text:span text:style-name="Emphasis"><text:span text:style-name="T14">The Lancet, 383</text:span></text:span><text:span text:style-name="T14">(9920), 847–848.</text:span></text:p>
      <text:p text:style-name="Text_20_body"><text:span text:style-name="T14">Horton, R., Lo, S., &amp; White, F. (2014). Planetary health: A new science for exceptional action. </text:span><text:span text:style-name="Emphasis"><text:span text:style-name="T14">The Lancet, 383</text:span></text:span><text:span text:style-name="T14">(9931), 101–102. </text:span><text:a xlink:type="simple" xlink:href="https://doi.org/10.1016/S0140-6736(14)60393-3" office:target-frame-name="_new" xlink:show="replace" text:style-name="Internet_20_link" text:visited-style-name="Visited_20_Internet_20_Link"><text:span text:style-name="T14">https://doi.org/10.1016/S0140-6736(14)60393-3</text:span></text:a></text:p>
      <text:p text:style-name="Text_20_body"><text:span text:style-name="T14">Horvath, A. O., &amp; Symonds, B. D. (1991). Relation between working alliance and outcome in psychotherapy: A meta-analysis. </text:span><text:span text:style-name="Emphasis"><text:span text:style-name="T14">Journal of Counseling Psychology, 38</text:span></text:span><text:span text:style-name="T14">(2), 139–149.</text:span></text:p>
      <text:p text:style-name="P3"><text:span text:style-name="T6"/></text:p>
      <text:p text:style-name="P4"><text:span text:style-name="Emphasis"><text:span text:style-name="T12">Huertas, R. (1996). Psiquiatría, ideología y represión: España 1936–1975. </text:span></text:span><text:span text:style-name="Emphasis"><text:span text:style-name="T11">Dynamis, 16</text:span></text:span><text:span text:style-name="Emphasis"><text:span text:style-name="T12">, 281–304.</text:span></text:span></text:p>
      <text:p text:style-name="Text_20_body"><text:span text:style-name="T14">Huertas, R. (2022). Involuntary treatment and professional discretion: Psychiatric practices in Spain. </text:span><text:span text:style-name="Emphasis"><text:span text:style-name="T14">Gaceta Sanitaria, 36</text:span></text:span><text:span text:style-name="T14">(1), 35–41.</text:span></text:p>
      <text:p text:style-name="Text_20_body"><text:span text:style-name="T14">INE. (2023). </text:span><text:span text:style-name="Emphasis"><text:span text:style-name="T14">Defunciones según la causa de muerte. Año 2022</text:span></text:span><text:span text:style-name="T14">. Instituto Nacional de Estadística.</text:span></text:p>
      <text:p text:style-name="Text_20_body"><text:span text:style-name="T14">Ingold, T. (2014). That’s enough about ethnography! </text:span><text:span text:style-name="Emphasis"><text:span text:style-name="T14">HAU: Journal of Ethnographic Theory, 4</text:span></text:span><text:span text:style-name="T14">(1), 383–395.</text:span></text:p>
      <text:p text:style-name="Text_20_body"><text:span text:style-name="T14">Inhorn, M. C., &amp; Wentzell, E. A. (2012). </text:span><text:span text:style-name="Emphasis"><text:span text:style-name="T14">Medical anthropology at the intersections: Histories, activisms, and futures</text:span></text:span><text:span text:style-name="T14">. Duke University Press.</text:span></text:p>
      <text:p text:style-name="Text_20_body"><text:span text:style-name="T14">Insel, T. (2022). </text:span><text:span text:style-name="Emphasis"><text:span text:style-name="T14">Healing: Our path from mental illness to mental health</text:span></text:span><text:span text:style-name="T14">. Penguin Press.</text:span></text:p>
      <text:p text:style-name="Text_20_body"><text:span text:style-name="T14">Ioannidis, J. P. A. (2005). Why most published research findings are false. </text:span><text:span text:style-name="Emphasis"><text:span text:style-name="T14">PLoS Medicine, 2</text:span></text:span><text:span text:style-name="T14">(8), e124. </text:span><text:a xlink:type="simple" xlink:href="https://doi.org/10.1371/journal.pmed.0020124" office:target-frame-name="_new" xlink:show="replace" text:style-name="Internet_20_link" text:visited-style-name="Visited_20_Internet_20_Link"><text:span text:style-name="T14">https://doi.org/10.1371/journal.pmed.0020124</text:span></text:a></text:p>
      <text:p text:style-name="Text_20_body"><text:span text:style-name="T14">IQVIA. (2022). </text:span><text:span text:style-name="Emphasis"><text:span text:style-name="T14">The global use of medicines 2022: Outlook to 2026</text:span></text:span><text:span text:style-name="T14">. IQVIA Institute for Human Data Science.</text:span></text:p>
      <text:p text:style-name="Text_20_body"><text:span text:style-name="T14">ISPS. (2022). </text:span><text:span text:style-name="Emphasis"><text:span text:style-name="T14">International Society for Psychological and Social Approaches to Psychosis – ISPS Perugia Conference Proceedings</text:span></text:span><text:span text:style-name="T14">.</text:span></text:p>
      <text:p text:style-name="Text_20_body"><text:soft-page-break/><text:span text:style-name="T14">Jacka, F. N., O’Neil, A., Opie, R., Itsiopoulos, C., Cotton, S., Mohebbi, M., ... &amp; Berk, M. (2017). A randomised controlled trial of dietary improvement for adults with major depression (the ‘SMILES’ trial). </text:span><text:span text:style-name="Emphasis"><text:span text:style-name="T14">BMC Medicine, 15</text:span></text:span><text:span text:style-name="T14">, 23.</text:span></text:p>
      <text:p text:style-name="Text_20_body"><text:span text:style-name="T14">Jackson, J. R., Eaton, W. W., Cascella, N. G., Fasano, A., &amp; Kelly, D. L. (2012). Neurologic and psychiatric manifestations of celiac disease and gluten sensitivity. </text:span><text:span text:style-name="Emphasis"><text:span text:style-name="T14">Psychiatric Quarterly, 83</text:span></text:span><text:span text:style-name="T14">(1), 91–102.</text:span></text:p>
      <text:p text:style-name="Text_20_body"><text:span text:style-name="T14">Jacobsen, T. (1982). </text:span><text:span text:style-name="Emphasis"><text:span text:style-name="T14">Salinity and irrigation agriculture in antiquity</text:span></text:span><text:span text:style-name="T14">. American Philosophical Society.</text:span></text:p>
      <text:p text:style-name="Text_20_body"><text:span text:style-name="T14">Jacobsen, T. (1982). </text:span><text:span text:style-name="Emphasis"><text:span text:style-name="T14">The waters of Ur</text:span></text:span><text:span text:style-name="T14">. Yale University Press.</text:span></text:p>
      <text:p text:style-name="Text_20_body"><text:span text:style-name="T14">Jasanoff, S. (2004). </text:span><text:span text:style-name="Emphasis"><text:span text:style-name="T14">States of knowledge: The co-production of science and social order</text:span></text:span><text:span text:style-name="T14">. Routledge.</text:span></text:p>
      <text:p text:style-name="Text_20_body"><text:span text:style-name="T14">Johnstone, L., &amp; Boyle, M. (2018). </text:span><text:span text:style-name="Emphasis"><text:span text:style-name="T14">The Power Threat Meaning Framework: Towards the identification of patterns in emotional distress, unusual experiences and troubled or troubling behaviour, as an alternative to functional psychiatric diagnosis</text:span></text:span><text:span text:style-name="T14">. British Psychological Society.</text:span></text:p>
      <text:p text:style-name="Text_20_body"><text:span text:style-name="T14">Junta de Andalucía. (2021). </text:span><text:span text:style-name="Emphasis"><text:span text:style-name="T14">Plan Integral de Salud Mental de Andalucía 2022–2026</text:span></text:span><text:span text:style-name="T14">. Consejería de Salud y Familias.</text:span></text:p>
      <text:p text:style-name="Text_20_body"><text:span text:style-name="T14">Kalathil, J. (2011). </text:span><text:span text:style-name="Emphasis"><text:span text:style-name="T14">Dancing to our own tunes: Reassessing black and minority ethnic mental health service user involvement</text:span></text:span><text:span text:style-name="T14">. National Survivor User Network.</text:span></text:p>
      <text:p text:style-name="Text_20_body"><text:span text:style-name="T14">Kalathil, J. (2013). </text:span><text:span text:style-name="Emphasis"><text:span text:style-name="T14">Recovery and resilience: African, African-Caribbean and South Asian women’s narratives of recovering from mental distress</text:span></text:span><text:span text:style-name="T14">. Mental Health Foundation.</text:span></text:p>
      <text:p text:style-name="Text_20_body"><text:span text:style-name="T14">Kalathil, J., Faulkner, A., McKenzie, J., &amp; Ready, D. (2022). </text:span><text:span text:style-name="Emphasis"><text:span text:style-name="T14">Knowledge is Power: Report of the Inquiry into the ‘Schizophrenia’ Label</text:span></text:span><text:span text:style-name="T14">. User Voice &amp; Survivor Research.</text:span></text:p>
      <text:p text:style-name="Text_20_body"><text:span text:style-name="T14">Kaltenbrunner, W., Birch, K., &amp; van Leeuwen, T. (2022). Towards an epistemic ethics for open science. </text:span><text:span text:style-name="Emphasis"><text:span text:style-name="T14">Science and Public Policy, 49</text:span></text:span><text:span text:style-name="T14">(4), 564–575. </text:span><text:a xlink:type="simple" xlink:href="https://doi.org/10.1093/scipol/scac022" office:target-frame-name="_new" xlink:show="replace" text:style-name="Internet_20_link" text:visited-style-name="Visited_20_Internet_20_Link"><text:span text:style-name="T14">https://doi.org/10.1093/scipol/scac022</text:span></text:a></text:p>
      <text:p text:style-name="Text_20_body"><text:span text:style-name="T14">Kamen, H. (1988). </text:span><text:span text:style-name="Emphasis"><text:span text:style-name="T14">The Spanish Inquisition: A historical revision</text:span></text:span><text:span text:style-name="T14">. Weidenfeld &amp; Nicolson.</text:span></text:p>
      <text:p text:style-name="Text_20_body"><text:span text:style-name="T14">Kaplan, B. J. (2007). </text:span><text:span text:style-name="Emphasis"><text:span text:style-name="T14">Divided by faith: Religious conflict and the practice of toleration in early modern Europe</text:span></text:span><text:span text:style-name="T14">. Harvard University Press.</text:span></text:p>
      <text:p text:style-name="Text_20_body"><text:span text:style-name="T14">Keck, F., &amp; Keck, T. (2020). </text:span><text:span text:style-name="Emphasis"><text:span text:style-name="T14">Anthropology of policy: Critical perspectives on governance and reform</text:span></text:span><text:span text:style-name="T14">. Routledge.</text:span></text:p>
      <text:p text:style-name="Text_20_body"><text:span text:style-name="T14">Keck, F., &amp; Ticktin, M. (Eds.). (2015). </text:span><text:span text:style-name="Emphasis"><text:span text:style-name="T14">Anthropology of the contemporary: Ethnographies of emergency</text:span></text:span><text:span text:style-name="T14">. Routledge.</text:span></text:p>
      <text:p text:style-name="Text_20_body"><text:span text:style-name="T14">Kelly, A. H. (2016). The experimental unit: Configuring human subjects in the global health laboratory. </text:span><text:span text:style-name="Emphasis"><text:span text:style-name="T14">Social Studies of Science, 46</text:span></text:span><text:span text:style-name="T14">(3), 466–485.</text:span></text:p>
      <text:p text:style-name="Text_20_body"><text:span text:style-name="T14">Kemmis, S., McTaggart, R., &amp; Nixon, R. (2014). </text:span><text:span text:style-name="Emphasis"><text:span text:style-name="T14">The action research planner: Doing critical participatory action research</text:span></text:span><text:span text:style-name="T14">. Springer.</text:span></text:p>
      <text:p text:style-name="Text_20_body"><text:span text:style-name="T14">Kendler, K. S. (2005). Toward a philosophical structure for psychiatry. </text:span><text:span text:style-name="Emphasis"><text:span text:style-name="T14">American Journal of Psychiatry, 162</text:span></text:span><text:span text:style-name="T14">(3), 433–440.</text:span></text:p>
      <text:p text:style-name="Text_20_body"><text:span text:style-name="T14">Kendler, K. S. (2020). The nature of psychiatric disorders: A translational perspective. </text:span><text:span text:style-name="Emphasis"><text:span text:style-name="T14">The American Journal of Psychiatry, 177</text:span></text:span><text:span text:style-name="T14">(5), 393–397. </text:span><text:a xlink:type="simple" xlink:href="https://doi.org/10.1176/appi.ajp.2020.19090915" office:target-frame-name="_new" xlink:show="replace" text:style-name="Internet_20_link" text:visited-style-name="Visited_20_Internet_20_Link"><text:span text:style-name="T14">https://doi.org/10.1176/appi.ajp.2020.19090915</text:span></text:a></text:p>
      <text:p text:style-name="Text_20_body"><text:soft-page-break/><text:span text:style-name="T14">Kessler, R. C., Berglund, P., Demler, O., Jin, R., Merikangas, K. R., &amp; Walters, E. E. (2005). Lifetime prevalence and age-of-onset distributions of DSM-IV disorders in the National Comorbidity Survey Replication. </text:span><text:span text:style-name="Emphasis"><text:span text:style-name="T14">Archives of General Psychiatry, 62</text:span></text:span><text:span text:style-name="T14">(6), 593–602.</text:span></text:p>
      <text:p text:style-name="Text_20_body"><text:span text:style-name="T14">Kessler, R. C., et al. (2010). Childhood adversities and adult psychopathology. </text:span><text:span text:style-name="Emphasis"><text:span text:style-name="T14">Archives of General Psychiatry, 67</text:span></text:span><text:span text:style-name="T14">(2), 113–123.</text:span></text:p>
      <text:p text:style-name="Text_20_body"><text:span text:style-name="T14">Kidd, I., Medina, J., &amp; Pohlhaus, G. (Eds.). (2022). </text:span><text:span text:style-name="Emphasis"><text:span text:style-name="T14">The Routledge handbook of epistemic injustice</text:span></text:span><text:span text:style-name="T14">. Routledge.</text:span></text:p>
      <text:p text:style-name="Text_20_body"><text:span text:style-name="T14">King, H. (1998). </text:span><text:span text:style-name="Emphasis"><text:span text:style-name="T14">Hippocrates’ woman: Reading the female body in Ancient Greece</text:span></text:span><text:span text:style-name="T14">. Routledge.</text:span></text:p>
      <text:p text:style-name="Text_20_body"><text:span text:style-name="T14">Kirk, S. A., &amp; Kutchins, H. (1992). </text:span><text:span text:style-name="Emphasis"><text:span text:style-name="T14">The selling of DSM: The rhetoric of science in psychiatry</text:span></text:span><text:span text:style-name="T14">. Aldine de Gruyter.</text:span></text:p>
      <text:p text:style-name="Text_20_body"><text:span text:style-name="T14">Kirmayer, L. J., &amp; Ban, L. (2013). Cultural psychiatry: Research strategies and future directions. </text:span><text:span text:style-name="Emphasis"><text:span text:style-name="T14">Advances in Psychosomatic Medicine, 33</text:span></text:span><text:span text:style-name="T14">, 97–114.</text:span></text:p>
      <text:p text:style-name="Text_20_body"><text:span text:style-name="T14">Kirmayer, L. J., &amp; Pedersen, D. (2014). Toward a new architecture for global mental health. </text:span><text:span text:style-name="Emphasis"><text:span text:style-name="T14">Transcultural Psychiatry, 51</text:span></text:span><text:span text:style-name="T14">(6), 759–776.</text:span></text:p>
      <text:p text:style-name="Text_20_body"><text:span text:style-name="T14">Kirmayer, L. J., &amp; Ryder, A. G. (2016). Culture and psychopathology. </text:span><text:span text:style-name="Emphasis"><text:span text:style-name="T14">Current Opinion in Psychology, 8</text:span></text:span><text:span text:style-name="T14">, 143–148.</text:span></text:p>
      <text:p text:style-name="Text_20_body"><text:span text:style-name="T14">Kisely, S., et al. (2017). Occurrence of mental illness and related outcomes in transgender populations: A systematic review. </text:span><text:span text:style-name="Emphasis"><text:span text:style-name="T14">The Lancet Psychiatry, 4</text:span></text:span><text:span text:style-name="T14">(3), 170–180.</text:span></text:p>
      <text:p text:style-name="Text_20_body"><text:span text:style-name="T14">Kleinman, A. (1980). </text:span><text:span text:style-name="Emphasis"><text:span text:style-name="T14">Patients and healers in the context of culture: An exploration of the borderland between anthropology, medicine, and psychiatry</text:span></text:span><text:span text:style-name="T14">. University of California Press.</text:span></text:p>
      <text:p text:style-name="Text_20_body"><text:span text:style-name="T14">Kleinman, A. (1995). </text:span><text:span text:style-name="Emphasis"><text:span text:style-name="T14">Writing at the margin: Discourse between anthropology and medicine</text:span></text:span><text:span text:style-name="T14">. University of California Press.</text:span></text:p>
      <text:p text:style-name="Text_20_body"><text:span text:style-name="T14">Kleinman, A. (1999). Experience and its moral modes: Culture, human conditions, and disorder. </text:span><text:span text:style-name="Emphasis"><text:span text:style-name="T14">Tanner Lectures on Human Values</text:span></text:span><text:span text:style-name="T14">.</text:span></text:p>
      <text:p text:style-name="Text_20_body"><text:span text:style-name="T14">Kleinman, A., &amp; Benson, P. (2006). Anthropology in the clinic: The problem of cultural competency and how to fix it. </text:span><text:span text:style-name="Emphasis"><text:span text:style-name="T14">PLoS Medicine, 3</text:span></text:span><text:span text:style-name="T14">(10), e294. </text:span><text:a xlink:type="simple" xlink:href="https://doi.org/10.1371/journal.pmed.0030294" office:target-frame-name="_new" xlink:show="replace" text:style-name="Internet_20_link" text:visited-style-name="Visited_20_Internet_20_Link"><text:span text:style-name="T14">https://doi.org/10.1371/journal.pmed.0030294</text:span></text:a></text:p>
      <text:p text:style-name="Text_20_body"><text:span text:style-name="T14">Kleinman, A., &amp; Das, V. (2001). </text:span><text:span text:style-name="Emphasis"><text:span text:style-name="T14">Violence and subjectivity</text:span></text:span><text:span text:style-name="T14">. University of California Press.</text:span></text:p>
      <text:p text:style-name="Text_20_body"><text:span text:style-name="T14">Kohrt, B. A., &amp; Mendenhall, E. (Eds.). (2015). </text:span><text:span text:style-name="Emphasis"><text:span text:style-name="T14">Global mental health: Anthropological perspectives</text:span></text:span><text:span text:style-name="T14">. Routledge.</text:span></text:p>
      <text:p text:style-name="P4"><text:span text:style-name="Emphasis"><text:span text:style-name="T12">Kozlov, M., et al. (2021). [Article title not provided]. </text:span></text:span><text:span text:style-name="Emphasis"><text:span text:style-name="T11">Nature Reviews Neuroscience, 22</text:span></text:span><text:span text:style-name="Emphasis"><text:span text:style-name="T12">(9), 567–584.</text:span></text:span></text:p>
      <text:p text:style-name="Text_20_body"><text:span text:style-name="T14">Lacasse, J. R., &amp; Leo, J. (2005). Serotonin and depression: A disconnect between the advertisements and the scientific literature. </text:span><text:span text:style-name="Emphasis"><text:span text:style-name="T14">PLoS Medicine, 2</text:span></text:span><text:span text:style-name="T14">(12), e392.</text:span></text:p>
      <text:p text:style-name="Text_20_body"><text:span text:style-name="T14">Lanius, R. A., Vermetten, E., &amp; Pain, C. (Eds.). (2020). </text:span><text:span text:style-name="Emphasis"><text:span text:style-name="T14">The impact of early life trauma on health and disease: The hidden epidemic</text:span></text:span><text:span text:style-name="T14">. Cambridge University Press.</text:span></text:p>
      <text:p text:style-name="Text_20_body"><text:span text:style-name="T14">Lanius, R. A., et al. (2020). </text:span><text:span text:style-name="Emphasis"><text:span text:style-name="T14">The Clinical Assessment of Dissociation</text:span></text:span><text:span text:style-name="T14">. Guilford Press.</text:span></text:p>
      <text:p text:style-name="Text_20_body"><text:soft-page-break/><text:span text:style-name="T14">Large, M., Ryan, C., et al. (2011). The predictive value of risk categorization in schizophrenia. </text:span><text:span text:style-name="Emphasis"><text:span text:style-name="T14">Schizophrenia Research, 127</text:span></text:span><text:span text:style-name="T14">(1–3), 163–168.</text:span></text:p>
      <text:p text:style-name="Text_20_body"><text:span text:style-name="T14">Large, M., Smith, G., et al. (2014). Systematic review and meta-analysis of the clinical factors associated with the use of coercive interventions in psychiatric inpatient settings. </text:span><text:span text:style-name="Emphasis"><text:span text:style-name="T14">PLoS ONE, 9</text:span></text:span><text:span text:style-name="T14">(3), e94195.</text:span></text:p>
      <text:p text:style-name="Text_20_body"><text:span text:style-name="T14">Laurence, R. (1994). </text:span><text:span text:style-name="Emphasis"><text:span text:style-name="T14">Roman Pompeii: Space and society</text:span></text:span><text:span text:style-name="T14">. Routledge.</text:span></text:p>
      <text:p text:style-name="Text_20_body"><text:span text:style-name="T14">LeFrançois, B. A., Menzies, R., &amp; Reaume, G. (2013). </text:span><text:span text:style-name="Emphasis"><text:span text:style-name="T14">Mad matters: A critical reader in Canadian Mad Studies</text:span></text:span><text:span text:style-name="T14">. Canadian Scholars Press.</text:span></text:p>
      <text:p text:style-name="Text_20_body"><text:span text:style-name="T14">Lerner, G. (1986). </text:span><text:span text:style-name="Emphasis"><text:span text:style-name="T14">The creation of patriarchy</text:span></text:span><text:span text:style-name="T14">. Oxford University Press.</text:span></text:p>
      <text:p text:style-name="Text_20_body"><text:span text:style-name="T14">Levecque, K., Anseel, F., De Beuckelaer, A., Van der Heyden, J., &amp; Gisle, L. (2017). Work organization and mental health problems in PhD students. </text:span><text:span text:style-name="Emphasis"><text:span text:style-name="T14">Research Policy, 46</text:span></text:span><text:span text:style-name="T14">(4), 868–879.</text:span></text:p>
      <text:p text:style-name="Text_20_body"><text:span text:style-name="T14">Ley 1/2000, de 7 de enero, de Enjuiciamiento Civil. </text:span><text:span text:style-name="Emphasis"><text:span text:style-name="T14">Boletín Oficial del Estado</text:span></text:span><text:span text:style-name="T14">, 8 de enero de 2000, núm. 7, pp. 575–688.</text:span></text:p>
      <text:p text:style-name="Text_20_body"><text:span text:style-name="T14">Ley 41/2002, de 14 de noviembre, básica reguladora de la autonomía del paciente y de derechos y obligaciones en materia de información y documentación clínica. </text:span><text:span text:style-name="Emphasis"><text:span text:style-name="T14">Boletín Oficial del Estado</text:span></text:span><text:span text:style-name="T14">, 274, 40126–40132.</text:span></text:p>
      <text:p text:style-name="P5">Ley 8/2021, de 2 de junio, por la que se reforma la legislación civil y procesal para el apoyo a las personas con discapacidad en el ejercicio de su capacidad jurídica.</text:p>
      <text:p text:style-name="Text_20_body"><text:span text:style-name="T14">Lifton, R. J. (1986). </text:span><text:span text:style-name="Emphasis"><text:span text:style-name="T14">The Nazi doctors: Medical killing and the psychology of genocide</text:span></text:span><text:span text:style-name="T14">. Basic Books.</text:span></text:p>
      <text:p text:style-name="Text_20_body"><text:span text:style-name="T14">Lindberg, D. C. (1992). </text:span><text:span text:style-name="Emphasis"><text:span text:style-name="T14">The beginnings of Western science</text:span></text:span><text:span text:style-name="T14">. University of Chicago Press.</text:span></text:p>
      <text:p text:style-name="Text_20_body"><text:span text:style-name="T14">Lionetti, E., Leonardi, S., Franzonello, C., Mancardi, M., Ruggieri, M., &amp; Catassi, C. (2015). Gluten psychosis: Confirmation of a new clinical entity. </text:span><text:span text:style-name="Emphasis"><text:span text:style-name="T14">Nutrients, 7</text:span></text:span><text:span text:style-name="T14">(7), 5532–5539.</text:span></text:p>
      <text:p text:style-name="Text_20_body"><text:span text:style-name="T14">Locura con Sentido. (2020). Declaración pública y manifiesto. Retrieved from </text:span><text:a xlink:type="simple" xlink:href="https://locuraconsentido.org/" office:target-frame-name="_new" xlink:show="replace" text:style-name="Internet_20_link" text:visited-style-name="Visited_20_Internet_20_Link"><text:span text:style-name="T14">https://locuraconsentido.org</text:span></text:a></text:p>
      <text:p text:style-name="Text_20_body"><text:span text:style-name="T14">Low, S. M., &amp; Merry, S. E. (2010). Engaged anthropology: Diversity and dilemmas. </text:span><text:span text:style-name="Emphasis"><text:span text:style-name="T14">Current Anthropology, 51</text:span></text:span><text:span text:style-name="T14">(S2), S203–S226. </text:span><text:a xlink:type="simple" xlink:href="https://doi.org/10.1086/653837" office:target-frame-name="_new" xlink:show="replace" text:style-name="Internet_20_link" text:visited-style-name="Visited_20_Internet_20_Link"><text:span text:style-name="T14">https://doi.org/10.1086/653837</text:span></text:a></text:p>
      <text:p text:style-name="Text_20_body"><text:span text:style-name="T14">Lupton, D. (2020). </text:span><text:span text:style-name="Emphasis"><text:span text:style-name="T14">Doing fieldwork in a pandemic</text:span></text:span><text:span text:style-name="T14"> (crowd-sourced document). Retrieved from </text:span><text:a xlink:type="simple" xlink:href="https://docs.google.com/document/d/1clGjGABB2h2qbduTgfqribHmog9B6P0NvMgVuiHZCl8/" office:target-frame-name="_new" xlink:show="replace" text:style-name="Internet_20_link" text:visited-style-name="Visited_20_Internet_20_Link"><text:span text:style-name="T14">https://docs.google.com/document/d/1clGjGABB2h2qbduTgfqribHmog9B6P0NvMgVuiHZCl8/</text:span></text:a></text:p>
      <text:p text:style-name="Text_20_body"><text:span text:style-name="T14">López-Casasnovas, G., &amp; Rico, A. (2003). Descentralización y servicios sanitarios: El caso de España. </text:span><text:span text:style-name="Emphasis"><text:span text:style-name="T14">Fundación BBVA</text:span></text:span><text:span text:style-name="T14">.</text:span></text:p>
      <text:p text:style-name="Text_20_body"><text:span text:style-name="T14">López-Muñoz, F., Álamo, C., &amp; García-García, P. (2020). Scientific production on psychopharmacology in Spain: A bibliometric study. </text:span><text:span text:style-name="Emphasis"><text:span text:style-name="T14">Revista de Psiquiatría y Salud Mental, 13</text:span></text:span><text:span text:style-name="T14">(1), 8–17.</text:span></text:p>
      <text:p text:style-name="Text_20_body"><text:span text:style-name="T14">Madianos, M. G., &amp; Christodoulou, G. N. (2007). Institutionalization and deinstitutionalization in mental health care: The Greek experience. </text:span><text:span text:style-name="Emphasis"><text:span text:style-name="T14">International Journal of Mental Health, 36</text:span></text:span><text:span text:style-name="T14">(2), 47–62.</text:span></text:p>
      <text:p text:style-name="Text_20_body"><text:span text:style-name="T14">Maher, B. (2008). Poll results: Look who’s doping. </text:span><text:span text:style-name="Emphasis"><text:span text:style-name="T14">Nature, 452</text:span></text:span><text:span text:style-name="T14">(7188), 674–675.</text:span></text:p>
      <text:p text:style-name="Text_20_body"><text:soft-page-break/><text:span text:style-name="T14">Maier, S. F., &amp; Watkins, L. R. (2005). Stressor controllability and learned helplessness: The role of the dorsal raphe nucleus, serotonin, and corticotropin-releasing factor. </text:span><text:span text:style-name="Emphasis"><text:span text:style-name="T14">Neuroscience &amp; Biobehavioral Reviews, 29</text:span></text:span><text:span text:style-name="T14">(4–5), 829–841.</text:span></text:p>
      <text:p text:style-name="Text_20_body"><text:span text:style-name="T14">Marmot, M., Friel, S., Bell, R., Houweling, T. A., Taylor, S., &amp; Commission on Social Determinants of Health. (2008). Closing the gap in a generation: Health equity through action on the social determinants of health. </text:span><text:span text:style-name="Emphasis"><text:span text:style-name="T14">The Lancet, 372</text:span></text:span><text:span text:style-name="T14">(9650), 1661–1669.</text:span></text:p>
      <text:p text:style-name="Text_20_body"><text:span text:style-name="T14">Martínez-Cañavate, A., Ruiz-Pérez, I., Bravo, R., &amp; Ortega, J. (2023). Prevalence of coercive measures in Spanish psychiatric inpatients. </text:span><text:span text:style-name="Emphasis"><text:span text:style-name="T14">Psychiatry Research, 334</text:span></text:span><text:span text:style-name="T14">, 115523.</text:span></text:p>
      <text:p text:style-name="Text_20_body"><text:span text:style-name="T14">McEwen, B. S., &amp; Morrison, J. H. (2013). [Article title not provided]. </text:span><text:span text:style-name="Emphasis"><text:span text:style-name="T14">The Journal of Neuroscience, 33</text:span></text:span><text:span text:style-name="T14">(45), 17594–17601.</text:span></text:p>
      <text:p text:style-name="Text_20_body"><text:span text:style-name="T14">McLaughlin, K. A., et al. (2019). [Article title not provided]. </text:span><text:span text:style-name="Emphasis"><text:span text:style-name="T14">Nature Reviews Neuroscience, 20</text:span></text:span><text:span text:style-name="T14">(3), 169–186.</text:span></text:p>
      <text:p text:style-name="Text_20_body"><text:span text:style-name="T14">Mechanic, D. (2007). </text:span><text:span text:style-name="Emphasis"><text:span text:style-name="T14">Mental health and social policy: Beyond managed care</text:span></text:span><text:span text:style-name="T14"> (5th ed.). Pearson.</text:span></text:p>
      <text:p text:style-name="Text_20_body"><text:span text:style-name="T14">Mehta, J. (2013). </text:span><text:span text:style-name="Emphasis"><text:span text:style-name="T14">The allure of order: High hopes, dashed expectations, and the troubled quest to remake American schooling</text:span></text:span><text:span text:style-name="T14">. Oxford University Press.</text:span></text:p>
      <text:p text:style-name="Text_20_body"><text:span text:style-name="T14">Mental Health Europe. (2019). </text:span><text:span text:style-name="Emphasis"><text:span text:style-name="T14">Promising practices in prevention, reduction and elimination of coercion in mental health</text:span></text:span><text:span text:style-name="T14">. Mental Health Europe.</text:span></text:p>
      <text:p text:style-name="Text_20_body"><text:span text:style-name="T14">Metzl, J. M. (2009). </text:span><text:span text:style-name="Emphasis"><text:span text:style-name="T14">The protest psychosis: How schizophrenia became a Black disease</text:span></text:span><text:span text:style-name="T14">. Beacon Press.</text:span></text:p>
      <text:p text:style-name="Text_20_body"><text:span text:style-name="T14">Mezzina, R. (2005). Deinstitutionalization and community mental health services in Southern Europe: Case study on Italy. </text:span><text:span text:style-name="Emphasis"><text:span text:style-name="T14">International Journal of Mental Health, 34</text:span></text:span><text:span text:style-name="T14">(2), 1–16.</text:span></text:p>
      <text:p text:style-name="Text_20_body"><text:span text:style-name="T14">Mezzina, R. (2014). Forty years after the reform: The case of Italy. </text:span><text:span text:style-name="Emphasis"><text:span text:style-name="T14">International Journal of Law and Psychiatry, 37</text:span></text:span><text:span text:style-name="T14">(1), 1–6.</text:span></text:p>
      <text:p text:style-name="Text_20_body"><text:span text:style-name="T14">Mezzina, R. (2021). Trieste and beyond: The crisis of a culture of mental health and the need for a new vision. </text:span><text:span text:style-name="Emphasis"><text:span text:style-name="T14">World Social Psychiatry, 3</text:span></text:span><text:span text:style-name="T14">(2), 67–73.</text:span></text:p>
      <text:p text:style-name="Text_20_body"><text:span text:style-name="T14">Mezzina, R., et al. (2019). The practice of freedom: Human rights-based approaches to mental health care. </text:span><text:span text:style-name="Emphasis"><text:span text:style-name="T14">Health and Human Rights Journal, 21</text:span></text:span><text:span text:style-name="T14">(2), 65–74.</text:span></text:p>
      <text:p text:style-name="Text_20_body"><text:span text:style-name="T14">Mezzina, R., Sashidharan, S. P., Gispen, F., Javed, A., &amp; Saraceno, B. (2019). Reducing coercion in mental healthcare: A critical review of international strategies. </text:span><text:span text:style-name="Emphasis"><text:span text:style-name="T14">Epidemiology and Psychiatric Sciences, 29</text:span></text:span><text:span text:style-name="T14">, e15.</text:span></text:p>
      <text:p text:style-name="Text_20_body"><text:span text:style-name="T14">Mezzina, R., Sashidharan, S. P., Papageorgiou, A., Javed, A., &amp; Killaspy, H. (2019). A crisis of human rights and the transformation of mental health care. </text:span><text:span text:style-name="Emphasis"><text:span text:style-name="T14">World Psychiatry, 18</text:span></text:span><text:span text:style-name="T14">(1), 88–89.</text:span></text:p>
      <text:p text:style-name="Text_20_body"><text:span text:style-name="T14">Mezzina, R., Sashidharan, S. P., Rosen, A., Killaspy, H., &amp; Saraceno, B. (2018). Reducing coercion in mental health: A critical review of current practices and future directions. </text:span><text:span text:style-name="Emphasis"><text:span text:style-name="T14">Epidemiology and Psychiatric Sciences, 29</text:span></text:span><text:span text:style-name="T14">, e1.</text:span></text:p>
      <text:p text:style-name="Text_20_body"><text:span text:style-name="T14">Mills, C. (2014). </text:span><text:span text:style-name="Emphasis"><text:span text:style-name="T14">Decolonizing global mental health: The psychiatrization of the majority world</text:span></text:span><text:span text:style-name="T14">. Routledge.</text:span></text:p>
      <text:p text:style-name="Text_20_body"><text:soft-page-break/><text:span text:style-name="T14">Minas, H., Diatri, H., &amp; Maramis, A. (2011). Pasung: Physical restraint and confinement of people with mental illness in Indonesia. </text:span><text:span text:style-name="Emphasis"><text:span text:style-name="T14">International Journal of Mental Health Systems, 5</text:span></text:span><text:span text:style-name="T14">(1), 1.</text:span></text:p>
      <text:p text:style-name="Text_20_body"><text:span text:style-name="T14">Ministerio de Sanidad. (2011). </text:span><text:span text:style-name="Emphasis"><text:span text:style-name="T14">Estrategia en salud mental del Sistema Nacional de Salud 2009–2013</text:span></text:span><text:span text:style-name="T14">. Gobierno de España.</text:span></text:p>
      <text:p text:style-name="Text_20_body"><text:span text:style-name="T14">Ministerio de Sanidad. (2021). </text:span><text:span text:style-name="Emphasis"><text:span text:style-name="T14">Plan de acción de salud mental y COVID-19</text:span></text:span><text:span text:style-name="T14">. Gobierno de España.</text:span></text:p>
      <text:p text:style-name="Text_20_body"><text:span text:style-name="T14">Ministerio de Sanidad. (2022). </text:span><text:span text:style-name="Emphasis"><text:span text:style-name="T14">Estrategia de salud mental del Sistema Nacional de Salud 2022–2026</text:span></text:span><text:span text:style-name="T14">. Gobierno de España. </text:span><text:a xlink:type="simple" xlink:href="https://www.sanidad.gob.es/" office:target-frame-name="_new" xlink:show="replace" text:style-name="Internet_20_link" text:visited-style-name="Visited_20_Internet_20_Link"><text:span text:style-name="T14">https://www.sanidad.gob.es</text:span></text:a></text:p>
      <text:p text:style-name="Text_20_body"><text:span text:style-name="T14">Ministerio de Sanidad. (2022). </text:span><text:span text:style-name="Emphasis"><text:span text:style-name="T14">Plan de Acción de Salud Mental 2022–2024</text:span></text:span><text:span text:style-name="T14">. Gobierno de España.</text:span></text:p>
      <text:p text:style-name="Text_20_body"><text:span text:style-name="T14">Ministerio de Sanidad. (2023). </text:span><text:span text:style-name="Emphasis"><text:span text:style-name="T14">Plan de Acción de Salud Mental 2022–2024</text:span></text:span><text:span text:style-name="T14">. Gobierno de España.</text:span></text:p>
      <text:p text:style-name="Text_20_body"><text:span text:style-name="T14">Minkowitz, T. (2006). The United Nations Convention on the Rights of Persons with Disabilities and the right to be free from nonconsensual psychiatric interventions. </text:span><text:span text:style-name="Emphasis"><text:span text:style-name="T14">Syracuse Journal of International Law and Commerce, 34</text:span></text:span><text:span text:style-name="T14">, 405–428.</text:span></text:p>
      <text:p text:style-name="P4"><text:span text:style-name="Emphasis"><text:span text:style-name="T12">Mittelstadt, B. D., &amp; Floridi, L. (2016). The ethics of big data: Current and foreseeable issues in biomedical contexts. </text:span></text:span><text:span text:style-name="Emphasis"><text:span text:style-name="T11">Science and Engineering Ethics, 22</text:span></text:span><text:span text:style-name="Emphasis"><text:span text:style-name="T12">(2), 303–341.</text:span></text:span></text:p>
      <text:p text:style-name="Text_20_body"><text:span text:style-name="T14">Mol, A. (2008). </text:span><text:span text:style-name="Emphasis"><text:span text:style-name="T14">The logic of care: Health and the problem of patient choice</text:span></text:span><text:span text:style-name="T14">. Routledge.</text:span></text:p>
      <text:p text:style-name="Text_20_body"><text:span text:style-name="T14">Moncrieff, J. (2008). </text:span><text:span text:style-name="Emphasis"><text:span text:style-name="T14">The myth of the chemical cure: A critique of psychiatric drug treatment</text:span></text:span><text:span text:style-name="T14">. Palgrave Macmillan.</text:span></text:p>
      <text:p text:style-name="Text_20_body"><text:span text:style-name="T14">Moncrieff, J. (2022). </text:span><text:span text:style-name="Emphasis"><text:span text:style-name="T14">A straight talking introduction to psychiatric drugs: The truth about how they work and how to come off them</text:span></text:span><text:span text:style-name="T14">. PCCS Books.</text:span></text:p>
      <text:p text:style-name="Text_20_body"><text:span text:style-name="T14">Moncrieff, J., Rapley, M., &amp; Dillon, J. (Eds.). (2013). </text:span><text:span text:style-name="Emphasis"><text:span text:style-name="T14">De-medicalizing misery: Psychiatry, psychology and the human condition</text:span></text:span><text:span text:style-name="T14">. Palgrave Macmillan.</text:span></text:p>
      <text:p text:style-name="Text_20_body"><text:span text:style-name="T14">Moncrieff, J., Cohen, D., &amp; Porter, S. (2011). The psychoactive effects of psychiatric medication: The elephant in the room. </text:span><text:span text:style-name="Emphasis"><text:span text:style-name="T14">Journal of Psychoactive Drugs, 43</text:span></text:span><text:span text:style-name="T14">(3), 227–233.</text:span></text:p>
      <text:p text:style-name="Text_20_body"><text:span text:style-name="T14">Moncrieff, J., Cohen, D., &amp; Timimi, S. (2022). Rethinking models of psychosis: A critical examination of the dopamine hypothesis and the role of neuroleptics. </text:span><text:span text:style-name="Emphasis"><text:span text:style-name="T14">Psychosis, 14</text:span></text:span><text:span text:style-name="T14">(2), 89–102.</text:span></text:p>
      <text:p text:style-name="Text_20_body"><text:span text:style-name="T14">Moncrieff, J., Jansen, J., &amp; Hemming, L. (2013). The subjective experience of taking antipsychotic medication: A content analysis of Internet data. </text:span><text:span text:style-name="Emphasis"><text:span text:style-name="T14">Acta Psychiatrica Scandinavica, 127</text:span></text:span><text:span text:style-name="T14">(6), 460–470.</text:span></text:p>
      <text:p text:style-name="Text_20_body"><text:span text:style-name="T14">Moncrieff, J., Timimi, S., &amp; Cosgrove, L. (2022). </text:span><text:span text:style-name="Emphasis"><text:span text:style-name="T14">The psychiatry debate: Issues and controversies</text:span></text:span><text:span text:style-name="T14">. Palgrave Macmillan.</text:span></text:p>
      <text:p text:style-name="Text_20_body"><text:span text:style-name="T14">Moncrieff, J., Timimi, S., &amp; Leo, J. (2019). Critical psychiatry: A brief overview. In R. D. Hinshelwood &amp; N. Manning (Eds.), </text:span><text:span text:style-name="Emphasis"><text:span text:style-name="T14">Critical psychiatry: The limits of madness</text:span></text:span><text:span text:style-name="T14"> (pp. 15–30). Palgrave Macmillan.</text:span></text:p>
      <text:p text:style-name="Text_20_body"><text:span text:style-name="T14">Moncrieff, J., &amp; Leo, J. (2010). A systematic review of the effects of antipsychotic drugs on brain volume. </text:span><text:span text:style-name="Emphasis"><text:span text:style-name="T14">Psychological Medicine, 40</text:span></text:span><text:span text:style-name="T14">(9), 1409–1422.</text:span></text:p>
      <text:p text:style-name="Text_20_body"><text:span text:style-name="T14">Moncrieff, J., &amp; Timimi, S. (2013). The social and cultural construction of psychiatric knowledge: An analysis of NICE guidelines on depression and ADHD. </text:span><text:span text:style-name="Emphasis"><text:span text:style-name="T14">Anthropology &amp; Medicine, 20</text:span></text:span><text:span text:style-name="T14">(1), 59–71.</text:span></text:p>
      <text:p text:style-name="Text_20_body"><text:soft-page-break/><text:span text:style-name="T14">Moncrieff, J., Rapley, M., &amp; Dillon, J. (Eds.). (2013). </text:span><text:span text:style-name="Emphasis"><text:span text:style-name="T14">De-medicalizing misery II: Society, politics and the mental health industry</text:span></text:span><text:span text:style-name="T14">. Palgrave Macmillan.</text:span></text:p>
      <text:p text:style-name="Text_20_body"><text:span text:style-name="T14">Moreno-Küstner, B., García-Herrera, J. M., &amp; FAISEM. (2020). Salud mental comunitaria en Andalucía: Avances y desafíos. </text:span><text:span text:style-name="Emphasis"><text:span text:style-name="T14">Revista de Salud Mental Comunitaria, 8</text:span></text:span><text:span text:style-name="T14">(1), 15–22.</text:span></text:p>
      <text:p text:style-name="Text_20_body"><text:span text:style-name="T14">Morrow, M., &amp; Weisser, J. (2012). Towards a social justice framework of mental health recovery. </text:span><text:span text:style-name="Emphasis"><text:span text:style-name="T14">Studies in Social Justice, 6</text:span></text:span><text:span text:style-name="T14">(1), 27–43.</text:span></text:p>
      <text:p text:style-name="Text_20_body"><text:span text:style-name="T14">Mosher, L. (1999). </text:span><text:span text:style-name="Emphasis"><text:span text:style-name="T14">Soteria: Through madness to deliverance</text:span></text:span><text:span text:style-name="T14">. Xlibris.</text:span></text:p>
      <text:p text:style-name="Text_20_body"><text:span text:style-name="T14">Mosher, L. R. (1999). Soteria and other alternatives to acute psychiatric hospitalization: A personal and professional review. </text:span><text:span text:style-name="Emphasis"><text:span text:style-name="T14">The Journal of Nervous and Mental Disease, 187</text:span></text:span><text:span text:style-name="T14">(3), 142–149.</text:span></text:p>
      <text:p text:style-name="Text_20_body"><text:span text:style-name="T14">Mountz, A., et al. (2015). For slow scholarship: A feminist politics of resistance through collective action in the neoliberal university. </text:span><text:span text:style-name="Emphasis"><text:span text:style-name="T14">ACME: An International Journal for Critical Geographies, 14</text:span></text:span><text:span text:style-name="T14">(4), 1235–1259.</text:span></text:p>
      <text:p text:style-name="Text_20_body"><text:span text:style-name="T14">Munafò, M. R., Nosek, B. A., Bishop, D. V. M., Button, K. S., Chambers, C. D., Percie du Sert, N., ... &amp; Ioannidis, J. P. A. (2017). A manifesto for reproducible science. </text:span><text:span text:style-name="Emphasis"><text:span text:style-name="T14">Nature Human Behaviour, 1</text:span></text:span><text:span text:style-name="T14">(1), 1–9. </text:span><text:a xlink:type="simple" xlink:href="https://doi.org/10.1038/s41562-016-0021" office:target-frame-name="_new" xlink:show="replace" text:style-name="Internet_20_link" text:visited-style-name="Visited_20_Internet_20_Link"><text:span text:style-name="T14">https://doi.org/10.1038/s41562-016-0021</text:span></text:a></text:p>
      <text:p text:style-name="Text_20_body"><text:span text:style-name="T14">Munt, C., &amp; Littlechild, B. (2024). The lived experience of coercion. In N. Hallett, R. Whittington, D. Richter, &amp; E. Eneje (Eds.), </text:span><text:span text:style-name="Emphasis"><text:span text:style-name="T14">Coercion and violence in mental health settings</text:span></text:span><text:span text:style-name="T14"> (pp. xx–xx). Springer. </text:span><text:a xlink:type="simple" xlink:href="https://doi.org/10.1007/978-3-031-61224-4_1" office:target-frame-name="_new" xlink:show="replace" text:style-name="Internet_20_link" text:visited-style-name="Visited_20_Internet_20_Link"><text:span text:style-name="T14">https://doi.org/10.1007/978-3-031-61224-4_1</text:span></text:a></text:p>
      <text:p text:style-name="Text_20_body"><text:span text:style-name="T14">Musen, M. A., Middleton, B., &amp; Greenes, R. A. (2014). Clinical decision-support systems. In </text:span><text:span text:style-name="Emphasis"><text:span text:style-name="T14">Biomedical Informatics</text:span></text:span><text:span text:style-name="T14"> (pp. 643–674). Springer.</text:span></text:p>
      <text:p text:style-name="Text_20_body"><text:span text:style-name="T14">Méndez, J. E. (2013). </text:span><text:span text:style-name="Emphasis"><text:span text:style-name="T14">Report of the Special Rapporteur on torture and other cruel, inhuman or degrading treatment or punishment</text:span></text:span><text:span text:style-name="T14">. United Nations.</text:span></text:p>
      <text:p text:style-name="Text_20_body"><text:span text:style-name="T15">Torrents, H.</text:span><text:span text:style-name="T14"> (2021). The destructiveness of xenophobia. </text:span><text:span text:style-name="Emphasis"><text:span text:style-name="T14">Journal of Critical Psychology, Counselling and Psychotherapy, 24</text:span></text:span><text:span text:style-name="T14">(1), 28–37.</text:span></text:p>
      <text:p text:style-name="Text_20_body"><text:span text:style-name="T14">Newnes, C. (Ed.). (2021). </text:span><text:span text:style-name="Emphasis"><text:span text:style-name="T14">Psychiatry and political abuse: Reflections from the survivors and professionals</text:span></text:span><text:span text:style-name="T14">. PCCS Books.</text:span></text:p>
      <text:p text:style-name="Text_20_body"><text:span text:style-name="T14">Nind, M. (2017). The practical wisdom of inclusive research. </text:span><text:span text:style-name="Emphasis"><text:span text:style-name="T14">Qualitative Research, 17</text:span></text:span><text:span text:style-name="T14">(3), 278–288.</text:span></text:p>
      <text:p text:style-name="Text_20_body"><text:span text:style-name="T14">Nosek, B. A., Ebersole, C. R., DeHaven, A. C., &amp; Mellor, D. T. (2018). The preregistration revolution. </text:span><text:span text:style-name="Emphasis"><text:span text:style-name="T14">PNAS, 115</text:span></text:span><text:span text:style-name="T14">(11), 2600–2606. </text:span><text:a xlink:type="simple" xlink:href="https://doi.org/10.1073/pnas.1708274114" office:target-frame-name="_new" xlink:show="replace" text:style-name="Internet_20_link" text:visited-style-name="Visited_20_Internet_20_Link"><text:span text:style-name="T14">https://doi.org/10.1073/pnas.1708274114</text:span></text:a></text:p>
      <text:p text:style-name="Text_20_body"><text:span text:style-name="T14">Nosek, B. A., Alter, G., Banks, G. C., et al. (2015). Promoting an open research culture. </text:span><text:span text:style-name="Emphasis"><text:span text:style-name="T14">Science, 348</text:span></text:span><text:span text:style-name="T14">(6242), 1422–1425. </text:span><text:a xlink:type="simple" xlink:href="https://doi.org/10.1126/science.aab2374" office:target-frame-name="_new" xlink:show="replace" text:style-name="Internet_20_link" text:visited-style-name="Visited_20_Internet_20_Link"><text:span text:style-name="T14">https://doi.org/10.1126/science.aab2374</text:span></text:a></text:p>
      <text:p text:style-name="Text_20_body"><text:span text:style-name="T14">Nosek, B. A., Beck, E. D., Campbell, L., Flake, J. K., Hardwicke, T. E., Mellor, D. T., ... &amp; Vazire, S. (2018). Transparency and openness promotion (TOP) guidelines. </text:span><text:span text:style-name="Emphasis"><text:span text:style-name="T14">Center for Open Science</text:span></text:span><text:span text:style-name="T14">. </text:span><text:a xlink:type="simple" xlink:href="https://www.cos.io/initiatives/top-guidelines" office:target-frame-name="_new" xlink:show="replace" text:style-name="Internet_20_link" text:visited-style-name="Visited_20_Internet_20_Link"><text:span text:style-name="T14">https://www.cos.io/initiatives/top-guidelines</text:span></text:a></text:p>
      <text:p text:style-name="Text_20_body"><text:span text:style-name="T14">Nowak, M. (2019). </text:span><text:span text:style-name="Emphasis"><text:span text:style-name="T14">The United Nations Convention Against Torture: A commentary</text:span></text:span><text:span text:style-name="T14">. Oxford University Press.</text:span></text:p>
      <text:p text:style-name="Text_20_body"><text:span text:style-name="T14">Nowotny, H., Scott, P., &amp; Gibbons, M. (2001). </text:span><text:span text:style-name="Emphasis"><text:span text:style-name="T14">Re-thinking science: Knowledge and the public in an age of uncertainty</text:span></text:span><text:span text:style-name="T14">. Polity Press.</text:span></text:p>
      <text:p text:style-name="Text_20_body"><text:soft-page-break/><text:span text:style-name="T14">Observatori de Salut Mental de Catalunya. (2021). </text:span><text:span text:style-name="Emphasis"><text:span text:style-name="T14">Informe sobre la salut mental a Catalunya: Dades, reptes i recomanacions</text:span></text:span><text:span text:style-name="T14">.</text:span></text:p>
      <text:p text:style-name="Text_20_body"><text:span text:style-name="T14">Ochoa-Repáraz, J., &amp; Kasper, L. H. (2020). [Article title not provided]. </text:span><text:span text:style-name="Emphasis"><text:span text:style-name="T14">Gut Microbes, 11</text:span></text:span><text:span text:style-name="T14">(3), 273–284.</text:span></text:p>
      <text:p text:style-name="Text_20_body"><text:span text:style-name="T14">OECD. (2021). </text:span><text:span text:style-name="Emphasis"><text:span text:style-name="T14">Health at a glance: Europe 2020</text:span></text:span><text:span text:style-name="T14">. Organisation for Economic Co-operation and Development.</text:span></text:p>
      <text:p text:style-name="Text_20_body"><text:span text:style-name="T14">Olfson, M., Blanco, C., Wang, S., Laje, G., &amp; Correll, C. U. (2015). National trends in the mental health care of children, adolescents, and adults by office-based physicians. </text:span><text:span text:style-name="Emphasis"><text:span text:style-name="T14">JAMA Psychiatry, 71</text:span></text:span><text:span text:style-name="T14">(1), 81–90.</text:span></text:p>
      <text:p text:style-name="Text_20_body"><text:span text:style-name="T14">Ortega-Carrion, J., &amp; Moreno, S. (2022). Medication escalation without consent: Observational study in Madrid psychiatric services. </text:span><text:span text:style-name="Emphasis"><text:span text:style-name="T14">Acta Psiquiátrica y Psicológica de América Latina, 68</text:span></text:span><text:span text:style-name="T14">(1), 12–24.</text:span></text:p>
      <text:p text:style-name="Text_20_body"><text:span text:style-name="T14">O’Hagan, M. (2014). The shift from coercion to co-production in mental health services. </text:span><text:span text:style-name="Emphasis"><text:span text:style-name="T14">World Health Organization QualityRights Project</text:span></text:span><text:span text:style-name="T14">.</text:span></text:p>
      <text:p text:style-name="Text_20_body"><text:span text:style-name="T14">O’Hagan, M., Reynolds, P., &amp; Smith, C. (2012). Recovery in the bin: Values and ethics in mental health recovery. </text:span><text:span text:style-name="Emphasis"><text:span text:style-name="T14">New Zealand Mental Health Commission</text:span></text:span><text:span text:style-name="T14">.</text:span></text:p>
      <text:p text:style-name="Text_20_body"><text:span text:style-name="T14">O’Hagan, M., Smith, J., Lee, S., &amp; Sullivan, P. (2023). Avoiding the cycle of coercion: Evaluating trauma-informed care in Spanish mental health services. </text:span><text:span text:style-name="Emphasis"><text:span text:style-name="T14">International Journal of Mental Health Nursing, 32</text:span></text:span><text:span text:style-name="T14">(1), 56–68.</text:span></text:p>
      <text:p text:style-name="Text_20_body"><text:span text:style-name="T14">Papageorgiou, A., Tsouvelas, G., &amp; Papadimitriou, G. (2002). The psychiatric reform in Greece: An overview. </text:span><text:span text:style-name="Emphasis"><text:span text:style-name="T14">International Journal of Law and Psychiatry, 25</text:span></text:span><text:span text:style-name="T14">(5), 549–565.</text:span></text:p>
      <text:p text:style-name="Text_20_body"><text:span text:style-name="T14">Parreñas, R. S. (2001). </text:span><text:span text:style-name="Emphasis"><text:span text:style-name="T14">Servants of globalization: Women, migration and domestic work</text:span></text:span><text:span text:style-name="T14">. Stanford University Press.</text:span></text:p>
      <text:p text:style-name="Text_20_body"><text:span text:style-name="T14">Patel, V., Saxena, S., Lund, C., Thornicroft, G., Baingana, F., Bolton, P., ... &amp; Unützer, J. (2018). The Lancet Commission on global mental health and sustainable development. </text:span><text:span text:style-name="Emphasis"><text:span text:style-name="T14">The Lancet, 392</text:span></text:span><text:span text:style-name="T14">(10157), 1553–1598. </text:span><text:a xlink:type="simple" xlink:href="https://doi.org/10.1016/S0140-6736(18)31612-X" office:target-frame-name="_new" xlink:show="replace" text:style-name="Internet_20_link" text:visited-style-name="Visited_20_Internet_20_Link"><text:span text:style-name="T14">https://doi.org/10.1016/S0140-6736(18)31612-X</text:span></text:a></text:p>
      <text:p text:style-name="Text_20_body"><text:span text:style-name="T14">Paton, C., &amp; Barnes, T. R. E. (2018). Pharmacological strategies for deprescribing in psychosis: A review. </text:span><text:span text:style-name="Emphasis"><text:span text:style-name="T14">Therapeutic Advances in Psychopharmacology, 8</text:span></text:span><text:span text:style-name="T14">(10), 289–301.</text:span></text:p>
      <text:p text:style-name="Text_20_body"><text:span text:style-name="T14">Patton, M. Q. (2015). </text:span><text:span text:style-name="Emphasis"><text:span text:style-name="T14">Qualitative research and evaluation methods</text:span></text:span><text:span text:style-name="T14"> (4th ed.). SAGE Publications.</text:span></text:p>
      <text:p text:style-name="Text_20_body"><text:span text:style-name="T14">PEN International. (2021). </text:span><text:span text:style-name="Emphasis"><text:span text:style-name="T14">Voices silenced: Journalists, writers and activists under threat</text:span></text:span><text:span text:style-name="T14">. PEN International Reports.</text:span></text:p>
      <text:p text:style-name="Text_20_body"><text:span text:style-name="T14">Petryna, A. (2002). </text:span><text:span text:style-name="Emphasis"><text:span text:style-name="T14">Life exposed: Biological citizens after Chernobyl</text:span></text:span><text:span text:style-name="T14">. Princeton University Press.</text:span></text:p>
      <text:p text:style-name="Text_20_body"><text:span text:style-name="T14">Petty, R. G. (1995). Benzo origins and use in veterinary medicine. </text:span><text:span text:style-name="Emphasis"><text:span text:style-name="T14">Journal of Psychopharmacology, 9</text:span></text:span><text:span text:style-name="T14">(1), 37–42.</text:span></text:p>
      <text:p text:style-name="P1"><text:span text:style-name="Emphasis"><text:span text:style-name="T12"/></text:span></text:p>
      <text:p text:style-name="P4"><text:span text:style-name="Emphasis"><text:span text:style-name="T12">Pilling, S., King, S., Meakin, A., et al. (2022). Protocol for a multi-site cluster randomised controlled trial to evaluate the clinical and cost effectiveness of Open Dialogue compared to treatment as usual in adults with psychosis and other mental health crises (ODDESSI). </text:span></text:span><text:span text:style-name="Emphasis"><text:span text:style-name="T11">Trials, 23</text:span></text:span><text:span text:style-name="Emphasis"><text:span text:style-name="T12">(1), 74. </text:span></text:span><text:a xlink:type="simple" xlink:href="https://doi.org/10.1186/s13063-021-05896-5" office:target-frame-name="_new" xlink:show="replace" text:style-name="Internet_20_link" text:visited-style-name="Visited_20_Internet_20_Link"><text:span text:style-name="Emphasis">https://doi.org/10.1186/s13063-021-05896-5</text:span></text:a></text:p>
      <text:p text:style-name="Text_20_body"><text:soft-page-break/><text:span text:style-name="T14">Pink, S., Horst, H., Postill, J., Hjorth, L., Lewis, T., &amp; Tacchi, J. (2016). </text:span><text:span text:style-name="Emphasis"><text:span text:style-name="T14">Digital ethnography: Principles and practice</text:span></text:span><text:span text:style-name="T14">. Sage.</text:span></text:p>
      <text:p text:style-name="Text_20_body"><text:span text:style-name="T14">Pocobello, R., Dell'Acqua, G., Degli Esposti, M., &amp; Leuci, E. (2021). HOPEnDialogue project: Tracking the implementation and dissemination of Open Dialogue practices across Europe and beyond. </text:span><text:span text:style-name="Emphasis"><text:span text:style-name="T14">Psychosis, 13</text:span></text:span><text:span text:style-name="T14">(3), 253–262. </text:span><text:a xlink:type="simple" xlink:href="https://doi.org/10.1080/17522439.2021.1936472" office:target-frame-name="_new" xlink:show="replace" text:style-name="Internet_20_link" text:visited-style-name="Visited_20_Internet_20_Link"><text:span text:style-name="T14">https://doi.org/10.1080/17522439.2021.1936472</text:span></text:a></text:p>
      <text:p text:style-name="Text_20_body"><text:span text:style-name="T14">Pols, H. (2006). Postcolonial psychiatry in Indonesia: The social world of psychiatric epidemiology, 1965–1980. </text:span><text:span text:style-name="Emphasis"><text:span text:style-name="T14">Medical History, 50</text:span></text:span><text:span text:style-name="T14">(4), 491–510.</text:span></text:p>
      <text:p text:style-name="Text_20_body"><text:span text:style-name="T14">Popper, K. (1959). </text:span><text:span text:style-name="Emphasis"><text:span text:style-name="T14">The logic of scientific discovery</text:span></text:span><text:span text:style-name="T14">. Hutchinson.</text:span></text:p>
      <text:p text:style-name="Text_20_body"><text:span text:style-name="T14">Porter, R. (1997). </text:span><text:span text:style-name="Emphasis"><text:span text:style-name="T14">A social history of madness: Stories of the insane</text:span></text:span><text:span text:style-name="T14">. Phoenix.</text:span></text:p>
      <text:p text:style-name="Text_20_body"><text:span text:style-name="T14">Porter, R. (1997). </text:span><text:span text:style-name="Emphasis"><text:span text:style-name="T14">The greatest benefit to mankind: A medical history of humanity from antiquity to the present</text:span></text:span><text:span text:style-name="T14">. HarperCollins.</text:span></text:p>
      <text:p text:style-name="Text_20_body"><text:span text:style-name="T14">Puertas, J., &amp; Costa, J. (2021). Investigación social, salud y desigualdades: Una aproximación ética y epistemológica. </text:span><text:span text:style-name="Emphasis"><text:span text:style-name="T14">Gaceta Sanitaria, 35</text:span></text:span><text:span text:style-name="T14">(1), 84–88.</text:span></text:p>
      <text:p text:style-name="Text_20_body"><text:span text:style-name="T14">Puig de la Bellacasa, M. (2017). </text:span><text:span text:style-name="Emphasis"><text:span text:style-name="T14">Matters of care: Speculative ethics in more than human worlds</text:span></text:span><text:span text:style-name="T14">. University of Minnesota Press.</text:span></text:p>
      <text:p text:style-name="Text_20_body"><text:span text:style-name="T14">Puras, D. (2017). Human rights in mental health: A call for urgent action. </text:span><text:span text:style-name="Emphasis"><text:span text:style-name="T14">World Psychiatry, 16</text:span></text:span><text:span text:style-name="T14">(1), 11–12.</text:span></text:p>
      <text:p text:style-name="Text_20_body"><text:span text:style-name="T14">Puras, D. (2020). The right to mental health: Shedding light on all human rights. </text:span><text:span text:style-name="Emphasis"><text:span text:style-name="T14">The Lancet Psychiatry, 7</text:span></text:span><text:span text:style-name="T14">(5), 390–391.</text:span></text:p>
      <text:p text:style-name="Text_20_body"><text:span text:style-name="T14">Puras, D. (2021). </text:span><text:span text:style-name="Emphasis"><text:span text:style-name="T14">A human rights-based approach to mental health: Towards transformative change</text:span></text:span><text:span text:style-name="T14">. Report to the Human Rights Council, United Nations.</text:span></text:p>
      <text:p text:style-name="Text_20_body"><text:span text:style-name="T14">Puras, D., &amp; Gooding, P. (2019). Mental health and human rights in the 21st century. </text:span><text:span text:style-name="Emphasis"><text:span text:style-name="T14">World Psychiatry, 18</text:span></text:span><text:span text:style-name="T14">(1), 42–43. </text:span><text:a xlink:type="simple" xlink:href="https://doi.org/10.1002/wps.20589" office:target-frame-name="_new" xlink:show="replace" text:style-name="Internet_20_link" text:visited-style-name="Visited_20_Internet_20_Link"><text:span text:style-name="T14">https://doi.org/10.1002/wps.20589</text:span></text:a></text:p>
      <text:p text:style-name="Text_20_body"><text:span text:style-name="T14">Pérez, C., Sánchez, G., &amp; López, M. (2020). Use of seclusion and physical restraint in Spanish psychiatric hospitals: Patterns and determinants. </text:span><text:span text:style-name="Emphasis"><text:span text:style-name="T14">Administration and Policy in Mental Health and Mental Health Services Research, 47</text:span></text:span><text:span text:style-name="T14">(5), 775–787.</text:span></text:p>
      <text:p text:style-name="Text_20_body"><text:span text:style-name="T14">Pérez-Cano, H. J., García-Casares, A., &amp; Luque, R. (2023). Digital psychiatry: Opportunities and ethical challenges. </text:span><text:span text:style-name="Emphasis"><text:span text:style-name="T14">International Journal of Environmental Research and Public Health, 20</text:span></text:span><text:span text:style-name="T14">(2), 1234.</text:span></text:p>
      <text:p text:style-name="Text_20_body"><text:span text:style-name="T14">Qaseem, A., Kansagara, D., Forciea, M. A., Cooke, M., &amp; Denberg, T. D. (2016). Management of chronic insomnia disorder in adults: A clinical practice guideline from the American College of Physicians. </text:span><text:span text:style-name="Emphasis"><text:span text:style-name="T14">Annals of Internal Medicine, 165</text:span></text:span><text:span text:style-name="T14">(2), 125–133.</text:span></text:p>
      <text:p text:style-name="Text_20_body"><text:span text:style-name="T14">Ramon, S., Beales, A., Monahan, M., &amp; Russo, J. (2022). Co-production and the transformation of mental health services: A critical review of the literature. </text:span><text:span text:style-name="Emphasis"><text:span text:style-name="T14">Mental Health and Social Inclusion, 26</text:span></text:span><text:span text:style-name="T14">(1), 23–37.</text:span></text:p>
      <text:p text:style-name="Text_20_body"><text:span text:style-name="T14">Ramon, S., Healy, B., Renouf, N., &amp; Brusnahan, M. (2017). Recovery and resilience in mental health: A critical analysis. </text:span><text:span text:style-name="Emphasis"><text:span text:style-name="T14">International Journal of Social Psychiatry, 63</text:span></text:span><text:span text:style-name="T14">(4), 327–335. </text:span><text:a xlink:type="simple" xlink:href="https://doi.org/10.1177/0020764017700010" office:target-frame-name="_new" xlink:show="replace" text:style-name="Internet_20_link" text:visited-style-name="Visited_20_Internet_20_Link"><text:span text:style-name="T14">https://doi.org/10.1177/0020764017700010</text:span></text:a></text:p>
      <text:p text:style-name="Text_20_body"><text:soft-page-break/><text:span text:style-name="T14">Rappaport, J. (2008). Beyond participant observation: Collaborative ethnography as theoretical innovation. </text:span><text:span text:style-name="Emphasis"><text:span text:style-name="T14">Collaborative Anthropologies, 1</text:span></text:span><text:span text:style-name="T14">(1), 1–31. </text:span><text:a xlink:type="simple" xlink:href="https://doi.org/10.1353/cla.0.0002" office:target-frame-name="_new" xlink:show="replace" text:style-name="Internet_20_link" text:visited-style-name="Visited_20_Internet_20_Link"><text:span text:style-name="T14">https://doi.org/10.1353/cla.0.0002</text:span></text:a></text:p>
      <text:p text:style-name="Text_20_body"><text:span text:style-name="T14">Razzaque, R., &amp; Stockmann, T. (2016). An introduction to peer-supported open dialogue in mental healthcare. </text:span><text:span text:style-name="Emphasis"><text:span text:style-name="T14">BJPsych Advances, 22</text:span></text:span><text:span text:style-name="T14">(5), 348–356. </text:span><text:a xlink:type="simple" xlink:href="https://doi.org/10.1192/apt.bp.115.015230" office:target-frame-name="_new" xlink:show="replace" text:style-name="Internet_20_link" text:visited-style-name="Visited_20_Internet_20_Link"><text:span text:style-name="T14">https://doi.org/10.1192/apt.bp.115.015230</text:span></text:a></text:p>
      <text:p text:style-name="Text_20_body"><text:span text:style-name="T14">Read, J., &amp; Dillon, J. (Eds.). (2013). </text:span><text:span text:style-name="Emphasis"><text:span text:style-name="T14">Models of madness: Psychological, social and biological approaches to psychosis</text:span></text:span><text:span text:style-name="T14"> (2nd ed.). Routledge.</text:span></text:p>
      <text:p text:style-name="Text_20_body"><text:span text:style-name="T14">Read, J., Haslam, N., Sayce, L., &amp; Davies, E. (2013). Prejudice and schizophrenia: A review of the ‘mental illness is an illness like any other’ approach. </text:span><text:span text:style-name="Emphasis"><text:span text:style-name="T14">Acta Psychiatrica Scandinavica, 127</text:span></text:span><text:span text:style-name="T14">(6), 420–430. </text:span><text:a xlink:type="simple" xlink:href="https://doi.org/10.1111/acps.12118" office:target-frame-name="_new" xlink:show="replace" text:style-name="Internet_20_link" text:visited-style-name="Visited_20_Internet_20_Link"><text:span text:style-name="T14">https://doi.org/10.1111/acps.12118</text:span></text:a></text:p>
      <text:p text:style-name="Text_20_body"><text:span text:style-name="T14">Read, J., Mosher, L. R., &amp; Bentall, R. P. (Eds.). (2005). </text:span><text:span text:style-name="Emphasis"><text:span text:style-name="T14">Models of madness: Psychological, social and biological approaches to schizophrenia</text:span></text:span><text:span text:style-name="T14">. Routledge.</text:span></text:p>
      <text:p text:style-name="Text_20_body"><text:span text:style-name="T14">Reason, P., &amp; Bradbury, H. (Eds.). (2008). </text:span><text:span text:style-name="Emphasis"><text:span text:style-name="T14">The SAGE handbook of action research: Participative inquiry and practice</text:span></text:span><text:span text:style-name="T14"> (2nd ed.). SAGE Publications.</text:span></text:p>
      <text:p text:style-name="Text_20_body"><text:span text:style-name="T14">Richie, B. E. (2012). </text:span><text:span text:style-name="Emphasis"><text:span text:style-name="T14">Arrested justice: Black women, violence, and America's prison nation</text:span></text:span><text:span text:style-name="T14">. NYU Press.</text:span></text:p>
      <text:p text:style-name="Text_20_body"><text:span text:style-name="T14">Rickwood, D., Paraskakis, M., &amp; Parr, P. (2019). The acceptability and effectiveness of digital mental health services for young people. </text:span><text:span text:style-name="Emphasis"><text:span text:style-name="T14">Australian &amp; New Zealand Journal of Psychiatry, 53</text:span></text:span><text:span text:style-name="T14">(11), 1079–1090.</text:span></text:p>
      <text:p text:style-name="Text_20_body"><text:span text:style-name="T14">Rieder, R., et al. (2017). [Article title not provided]. </text:span><text:span text:style-name="Emphasis"><text:span text:style-name="T14">Psychoneuroendocrinology, 83</text:span></text:span><text:span text:style-name="T14">, 1–9.</text:span></text:p>
      <text:p text:style-name="Text_20_body"><text:span text:style-name="T14">Roberts, D. E. (2002). </text:span><text:span text:style-name="Emphasis"><text:span text:style-name="T14">Shattered bonds: The color of child welfare</text:span></text:span><text:span text:style-name="T14">. Basic Books.</text:span></text:p>
      <text:p text:style-name="Text_20_body"><text:span text:style-name="T14">Rogers, A., &amp; Pilgrim, D. (2010). </text:span><text:span text:style-name="Emphasis"><text:span text:style-name="T14">A sociology of mental health and illness</text:span></text:span><text:span text:style-name="T14"> (4th ed.). Open University Press.</text:span></text:p>
      <text:p text:style-name="Text_20_body"><text:span text:style-name="T14">Romme, M., &amp; Escher, S. (2000). </text:span><text:span text:style-name="Emphasis"><text:span text:style-name="T14">Making sense of voices: A guide for mental health professionals working with voice-hearers</text:span></text:span><text:span text:style-name="T14">. Mind Publications.</text:span></text:p>
      <text:p text:style-name="Text_20_body"><text:span text:style-name="T14">Rose, D. (2014). Patient and public involvement in health research: Ethical imperative and/or radical challenge? </text:span><text:span text:style-name="Emphasis"><text:span text:style-name="T14">Journal of Health Psychology, 19</text:span></text:span><text:span text:style-name="T14">(1), 149–158.</text:span></text:p>
      <text:p text:style-name="Text_20_body"><text:span text:style-name="T14">Rose, D., Fleischmann, P., Tonkiss, F., Campbell, P., &amp; Wykes, T. (2019). User and carer involvement in change management in a mental health context: Review of the literature. </text:span><text:span text:style-name="Emphasis"><text:span text:style-name="T14">International Review of Psychiatry, 30</text:span></text:span><text:span text:style-name="T14">(5), 397–404.</text:span></text:p>
      <text:p text:style-name="Text_20_body"><text:span text:style-name="T14">Rose, D., Perry, E., Rae, S., &amp; Good, N. (2017). Service user perspectives on coercion and restraint in mental health. </text:span><text:span text:style-name="Emphasis"><text:span text:style-name="T14">BMC Psychiatry, 17</text:span></text:span><text:span text:style-name="T14">, 377.</text:span></text:p>
      <text:p text:style-name="Text_20_body"><text:span text:style-name="T14">Rose, N. (1998). </text:span><text:span text:style-name="Emphasis"><text:span text:style-name="T14">Inventing our selves: Psychology, power, and personhood</text:span></text:span><text:span text:style-name="T14">. Cambridge University Press.</text:span></text:p>
      <text:p text:style-name="Text_20_body"><text:span text:style-name="T14">Rose, N. (2007). </text:span><text:span text:style-name="Emphasis"><text:span text:style-name="T14">The politics of life itself: Biomedicine, power, and subjectivity in the twenty-first century</text:span></text:span><text:span text:style-name="T14">. Princeton University Press.</text:span></text:p>
      <text:p text:style-name="Text_20_body"><text:span text:style-name="T14">Rose, N. (2019). </text:span><text:span text:style-name="Emphasis"><text:span text:style-name="T14">Our psychiatric future: The politics of mental health</text:span></text:span><text:span text:style-name="T14">. Polity Press.</text:span></text:p>
      <text:p text:style-name="Text_20_body"><text:span text:style-name="T14">Rose, N. (2021). Mental health, social suffering and the silences of social science. </text:span><text:span text:style-name="Emphasis"><text:span text:style-name="T14">The Sociological Review, 69</text:span></text:span><text:span text:style-name="T14">(5), 996–1016.</text:span></text:p>
      <text:p text:style-name="Text_20_body"><text:soft-page-break/><text:span text:style-name="T14">Rose, N., Wykes, T., Leese, M., Bindman, J., &amp; Thornicroft, G. (2019). The future of mental health: Human rights and policy responses. </text:span><text:span text:style-name="Emphasis"><text:span text:style-name="T14">The Lancet Psychiatry, 6</text:span></text:span><text:span text:style-name="T14">(7), 556–559.</text:span></text:p>
      <text:p text:style-name="Text_20_body"><text:span text:style-name="T14">Rotelli, F. (1988). </text:span><text:span text:style-name="Emphasis"><text:span text:style-name="T14">La gestione dell'impossibile: Appunti da Trieste, la città dei matti</text:span></text:span><text:span text:style-name="T14">. Edizioni Sapere 2000.</text:span></text:p>
      <text:p text:style-name="Text_20_body"><text:span text:style-name="T14">Rotelli, F. (2005). </text:span><text:span text:style-name="Emphasis"><text:span text:style-name="T14">L’istituzione inventata: Almanacco Trieste 1971–2010</text:span></text:span><text:span text:style-name="T14">. Alpha Beta Verlag.</text:span></text:p>
      <text:p text:style-name="Text_20_body"><text:span text:style-name="T14">Rotelli, F., De Leonardis, O., &amp; Mauri, D. (2013). </text:span><text:span text:style-name="Emphasis"><text:span text:style-name="T14">La città che cura: Trieste e l’immaginario istituzionale</text:span></text:span><text:span text:style-name="T14">. Edizioni Alphabeta Verlag.</text:span></text:p>
      <text:p text:style-name="Text_20_body"><text:span text:style-name="T14">Rottenberg, C. (2014). The rise of therapeutic culture and the crisis of moral authority. </text:span><text:span text:style-name="Emphasis"><text:span text:style-name="T14">Studies in Gender and Sexuality, 15</text:span></text:span><text:span text:style-name="T14">(3), 221–234.</text:span></text:p>
      <text:p text:style-name="Text_20_body"><text:span text:style-name="T14">Ruiz-Limón, P., Sánchez-Uribe, T., &amp; Alonso-Sánchez, J. (2022). Seclusion for unit discipline: A critical study of practice rationales. </text:span><text:span text:style-name="Emphasis"><text:span text:style-name="T14">Journal of Psychiatric Intensive Care, 18</text:span></text:span><text:span text:style-name="T14">(2), 101–110.</text:span></text:p>
      <text:p text:style-name="Text_20_body"><text:span text:style-name="T14">Russo, J. (2018). Through the eyes of the observed: Re-directing the research on psychiatric drug withdrawal. </text:span><text:span text:style-name="Emphasis"><text:span text:style-name="T14">Health Sociology Review, 27</text:span></text:span><text:span text:style-name="T14">(2), 192–208.</text:span></text:p>
      <text:p text:style-name="Text_20_body"><text:span text:style-name="T14">Russo, J., &amp; Beresford, P. (2015). Between exclusion and colonisation: Seeking a place for mad people’s knowledge in academia. </text:span><text:span text:style-name="Emphasis"><text:span text:style-name="T14">Disability &amp; Society, 30</text:span></text:span><text:span text:style-name="T14">(1), 153–157. </text:span><text:a xlink:type="simple" xlink:href="https://doi.org/10.1080/09687599.2014.957925" office:target-frame-name="_new" xlink:show="replace" text:style-name="Internet_20_link" text:visited-style-name="Visited_20_Internet_20_Link"><text:span text:style-name="T14">https://doi.org/10.1080/09687599.2014.957925</text:span></text:a></text:p>
      <text:p text:style-name="Text_20_body"><text:span text:style-name="T14">Russo, J., &amp; Sweeney, A. (Eds.). (2016). </text:span><text:span text:style-name="Emphasis"><text:span text:style-name="T14">Searching for a rose garden: Challenging psychiatry, fostering mad studies</text:span></text:span><text:span text:style-name="T14">. PCCS Books.</text:span></text:p>
      <text:p text:style-name="Text_20_body"><text:span text:style-name="T14">Ryan, C., Nielssen, O., &amp; Paton, M. (2010). Clinical decisions in psychiatry should not be based on risk assessment. </text:span><text:span text:style-name="Emphasis"><text:span text:style-name="T14">Australasian Psychiatry, 18</text:span></text:span><text:span text:style-name="T14">(5), 398–403.</text:span></text:p>
      <text:p text:style-name="Text_20_body"><text:span text:style-name="T14">Rössler, W., et al. (2022). Training needs in global mental health: Results of a World Health Organization survey. </text:span><text:span text:style-name="Emphasis"><text:span text:style-name="T14">World Psychiatry, 21</text:span></text:span><text:span text:style-name="T14">(1), 98–105.</text:span></text:p>
      <text:p text:style-name="Text_20_body"><text:span text:style-name="T14">Sadowski, J. (2020). Psychiatry as a system of power. </text:span><text:span text:style-name="Emphasis"><text:span text:style-name="T14">Radical Philosophy, 2</text:span></text:span><text:span text:style-name="T14">(8), 17–26.</text:span></text:p>
      <text:p text:style-name="Text_20_body"><text:span text:style-name="T14">Saliba, G. (2007). </text:span><text:span text:style-name="Emphasis"><text:span text:style-name="T14">Islamic science and the making of the European Renaissance</text:span></text:span><text:span text:style-name="T14">. MIT Press.</text:span></text:p>
      <text:p text:style-name="Text_20_body"><text:span text:style-name="T14">Salud Mental España. (2019). </text:span><text:span text:style-name="Emphasis"><text:span text:style-name="T14">Propuestas para una atención en salud mental basada en derechos</text:span></text:span><text:span text:style-name="T14">. </text:span><text:a xlink:type="simple" xlink:href="https://consaludmental.org/" office:target-frame-name="_new" xlink:show="replace" text:style-name="Internet_20_link" text:visited-style-name="Visited_20_Internet_20_Link"><text:span text:style-name="T14">https://consaludmental.org</text:span></text:a></text:p>
      <text:p text:style-name="Text_20_body"><text:span text:style-name="T14">SAMHSA. (2009). </text:span><text:span text:style-name="Emphasis"><text:span text:style-name="T14">Shared decision-making in mental health care: Practice, research, and future directions</text:span></text:span><text:span text:style-name="T14">. U.S. Department of Health and Human Services.</text:span></text:p>
      <text:p text:style-name="Text_20_body"><text:span text:style-name="T14">SAMHSA. (2014). </text:span><text:span text:style-name="Emphasis"><text:span text:style-name="T14">SAMHSA’s concept of trauma and guidance for a trauma-informed approach</text:span></text:span><text:span text:style-name="T14">. U.S. Department of Health and Human Services.</text:span></text:p>
      <text:p text:style-name="Text_20_body"><text:span text:style-name="Emphasis"><text:span text:style-name="T12">Sarris, J., et al. (2015). Nutritional medicine as mainstream in psychiatry. </text:span></text:span><text:span text:style-name="Emphasis"><text:span text:style-name="T11">The Lancet Psychiatry, 2</text:span></text:span><text:span text:style-name="Emphasis"><text:span text:style-name="T12">(3), 271–274.</text:span></text:span></text:p>
      <text:p text:style-name="P4"><text:span text:style-name="Emphasis"><text:span text:style-name="T12">SATSE (Sindicato de Enfermería). (2021). </text:span></text:span><text:span text:style-name="Emphasis"><text:span text:style-name="T11">Documento de posicionamiento sobre salud mental y atención enfermera</text:span></text:span><text:span text:style-name="Emphasis"><text:span text:style-name="T12">. </text:span></text:span><text:a xlink:type="simple" xlink:href="https://www.satse.es/" office:target-frame-name="_new" xlink:show="replace" text:style-name="Internet_20_link" text:visited-style-name="Visited_20_Internet_20_Link"><text:span text:style-name="Emphasis">https://www.satse.es</text:span></text:a></text:p>
      <text:p text:style-name="Text_20_body"><text:span text:style-name="T14">Scarry, E. (1985). </text:span><text:span text:style-name="Emphasis"><text:span text:style-name="T14">The body in pain: The making and unmaking of the world</text:span></text:span><text:span text:style-name="T14">. Oxford University Press.</text:span></text:p>
      <text:p text:style-name="Text_20_body"><text:soft-page-break/><text:span text:style-name="T14">Scheidel, W. (2010). </text:span><text:span text:style-name="Emphasis"><text:span text:style-name="T14">Rome and China: Comparative perspectives on ancient world empires</text:span></text:span><text:span text:style-name="T14">. Oxford University Press.</text:span></text:p>
      <text:p text:style-name="Text_20_body"><text:span text:style-name="T14">Scheidel, W. (Ed.). (2010). </text:span><text:span text:style-name="Emphasis"><text:span text:style-name="T14">The Cambridge companion to the Roman economy</text:span></text:span><text:span text:style-name="T14">. Cambridge University Press.</text:span></text:p>
      <text:p text:style-name="Text_20_body"><text:span text:style-name="T14">Scheinin, M. (2022). The repression of dissent in modern democracies. </text:span><text:span text:style-name="Emphasis"><text:span text:style-name="T14">Human Rights Law Review, 22</text:span></text:span><text:span text:style-name="T14">(1), 1–23.</text:span></text:p>
      <text:p text:style-name="Text_20_body"><text:span text:style-name="T14">Scheper-Hughes, N. (1990). Three propositions for a critically applied medical anthropology. </text:span><text:span text:style-name="Emphasis"><text:span text:style-name="T14">Social Science &amp; Medicine, 30</text:span></text:span><text:span text:style-name="T14">(2), 189–197.</text:span></text:p>
      <text:p text:style-name="Text_20_body"><text:span text:style-name="T14">Scheper-Hughes, N. (1992). </text:span><text:span text:style-name="Emphasis"><text:span text:style-name="T14">Death without weeping: The violence of everyday life in Brazil</text:span></text:span><text:span text:style-name="T14">. University of California Press.</text:span></text:p>
      <text:p text:style-name="Text_20_body"><text:span text:style-name="T14">Scheper-Hughes, N. (1995). The primacy of the ethical: Propositions for a militant anthropology. </text:span><text:span text:style-name="Emphasis"><text:span text:style-name="T14">Current Anthropology, 36</text:span></text:span><text:span text:style-name="T14">(3), 409–440. </text:span><text:a xlink:type="simple" xlink:href="https://doi.org/10.1086/204378" office:target-frame-name="_new" xlink:show="replace" text:style-name="Internet_20_link" text:visited-style-name="Visited_20_Internet_20_Link"><text:span text:style-name="T14">https://doi.org/10.1086/204378</text:span></text:a></text:p>
      <text:p text:style-name="Text_20_body"><text:span text:style-name="T14">Scheper-Hughes, N. (2004). Parts unknown: Undercover ethnography of the organs-trafficking underworld. </text:span><text:span text:style-name="Emphasis"><text:span text:style-name="T14">Ethnography, 5</text:span></text:span><text:span text:style-name="T14">(1), 29–73.</text:span></text:p>
      <text:p text:style-name="Text_20_body"><text:span text:style-name="T14">Scheper-Hughes, N., &amp; Lock, M. M. (1987). The mindful body: A prolegomenon to future work in medical anthropology. </text:span><text:span text:style-name="Emphasis"><text:span text:style-name="T14">Medical Anthropology Quarterly, 1</text:span></text:span><text:span text:style-name="T14">(1), 6–41.</text:span></text:p>
      <text:p text:style-name="Text_20_body"><text:span text:style-name="T14">Schnall, R., Rojas, M., Bakken, S., Brown, W., Carballo-Diéguez, A., &amp; Carry, M. (2020). Health information technology to improve health care among vulnerable populations: Current perspectives. </text:span><text:span text:style-name="Emphasis"><text:span text:style-name="T14">Journal of Multidisciplinary Healthcare, 13</text:span></text:span><text:span text:style-name="T14">, 313–323.</text:span></text:p>
      <text:p text:style-name="Text_20_body"><text:span text:style-name="T14">Scott, J. C. (1990). </text:span><text:span text:style-name="Emphasis"><text:span text:style-name="T14">Domination and the arts of resistance: Hidden transcripts</text:span></text:span><text:span text:style-name="T14">. Yale University Press.</text:span></text:p>
      <text:p text:style-name="Text_20_body"><text:span text:style-name="T14">Scott, J. C. (2017). </text:span><text:span text:style-name="Emphasis"><text:span text:style-name="T14">Against the grain: A deep history of the earliest states</text:span></text:span><text:span text:style-name="T14">. Yale University Press.</text:span></text:p>
      <text:p text:style-name="Text_20_body"><text:span text:style-name="T14">Scull, A. (1989). </text:span><text:span text:style-name="Emphasis"><text:span text:style-name="T14">Social order/mental disorder: Anglo-American psychiatry in historical perspective</text:span></text:span><text:span text:style-name="T14">. University of California Press.</text:span></text:p>
      <text:p text:style-name="Text_20_body"><text:span text:style-name="T14">Seikkula, J., &amp; Arnkil, T. E. (2014). </text:span><text:span text:style-name="Emphasis"><text:span text:style-name="T14">Open dialogues and anticipations: Respecting otherness in the present moment</text:span></text:span><text:span text:style-name="T14">. National Institute for Health and Welfare (THL).</text:span></text:p>
      <text:p text:style-name="Text_20_body"><text:span text:style-name="T14">Seikkula, J., &amp; Olson, M. E. (2003). The open dialogue approach to acute psychosis: Its poetics and micropolitics. </text:span><text:span text:style-name="Emphasis"><text:span text:style-name="T14">Family Process, 42</text:span></text:span><text:span text:style-name="T14">(3), 403–418.</text:span></text:p>
      <text:p text:style-name="Text_20_body"><text:span text:style-name="T14">Seikkula, J., Aaltonen, J., Alakare, B., Haarakangas, K., Keränen, J., &amp; Lehtinen, V. (2006). Five-year experience of first-episode nonaffective psychosis in open-dialogue approach. </text:span><text:span text:style-name="Emphasis"><text:span text:style-name="T14">Psychotherapy Research, 16</text:span></text:span><text:span text:style-name="T14">(2), 214–228.</text:span></text:p>
      <text:p text:style-name="Text_20_body"><text:span text:style-name="T14">Seikkula, J., Alakare, B., &amp; Aaltonen, J. (2006). Open Dialogue in psychosis I: An introduction and case illustration. </text:span><text:span text:style-name="Emphasis"><text:span text:style-name="T14">Journal of Constructivist Psychology, 19</text:span></text:span><text:span text:style-name="T14">(3), 161–181.</text:span></text:p>
      <text:p text:style-name="Text_20_body"><text:span text:style-name="T14">Seikkula, J., Arnkil, T. E., &amp; Eriksson, E. (2006). </text:span><text:span text:style-name="Emphasis"><text:span text:style-name="T14">Dialogical meetings in social networks</text:span></text:span><text:span text:style-name="T14">. Karnac Books.</text:span></text:p>
      <text:p text:style-name="Text_20_body"><text:span text:style-name="T14">SEPB (Sociedad Española de Psiquiatría Biológica). (2022). </text:span><text:span text:style-name="Emphasis"><text:span text:style-name="T14">Encuesta nacional sobre salud mental y condiciones laborales</text:span></text:span><text:span text:style-name="T14">.</text:span></text:p>
      <text:p text:style-name="Text_20_body"><text:span text:style-name="T14">Shonkoff, J. P., Garner, A. S., et al. (2012). </text:span><text:span text:style-name="Emphasis"><text:span text:style-name="T14">Pediatrics, 129</text:span></text:span><text:span text:style-name="T14">(1), e232–e246.</text:span></text:p>
      <text:p text:style-name="Text_20_body"><text:soft-page-break/><text:span text:style-name="T14">Shore, C., &amp; Wright, S. (2011). Conceptualizing policy: Technologies of governance and the politics of visibility. In C. Shore, S. Wright, &amp; D. Però (Eds.), </text:span><text:span text:style-name="Emphasis"><text:span text:style-name="T14">Policy worlds: Anthropology and the analysis of contemporary power</text:span></text:span><text:span text:style-name="T14"> (pp. 1–26). Berghahn Books.</text:span></text:p>
      <text:p text:style-name="Text_20_body"><text:span text:style-name="T14">Shortliffe, E. H., &amp; Cimino, J. J. (Eds.). (2014). </text:span><text:span text:style-name="Emphasis"><text:span text:style-name="T14">Biomedical informatics: Computer applications in health care and biomedicine</text:span></text:span><text:span text:style-name="T14">. Springer.</text:span></text:p>
      <text:p text:style-name="Text_20_body"><text:span text:style-name="T14">Showalter, E. (1985). </text:span><text:span text:style-name="Emphasis"><text:span text:style-name="T14">The female malady: Women, madness and English culture, 1830–1980</text:span></text:span><text:span text:style-name="T14">. Pantheon Books.</text:span></text:p>
      <text:p text:style-name="Text_20_body"><text:span text:style-name="T14">Siegel, D. J. (2012). </text:span><text:span text:style-name="Emphasis"><text:span text:style-name="T14">The developing mind: How relationships and the brain interact to shape who we are</text:span></text:span><text:span text:style-name="T14"> (2nd ed.). Guilford Press.</text:span></text:p>
      <text:p text:style-name="Text_20_body"><text:span text:style-name="T14">Singer, M., &amp; Baer, H. (2018). </text:span><text:span text:style-name="Emphasis"><text:span text:style-name="T14">Introducing medical anthropology: A discipline in action</text:span></text:span><text:span text:style-name="T14"> (4th ed.). Rowman &amp; Littlefield.</text:span></text:p>
      <text:p text:style-name="Text_20_body"><text:span text:style-name="T14">Singer, M., Bulled, N., &amp; Ostrach, B. (2020). </text:span><text:span text:style-name="Emphasis"><text:span text:style-name="T14">Syndemics: A biosocial perspective on health</text:span></text:span><text:span text:style-name="T14">. Routledge.</text:span></text:p>
      <text:p text:style-name="Text_20_body"><text:span text:style-name="T14">Singh, I., &amp; Kelleher, K. (2010). Neuroenhancement in young people: What do cognitive neuroscientists and parents think? </text:span><text:span text:style-name="Emphasis"><text:span text:style-name="T14">Neuroethics, 3</text:span></text:span><text:span text:style-name="T14">(2), 111–125.</text:span></text:p>
      <text:p text:style-name="Text_20_body"><text:span text:style-name="T14">Sisti, D., Segal, A. G., &amp; Emanuel, E. J. (2021). Coercion in psychiatry: Lessons from the United Nations and beyond. </text:span><text:span text:style-name="Emphasis"><text:span text:style-name="T14">Journal of Ethics in Mental Health, 14</text:span></text:span><text:span text:style-name="T14">(1), 1–8.</text:span></text:p>
      <text:p text:style-name="Text_20_body"><text:span text:style-name="T14">Slack, P. (1990). </text:span><text:span text:style-name="Emphasis"><text:span text:style-name="T14">The English Poor Law, 1531–1782</text:span></text:span><text:span text:style-name="T14">. Macmillan.</text:span></text:p>
      <text:p text:style-name="Text_20_body"><text:span text:style-name="T14">Slade, M. (2013). </text:span><text:span text:style-name="Emphasis"><text:span text:style-name="T14">100 ways to support recovery: A guide for mental health professionals</text:span></text:span><text:span text:style-name="T14">. Rethink Mental Illness.</text:span></text:p>
      <text:p text:style-name="Text_20_body"><text:span text:style-name="T14">Slade, M. (2017). </text:span><text:span text:style-name="Emphasis"><text:span text:style-name="T14">Shared decision making and the ethics of psychiatric care</text:span></text:span><text:span text:style-name="T14">. Springer.</text:span></text:p>
      <text:p text:style-name="Text_20_body"><text:span text:style-name="T14">Slade, M., Amering, M., &amp; Oades, L. (2008). Recovery: An international perspective. </text:span><text:span text:style-name="Emphasis"><text:span text:style-name="T14">Epidemiologia e Psichiatria Sociale, 17</text:span></text:span><text:span text:style-name="T14">(2), 128–137.</text:span></text:p>
      <text:p text:style-name="Text_20_body"><text:span text:style-name="T14">Smith, C. P., &amp; Freyd, J. J. (2014). Institutional betrayal. </text:span><text:span text:style-name="Emphasis"><text:span text:style-name="T14">American Psychologist, 69</text:span></text:span><text:span text:style-name="T14">(6), 575–587.</text:span></text:p>
      <text:p text:style-name="Text_20_body"><text:span text:style-name="T14">Smith, L. T. (2021). </text:span><text:span text:style-name="Emphasis"><text:span text:style-name="T14">Decolonizing methodologies: Research and Indigenous peoples</text:span></text:span><text:span text:style-name="T14"> (3rd ed.). Zed Books.</text:span></text:p>
      <text:p text:style-name="Text_20_body"><text:span text:style-name="T14">Spandler, H., Anderson, J., &amp; Sapey, B. (2015). </text:span><text:span text:style-name="Emphasis"><text:span text:style-name="T14">Madness, distress and the politics of disablement</text:span></text:span><text:span text:style-name="T14">. Policy Press.</text:span></text:p>
      <text:p text:style-name="Text_20_body"><text:span text:style-name="T14">Spradley, J. P. (1980). </text:span><text:span text:style-name="Emphasis"><text:span text:style-name="T14">Participant observation</text:span></text:span><text:span text:style-name="T14">. Wadsworth.</text:span></text:p>
      <text:p text:style-name="Text_20_body"><text:span text:style-name="T14">Starace, F., Mungai, F., &amp; Matarazzo, M. (2020). Mental health care in Italy: Basaglia's long shadow. </text:span><text:span text:style-name="Emphasis"><text:span text:style-name="T14">The Lancet Psychiatry, 7</text:span></text:span><text:span text:style-name="T14">(3), 215–217.</text:span></text:p>
      <text:p text:style-name="Text_20_body"><text:span text:style-name="T14">Steinert, T. (2018). Learning from the patient’s perspective: Violence and involuntary measures in psychiatric wards. </text:span><text:span text:style-name="Emphasis"><text:span text:style-name="T14">European Psychiatry, 52</text:span></text:span><text:span text:style-name="T14">, 11–16.</text:span></text:p>
      <text:p text:style-name="Text_20_body"><text:span text:style-name="T14">Strathern, M. (2000). </text:span><text:span text:style-name="Emphasis"><text:span text:style-name="T14">Audit cultures: Anthropological studies in accountability, ethics and the academy</text:span></text:span><text:span text:style-name="T14">. Routledge.</text:span></text:p>
      <text:p text:style-name="Text_20_body"><text:span text:style-name="T14">Stringer, E. T. (2014). </text:span><text:span text:style-name="Emphasis"><text:span text:style-name="T14">Action research</text:span></text:span><text:span text:style-name="T14"> (4th ed.). Sage Publications.</text:span></text:p>
      <text:p text:style-name="Text_20_body"><text:soft-page-break/><text:span text:style-name="T14">Substance Abuse and Mental Health Services Administration (SAMHSA). (2014). </text:span><text:span text:style-name="Emphasis"><text:span text:style-name="T14">SAMHSA’s concept of trauma and guidance for a trauma-informed approach</text:span></text:span><text:span text:style-name="T14"> (HHS Publication No. SMA 14-4884).</text:span></text:p>
      <text:p text:style-name="Text_20_body"><text:span text:style-name="T14">Sullivan, P. F., Daly, M. J., &amp; O'Donovan, M. (2018). Genetic architectures of psychiatric disorders: The emerging picture and its implications. </text:span><text:span text:style-name="Emphasis"><text:span text:style-name="T14">Nature Reviews Genetics, 19</text:span></text:span><text:span text:style-name="T14">(8), 537–551. </text:span><text:a xlink:type="simple" xlink:href="https://doi.org/10.1038/s41576-018-0030-7" office:target-frame-name="_new" xlink:show="replace" text:style-name="Internet_20_link" text:visited-style-name="Visited_20_Internet_20_Link"><text:span text:style-name="T14">https://doi.org/10.1038/s41576-018-0030-7</text:span></text:a></text:p>
      <text:p text:style-name="Text_20_body"><text:span text:style-name="T14">Summerfield, D. (2001). The invention of post-traumatic stress disorder and the social usefulness of a psychiatric category. </text:span><text:span text:style-name="Emphasis"><text:span text:style-name="T14">BMJ, 322</text:span></text:span><text:span text:style-name="T14">(7278), 95–98.</text:span></text:p>
      <text:p text:style-name="Text_20_body"><text:span text:style-name="T14">Sutton, R. T., Pincock, D., Baumgart, D. C., Sadowski, D. C., Fedorak, R. N., &amp; Kroeker, K. I. (2020). An overview of clinical decision support systems: Benefits, risks, and strategies for success. </text:span><text:span text:style-name="Emphasis"><text:span text:style-name="T14">NPJ Digital Medicine, 3</text:span></text:span><text:span text:style-name="T14">(1), 1–10.</text:span></text:p>
      <text:p text:style-name="Text_20_body"><text:span text:style-name="T14">Svedberg, P., Palmstierna, T., &amp; Schollin, A. (2021). Seclusion and restraint—A path to harm? </text:span><text:span text:style-name="Emphasis"><text:span text:style-name="T14">Clinical Psychology &amp; Psychotherapy, 28</text:span></text:span><text:span text:style-name="T14">(1), 45–53.</text:span></text:p>
      <text:p text:style-name="Text_20_body"><text:span text:style-name="T14">Sweeney, A., &amp; Taggart, D. (2018). (Mis)understanding trauma-informed approaches in mental health. </text:span><text:span text:style-name="Emphasis"><text:span text:style-name="T14">Journal of Mental Health, 27</text:span></text:span><text:span text:style-name="T14">(5), 383–387. </text:span><text:a xlink:type="simple" xlink:href="https://doi.org/10.1080/09638237.2018.1520973" office:target-frame-name="_new" xlink:show="replace" text:style-name="Internet_20_link" text:visited-style-name="Visited_20_Internet_20_Link"><text:span text:style-name="T14">https://doi.org/10.1080/09638237.2018.1520973</text:span></text:a></text:p>
      <text:p text:style-name="Text_20_body"><text:span text:style-name="T14">Sweeney, A., Clement, S., Filson, B., &amp; Kennedy, A. (2018). Trauma-informed mental healthcare in the UK: What is it and how can we further its development? </text:span><text:span text:style-name="Emphasis"><text:span text:style-name="T14">Mental Health Review Journal, 23</text:span></text:span><text:span text:style-name="T14">(3), 131–144.</text:span></text:p>
      <text:p text:style-name="Text_20_body"><text:span text:style-name="T14">Szasz, T. S. (1961). </text:span><text:span text:style-name="Emphasis"><text:span text:style-name="T14">The myth of mental illness</text:span></text:span><text:span text:style-name="T14">. Harper &amp; Row.</text:span></text:p>
      <text:p text:style-name="P1"><text:span text:style-name="Emphasis"><text:span text:style-name="T12"/></text:span></text:p>
      <text:p text:style-name="P4"><text:span text:style-name="Emphasis"><text:span text:style-name="T12">Tansella, M. (1986). Community psychiatry without mental hospitals—the Italian experience: A review. </text:span></text:span><text:span text:style-name="Emphasis"><text:span text:style-name="T11">Journal of the Royal Society of Medicine, 79</text:span></text:span><text:span text:style-name="Emphasis"><text:span text:style-name="T12">(11), 574–580.</text:span></text:span></text:p>
      <text:p text:style-name="Text_20_body"><text:span text:style-name="T14">Tarolla, C., Reno, J., Marti, U., &amp; Rycraft, J. (2015). PTSD and developmental considerations in forensic adolescents. </text:span><text:span text:style-name="Emphasis"><text:span text:style-name="T14">International Journal of Adolescent Medicine and Health, 27</text:span></text:span><text:span text:style-name="T14">(2), 137–146.</text:span></text:p>
      <text:p text:style-name="Text_20_body"><text:span text:style-name="T14">Teicher, M. H., &amp; Samson, J. A. (2016). Annual research review: Enduring neurobiological effects of childhood abuse and neglect. </text:span><text:span text:style-name="Emphasis"><text:span text:style-name="T14">Journal of Child Psychology and Psychiatry, 57</text:span></text:span><text:span text:style-name="T14">(3), 241–266.</text:span></text:p>
      <text:p text:style-name="Text_20_body"><text:span text:style-name="T14">Teicher, M. H., &amp; Samson, J. A. (2016). </text:span><text:span text:style-name="Emphasis"><text:span text:style-name="T14">Annual Review of Clinical Psychology, 12</text:span></text:span><text:span text:style-name="T14">, 167–197.</text:span></text:p>
      <text:p text:style-name="Text_20_body"><text:span text:style-name="T14">Temkin, O. (1973). </text:span><text:span text:style-name="Emphasis"><text:span text:style-name="T14">The double face of Janus and other essays in the history of medicine</text:span></text:span><text:span text:style-name="T14">. Johns Hopkins University Press.</text:span></text:p>
      <text:p text:style-name="Text_20_body"><text:span text:style-name="T14">Thomas, P., &amp; Bracken, P. (2007). Critical psychiatry. </text:span><text:span text:style-name="Emphasis"><text:span text:style-name="T14">The British Journal of Psychiatry, 188</text:span></text:span><text:span text:style-name="T14">(1), 1–2. </text:span><text:a xlink:type="simple" xlink:href="https://doi.org/10.1192/bjp.bp.106.034827" office:target-frame-name="_new" xlink:show="replace" text:style-name="Internet_20_link" text:visited-style-name="Visited_20_Internet_20_Link"><text:span text:style-name="T14">https://doi.org/10.1192/bjp.bp.106.034827</text:span></text:a></text:p>
      <text:p text:style-name="Text_20_body"><text:span text:style-name="T14">Tiihonen, J., et al. (2009). 11-year follow-up of mortality in schizophrenia. </text:span><text:span text:style-name="Emphasis"><text:span text:style-name="T14">The Lancet, 374</text:span></text:span><text:span text:style-name="T14">(9690), 620–627.</text:span></text:p>
      <text:p text:style-name="Text_20_body"><text:span text:style-name="T14">Topol, E. (2019). </text:span><text:span text:style-name="Emphasis"><text:span text:style-name="T14">Deep medicine: How artificial intelligence can make healthcare human again</text:span></text:span><text:span text:style-name="T14">. Basic Books.</text:span></text:p>
      <text:p text:style-name="Text_20_body"><text:span text:style-name="T14">Topór, A., Bøe, T. D., Larsen, I. B., &amp; Davidson, L. (2020). ‘Others’ relations to me – my relations to others: A qualitative study of personal recovery in psychosis. </text:span><text:span text:style-name="Emphasis"><text:span text:style-name="T14">Psychosis, 12</text:span></text:span><text:span text:style-name="T14">(3), 198–209.</text:span></text:p>
      <text:p text:style-name="Text_20_body"><text:soft-page-break/><text:span text:style-name="T14">Torrents, E. G., &amp; Björkdahl, A. (2024). Alternatives to coercion. In N. Hallett, R. Whittington, D. Richter, &amp; E. Eneje (Eds.), </text:span><text:span text:style-name="Emphasis"><text:span text:style-name="T14">Coercion and violence in mental health settings</text:span></text:span><text:span text:style-name="T14"> (pp. 303–318). Springer. </text:span><text:a xlink:type="simple" xlink:href="https://doi.org/10.1007/978-3-031-61224-4_17" office:target-frame-name="_new" xlink:show="replace" text:style-name="Internet_20_link" text:visited-style-name="Visited_20_Internet_20_Link"><text:span text:style-name="T14">https://doi.org/10.1007/978-3-031-61224-4_17</text:span></text:a></text:p>
      <text:p text:style-name="Text_20_body"><text:span text:style-name="T14">Tronto, J. C. (1993). </text:span><text:span text:style-name="Emphasis"><text:span text:style-name="T14">Moral boundaries: A political argument for an ethic of care</text:span></text:span><text:span text:style-name="T14">. Routledge.</text:span></text:p>
      <text:p text:style-name="Text_20_body"><text:span text:style-name="T14">Tsiantis, J. (2010). Mental health reform in Greece: Reflection on a difficult journey. </text:span><text:span text:style-name="Emphasis"><text:span text:style-name="T14">World Psychiatry, 9</text:span></text:span><text:span text:style-name="T14">(1), 61.</text:span></text:p>
      <text:p text:style-name="Text_20_body"><text:span text:style-name="T14">UNESCO. (2021). </text:span><text:span text:style-name="Emphasis"><text:span text:style-name="T14">UNESCO recommendation on open science</text:span></text:span><text:span text:style-name="T14">. United Nations Educational, Scientific and Cultural Organization.</text:span></text:p>
      <text:p text:style-name="Text_20_body"><text:span text:style-name="T14">UNESCO. (2022). </text:span><text:span text:style-name="Emphasis"><text:span text:style-name="T14">Reimagining our futures together: A new social contract for education</text:span></text:span><text:span text:style-name="T14">.</text:span></text:p>
      <text:p text:style-name="Text_20_body"><text:span text:style-name="T14">United Nations. (2006). </text:span><text:span text:style-name="Emphasis"><text:span text:style-name="T14">Convention on the Rights of Persons with Disabilities (CRPD)</text:span></text:span><text:span text:style-name="T14">. United Nations.</text:span></text:p>
      <text:p text:style-name="Text_20_body"><text:span text:style-name="T14">United Nations. (2015). </text:span><text:span text:style-name="Emphasis"><text:span text:style-name="T14">Transforming our world: The 2030 Agenda for Sustainable Development</text:span></text:span><text:span text:style-name="T14">.</text:span></text:p>
      <text:p text:style-name="Text_20_body"><text:span text:style-name="T14">United Nations. (2017). </text:span><text:span text:style-name="Emphasis"><text:span text:style-name="T14">Report of the Special Rapporteur on the right of everyone to the enjoyment of the highest attainable standard of physical and mental health</text:span></text:span><text:span text:style-name="T14">. A/HRC/35/21.</text:span></text:p>
      <text:p text:style-name="Text_20_body"><text:span text:style-name="T14">United Nations Human Rights Council (UNHRC). (2020). </text:span><text:span text:style-name="Emphasis"><text:span text:style-name="T14">Mental health and human rights: Report of the Special Rapporteur on the right of everyone to the enjoyment of the highest attainable standard of physical and mental health</text:span></text:span><text:span text:style-name="T14">. A/HRC/44/48.</text:span></text:p>
      <text:p text:style-name="Text_20_body"><text:span text:style-name="T14">United Nations OHCHR. (2020). </text:span><text:span text:style-name="Emphasis"><text:span text:style-name="T14">The role of open and inclusive societies in preventing violent extremism</text:span></text:span><text:span text:style-name="T14">. United Nations Human Rights Office of the High Commissioner.</text:span></text:p>
      <text:p text:style-name="Text_20_body"><text:span text:style-name="T14">United Nations OHCHR. (2022). </text:span><text:span text:style-name="Emphasis"><text:span text:style-name="T14">Mental health and human rights: Report of the Special Rapporteur</text:span></text:span><text:span text:style-name="T14">. A/HRC/50/33.</text:span></text:p>
      <text:p text:style-name="Text_20_body"><text:span text:style-name="T14">van der Kolk, B. A. (2014). </text:span><text:span text:style-name="Emphasis"><text:span text:style-name="T14">The body keeps the score: Brain, mind, and body in the healing of trauma</text:span></text:span><text:span text:style-name="T14">. Viking.</text:span></text:p>
      <text:p text:style-name="Text_20_body"><text:span text:style-name="T14">van Os, J., Guloksuz, S., Vijn, T. W., Hafkenscheid, A., &amp; Delespaul, P. (2019). The evidence-based group-level symptom-reduction model as the organizing principle for mental health care: Time for change? </text:span><text:span text:style-name="Emphasis"><text:span text:style-name="T14">World Psychiatry, 18</text:span></text:span><text:span text:style-name="T14">(1), 88–96.</text:span></text:p>
      <text:p text:style-name="Text_20_body"><text:span text:style-name="T14">van Voren, R. (2010). Political abuse of psychiatry—An historical overview. </text:span><text:span text:style-name="Emphasis"><text:span text:style-name="T14">Schizophrenia Bulletin, 36</text:span></text:span><text:span text:style-name="T14">(1), 33–35. </text:span><text:a xlink:type="simple" xlink:href="https://doi.org/10.1093/schbul/sbp119" office:target-frame-name="_new" xlink:show="replace" text:style-name="Internet_20_link" text:visited-style-name="Visited_20_Internet_20_Link"><text:span text:style-name="T14">https://doi.org/10.1093/schbul/sbp119</text:span></text:a></text:p>
      <text:p text:style-name="Text_20_body"><text:span text:style-name="T14">Vancampfort, D., et al. (2015). Metabolic syndrome and its associations in people with schizophrenia. </text:span><text:span text:style-name="Emphasis"><text:span text:style-name="T14">World Psychiatry, 14</text:span></text:span><text:span text:style-name="T14">(3), 313–323.</text:span></text:p>
      <text:p text:style-name="Text_20_body"><text:span text:style-name="T14">von Peter, S., et al. (2019). Open Dialogue as a human rights-aligned model for mental health services. </text:span><text:span text:style-name="Emphasis"><text:span text:style-name="T14">World Social Psychiatry, 1</text:span></text:span><text:span text:style-name="T14">(1), 31–38.</text:span></text:p>
      <text:p text:style-name="Text_20_body"><text:span text:style-name="T14">von Peter, S., Waibel, Y., &amp; Puschner, B. (2019). Re-humanizing psychiatry: The current perspective of Open Dialogue. </text:span><text:span text:style-name="Emphasis"><text:span text:style-name="T14">Psychiatry International, 1</text:span></text:span><text:span text:style-name="T14">(1), 45–61.</text:span></text:p>
      <text:p text:style-name="Text_20_body"><text:span text:style-name="T14">Voronka, J. (2016). The politics of ‘people with lived experience’: Experiential authority and the risks of strategic essentialism. </text:span><text:span text:style-name="Emphasis"><text:span text:style-name="T14">Philosophy, Psychiatry, &amp; Psychology, 23</text:span></text:span><text:span text:style-name="T14">(3), 189–201.</text:span></text:p>
      <text:p text:style-name="Text_20_body"><text:span text:style-name="T14">Watson, J., Nathan, E., Varese, F., Dewilde, S., &amp; McCarthy-Jones, S. (2022). Trauma, coercion, and psychosis: A cross-study analysis. </text:span><text:span text:style-name="Emphasis"><text:span text:style-name="T14">The Lancet Psychiatry, 9</text:span></text:span><text:span text:style-name="T14">(7), 511–520.</text:span></text:p>
      <text:p text:style-name="Text_20_body"><text:soft-page-break/><text:span text:style-name="T14">Watson, T., Greig, D., &amp; Grant, A. (2019). The role of relational practices in transforming mental health services. </text:span><text:span text:style-name="Emphasis"><text:span text:style-name="T14">Mental Health Review Journal, 24</text:span></text:span><text:span text:style-name="T14">(3), 145–157.</text:span></text:p>
      <text:p text:style-name="Text_20_body"><text:span text:style-name="T14">Whitaker, R. (2011). </text:span><text:span text:style-name="Emphasis"><text:span text:style-name="T14">Anatomy of an epidemic: Magic bullets, psychiatric drugs, and the astonishing rise of mental illness in America</text:span></text:span><text:span text:style-name="T14">. Crown Publishing.</text:span></text:p>
      <text:p text:style-name="Text_20_body"><text:span text:style-name="T14">White, J. M. (2017). The ethics of ignorance: Reconsidering the role of reflexivity in research. </text:span><text:span text:style-name="Emphasis"><text:span text:style-name="T14">Qualitative Research, 17</text:span></text:span><text:span text:style-name="T14">(5), 546–562.</text:span></text:p>
      <text:p text:style-name="Text_20_body"><text:span text:style-name="T14">Whitley, R., &amp; Campbell, R. D. (2014). Stigma, agency and recovery amongst people with severe mental illness. </text:span><text:span text:style-name="Emphasis"><text:span text:style-name="T14">Social Science &amp; Medicine, 107</text:span></text:span><text:span text:style-name="T14">, 1–8.</text:span></text:p>
      <text:p text:style-name="Text_20_body"><text:span text:style-name="T14">Whitley, R., Adeponle, A., &amp; Kirmayer, L. J. (2021). Understanding psychiatric stigma in North America and Europe: The role of institutional cultures. </text:span><text:span text:style-name="Emphasis"><text:span text:style-name="T14">International Journal of Mental Health Systems, 15</text:span></text:span><text:span text:style-name="T14">(1), 1–12.</text:span></text:p>
      <text:p text:style-name="P4"><text:span text:style-name="Emphasis"><text:span text:style-name="T12">Wilkinson, M. D., Dumontier, M., Aalbersberg, I. J., Appleton, G., Axton, M., Baak, A., ... &amp; Mons, B. (2016). The FAIR guiding principles for scientific data management and stewardship. </text:span></text:span><text:span text:style-name="Emphasis"><text:span text:style-name="T11">Scientific Data, 3</text:span></text:span><text:span text:style-name="Emphasis"><text:span text:style-name="T12">, 160018. </text:span></text:span><text:a xlink:type="simple" xlink:href="https://doi.org/10.1038/sdata.2016.18" office:target-frame-name="_new" xlink:show="replace" text:style-name="Internet_20_link" text:visited-style-name="Visited_20_Internet_20_Link"><text:span text:style-name="Emphasis">https://doi.org/10.1038/sdata.2016.18</text:span></text:a></text:p>
      <text:p text:style-name="Text_20_body"><text:span text:style-name="T14">Winefield, A. H., Gillespie, N., Stough, C., Dua, J., Hapuarachchi, J., &amp; Boyd, C. (2003). Occupational stress in Australian university staff: Results from a national survey. </text:span><text:span text:style-name="Emphasis"><text:span text:style-name="T14">International Journal of Stress Management, 10</text:span></text:span><text:span text:style-name="T14">(1), 51–63.</text:span></text:p>
      <text:p text:style-name="Text_20_body"><text:span text:style-name="T14">Woolf, S. H. (2008). The meaning of translational research and why it matters. </text:span><text:span text:style-name="Emphasis"><text:span text:style-name="T14">JAMA, 299</text:span></text:span><text:span text:style-name="T14">(2), 211–213. </text:span><text:a xlink:type="simple" xlink:href="https://doi.org/10.1001/jama.2007.26" office:target-frame-name="_new" xlink:show="replace" text:style-name="Internet_20_link" text:visited-style-name="Visited_20_Internet_20_Link"><text:span text:style-name="T14">https://doi.org/10.1001/jama.2007.26</text:span></text:a></text:p>
      <text:p text:style-name="Text_20_body"><text:span text:style-name="T14">World Health Organization &amp; OHCHR. (2024). </text:span><text:span text:style-name="Emphasis"><text:span text:style-name="T14">Mental health, human rights and legislation: Guidance and practice</text:span></text:span><text:span text:style-name="T14">. World Health Organization / Office of the High Commissioner for Human Rights.</text:span></text:p>
      <text:p text:style-name="Text_20_body"><text:span text:style-name="T14">World Health Organization &amp; UNICEF. (2021). </text:span><text:span text:style-name="Emphasis"><text:span text:style-name="T14">Guidance on mental health promotion and protection in schools</text:span></text:span><text:span text:style-name="T14">.</text:span></text:p>
      <text:p text:style-name="Text_20_body"><text:span text:style-name="T14">World Health Organization. (2001). </text:span><text:span text:style-name="Emphasis"><text:span text:style-name="T14">Mental health: New understanding, new hope</text:span></text:span><text:span text:style-name="T14">. Geneva: WHO.</text:span></text:p>
      <text:p text:style-name="Text_20_body"><text:span text:style-name="T14">World Health Organization. (2001). </text:span><text:span text:style-name="Emphasis"><text:span text:style-name="T14">The world health report 2001: Mental health: New understanding, new hope</text:span></text:span><text:span text:style-name="T14">. Geneva: WHO.</text:span></text:p>
      <text:p text:style-name="Text_20_body"><text:span text:style-name="T14">World Health Organization. (2013). </text:span><text:span text:style-name="Emphasis"><text:span text:style-name="T14">Mental health action plan 2013–2020</text:span></text:span><text:span text:style-name="T14">. Geneva: WHO.</text:span></text:p>
      <text:p text:style-name="Text_20_body"><text:span text:style-name="T14">World Health Organization. (2018). </text:span><text:span text:style-name="Emphasis"><text:span text:style-name="T14">Mental health systems in the European Region: Capacity building and training needs assessment</text:span></text:span><text:span text:style-name="T14">. Copenhagen: World Health Organization Regional Office for Europe.</text:span></text:p>
      <text:p text:style-name="Text_20_body"><text:span text:style-name="T14">World Health Organization. (2019). </text:span><text:span text:style-name="Emphasis"><text:span text:style-name="T14">QualityRights initiative: Improving quality, promoting human rights</text:span></text:span><text:span text:style-name="T14">. Geneva: WHO.</text:span></text:p>
      <text:p text:style-name="Text_20_body"><text:span text:style-name="T14">World Health Organization. (2019). </text:span><text:span text:style-name="Emphasis"><text:span text:style-name="T14">QualityRights initiative: Transforming services and promoting rights in mental health and related areas</text:span></text:span><text:span text:style-name="T14">.</text:span></text:p>
      <text:p text:style-name="Text_20_body"><text:span text:style-name="T14">World Health Organization. (2019). </text:span><text:span text:style-name="Emphasis"><text:span text:style-name="T14">QualityRights: Guidance and training tools</text:span></text:span><text:span text:style-name="T14">. </text:span><text:a xlink:type="simple" xlink:href="https://www.who.int/publications/i/item/9789241516792" office:target-frame-name="_new" xlink:show="replace" text:style-name="Internet_20_link" text:visited-style-name="Visited_20_Internet_20_Link"><text:span text:style-name="T14">https://www.who.int/publications/i/item/9789241516792</text:span></text:a></text:p>
      <text:p text:style-name="Text_20_body"><text:soft-page-break/><text:span text:style-name="T14">World Health Organization. (2021). </text:span><text:span text:style-name="Emphasis"><text:span text:style-name="T14">Guidance on community mental health services: Promoting person-centred and rights-based approaches</text:span></text:span><text:span text:style-name="T14">. Geneva: WHO. </text:span><text:a xlink:type="simple" xlink:href="https://www.who.int/publications/i/item/9789240025707" office:target-frame-name="_new" xlink:show="replace" text:style-name="Internet_20_link" text:visited-style-name="Visited_20_Internet_20_Link"><text:span text:style-name="T14">https://www.who.int/publications/i/item/9789240025707</text:span></text:a></text:p>
      <text:p text:style-name="Text_20_body"><text:span text:style-name="T14">World Health Organization. (2022). </text:span><text:span text:style-name="Emphasis"><text:span text:style-name="T14">World mental health report: Transforming mental health for all</text:span></text:span><text:span text:style-name="T14">. Geneva: WHO.</text:span></text:p>
      <text:p text:style-name="Text_20_body"><text:span text:style-name="T14">World Health Organization. (2022). Countries move away from using coercive measures in mental health care. </text:span><text:span text:style-name="Emphasis"><text:span text:style-name="T14">World Health Organization Europe</text:span></text:span><text:span text:style-name="T14">.</text:span></text:p>
      <text:p text:style-name="Text_20_body"><text:span text:style-name="T14">World Health Organization. (2025, March 25). New World Health Organization guidance calls for urgent transformation of mental health policies. </text:span><text:span text:style-name="Emphasis"><text:span text:style-name="T14">World Health Organization</text:span></text:span><text:span text:style-name="T14">.</text:span></text:p>
      <text:p text:style-name="Text_20_body"><text:span text:style-name="T14">World Psychiatric Association. (2021). </text:span><text:span text:style-name="Emphasis"><text:span text:style-name="T14">Position statement on person-centered care and psychiatry</text:span></text:span><text:span text:style-name="T14">. Geneva: WPA.</text:span></text:p>
      <text:p text:style-name="Text_20_body"><text:span text:style-name="T14">World Psychiatric Association. (2020). </text:span><text:span text:style-name="Emphasis"><text:span text:style-name="T14">Position statement on coercion in psychiatry</text:span></text:span><text:span text:style-name="T14">. WPA.</text:span></text:p>
      <text:p text:style-name="Text_20_body"><text:span text:style-name="T14">Wright, J., McGowan, P., Linley, C., &amp; Bartlett, P. (2021). Co-production in mental health research: Reflections on the benefits and challenges. </text:span><text:span text:style-name="Emphasis"><text:span text:style-name="T14">Health Expectations, 24</text:span></text:span><text:span text:style-name="T14">(2), 292–299.</text:span></text:p>
      <text:p text:style-name="Text_20_body"><text:span text:style-name="T14">Zarkasyi, H. F. (2011). </text:span><text:span text:style-name="Emphasis"><text:span text:style-name="T14">Muhammadiyah education movement: From religion to civilization</text:span></text:span><text:span text:style-name="T14">. Universitas Muhammadiyah Yogyakarta Press.</text:span></text:p>
      <text:p text:style-name="P3"/>
      <text:p text:style-name="P1"><text:span text:style-name="Emphasis"><text:span text:style-name="T12"/></text:span></text:p>
      <text:p text:style-name="P1"><text:span text:style-name="Emphasis"><text:span text:style-name="T12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0T15:51:34.248760141</meta:creation-date>
    <meta:generator>LibreOffice/24.2.7.2$Linux_X86_64 LibreOffice_project/420$Build-2</meta:generator>
    <dc:date>2025-06-30T00:26:51.737079716</dc:date>
    <meta:editing-duration>P1DT20H59M58S</meta:editing-duration>
    <meta:editing-cycles>81</meta:editing-cycles>
    <meta:document-statistic meta:table-count="0" meta:image-count="0" meta:object-count="0" meta:page-count="29" meta:paragraph-count="530" meta:word-count="10820" meta:character-count="75608" meta:non-whitespace-character-count="65557"/>
  </office:meta>
</office:document-meta>
</file>